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453in" svg:height="11.6346in" svg:x="22.7201in" svg:y="0.476in">
            <draw:object draw:notify-on-update-of-ranges="Sheet1.B5:Sheet1.B28 Sheet1.A4:Sheet1.A4 Sheet1.H5:Sheet1.H28 Sheet1.I5:Sheet1.I28 Sheet1.I5:Sheet1.I28 Sheet1.A31:Sheet1.A31 Sheet1.H32:Sheet1.H55 Sheet1.I32:Sheet1.I55 Sheet1.I32:Sheet1.I55 Sheet1.A58:Sheet1.A58 Sheet1.H59:Sheet1.H82 Sheet1.I59:Sheet1.I82 Sheet1.I59:Sheet1.I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Latency Test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office:value-type="string" calcext:value-type="string">
            <text:p>BW Test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table:number-columns-repeated="5"/>
          <table:table-cell table:number-columns-repeated="6"/>
          <table:table-cell table:style-name="ce9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same cpu</text:p>
          </table:table-cell>
          <table:table-cell office:value-type="string" calcext:value-type="string">
            <text:p># Size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/AVG</text:p>
          </table:table-cell>
          <table:table-cell/>
          <table:table-cell office:value-type="string" calcext:value-type="string">
            <text:p>same cpu</text:p>
          </table:table-cell>
          <table:table-cell office:value-type="string" calcext:value-type="string">
            <text:p># Size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/AV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16" calcext:value-type="float">
            <text:p>0.16</text:p>
          </table:table-cell>
          <table:table-cell table:formula="of:=AVERAGE([.C5:.G5])" office:value-type="float" office:value="0.162" calcext:value-type="float">
            <text:p>0.162</text:p>
          </table:table-cell>
          <table:table-cell table:formula="of:=STDEV([.C5:.G5])" office:value-type="float" office:value="0.00447213595499958" calcext:value-type="float">
            <text:p>0.00447213595499958</text:p>
          </table:table-cell>
          <table:table-cell table:formula="of:=[.I5]/[.H5]" office:value-type="float" office:value="0.0276057774999974" calcext:value-type="float">
            <text:p>0.02760577749999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.16" calcext:value-type="float">
            <text:p>0.16</text:p>
          </table:table-cell>
          <table:table-cell table:formula="of:=AVERAGE([.C6:.G6])" office:value-type="float" office:value="0.16" calcext:value-type="float">
            <text:p>0.16</text:p>
          </table:table-cell>
          <table:table-cell table:formula="of:=STDEV([.C6:.G6])" office:value-type="float" office:value="0" calcext:value-type="float">
            <text:p>0</text:p>
          </table:table-cell>
          <table:table-cell table:formula="of:=[.I6]/[.H6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54" calcext:value-type="float">
            <text:p>9.54</text:p>
          </table:table-cell>
          <table:table-cell office:value-type="float" office:value="9.64" calcext:value-type="float">
            <text:p>9.64</text:p>
          </table:table-cell>
          <table:table-cell office:value-type="float" office:value="9.36" calcext:value-type="float">
            <text:p>9.36</text:p>
          </table:table-cell>
          <table:table-cell office:value-type="float" office:value="9.45" calcext:value-type="float">
            <text:p>9.45</text:p>
          </table:table-cell>
          <table:table-cell office:value-type="float" office:value="9.58" calcext:value-type="float">
            <text:p>9.58</text:p>
          </table:table-cell>
          <table:table-cell table:formula="of:=AVERAGE([.N6:.R6])" office:value-type="float" office:value="9.514" calcext:value-type="float">
            <text:p>9.514</text:p>
          </table:table-cell>
          <table:table-cell table:formula="of:=STDEV([.N6:.R6])" office:value-type="float" office:value="0.110363037290572" calcext:value-type="float">
            <text:p>0.110363037290572</text:p>
          </table:table-cell>
          <table:table-cell table:formula="of:=[.T6]/[.S6]" office:value-type="float" office:value="0.0116000669845041" calcext:value-type="float">
            <text:p>0.01160006698450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7]"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16" calcext:value-type="float">
            <text:p>0.16</text:p>
          </table:table-cell>
          <table:table-cell table:formula="of:=AVERAGE([.C7:.G7])" office:value-type="float" office:value="0.162" calcext:value-type="float">
            <text:p>0.162</text:p>
          </table:table-cell>
          <table:table-cell table:formula="of:=STDEV([.C7:.G7])" office:value-type="float" office:value="0.00447213595499958" calcext:value-type="float">
            <text:p>0.00447213595499958</text:p>
          </table:table-cell>
          <table:table-cell table:formula="of:=[.I7]/[.H7]" office:value-type="float" office:value="0.0276057774999974" calcext:value-type="float">
            <text:p>0.0276057774999974</text:p>
          </table:table-cell>
          <table:table-cell/>
          <table:table-cell office:value-type="float" office:value="1" calcext:value-type="float">
            <text:p>1</text:p>
          </table:table-cell>
          <table:table-cell table:formula="of:=2^[.L7]" office:value-type="float" office:value="2" calcext:value-type="float">
            <text:p>2</text:p>
          </table:table-cell>
          <table:table-cell office:value-type="float" office:value="18.19" calcext:value-type="float">
            <text:p>18.19</text:p>
          </table:table-cell>
          <table:table-cell office:value-type="float" office:value="18.41" calcext:value-type="float">
            <text:p>18.41</text:p>
          </table:table-cell>
          <table:table-cell office:value-type="float" office:value="19.05" calcext:value-type="float">
            <text:p>19.05</text:p>
          </table:table-cell>
          <table:table-cell office:value-type="float" office:value="18.92" calcext:value-type="float">
            <text:p>18.92</text:p>
          </table:table-cell>
          <table:table-cell office:value-type="float" office:value="18.59" calcext:value-type="float">
            <text:p>18.59</text:p>
          </table:table-cell>
          <table:table-cell table:formula="of:=AVERAGE([.N7:.R7])" office:value-type="float" office:value="18.632" calcext:value-type="float">
            <text:p>18.632</text:p>
          </table:table-cell>
          <table:table-cell table:formula="of:=STDEV([.N7:.R7])" office:value-type="float" office:value="0.354992957676628" calcext:value-type="float">
            <text:p>0.354992957676628</text:p>
          </table:table-cell>
          <table:table-cell table:formula="of:=[.T7]/[.S7]" office:value-type="float" office:value="0.0190528637653836" calcext:value-type="float">
            <text:p>0.01905286376538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8]"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16" calcext:value-type="float">
            <text:p>0.16</text:p>
          </table:table-cell>
          <table:table-cell table:formula="of:=AVERAGE([.C8:.G8])" office:value-type="float" office:value="0.162" calcext:value-type="float">
            <text:p>0.162</text:p>
          </table:table-cell>
          <table:table-cell table:formula="of:=STDEV([.C8:.G8])" office:value-type="float" office:value="0.00447213595499958" calcext:value-type="float">
            <text:p>0.00447213595499958</text:p>
          </table:table-cell>
          <table:table-cell table:formula="of:=[.I8]/[.H8]" office:value-type="float" office:value="0.0276057774999974" calcext:value-type="float">
            <text:p>0.0276057774999974</text:p>
          </table:table-cell>
          <table:table-cell/>
          <table:table-cell office:value-type="float" office:value="2" calcext:value-type="float">
            <text:p>2</text:p>
          </table:table-cell>
          <table:table-cell table:formula="of:=2^[.L8]" office:value-type="float" office:value="4" calcext:value-type="float">
            <text:p>4</text:p>
          </table:table-cell>
          <table:table-cell office:value-type="float" office:value="37.99" calcext:value-type="float">
            <text:p>37.99</text:p>
          </table:table-cell>
          <table:table-cell office:value-type="float" office:value="37.96" calcext:value-type="float">
            <text:p>37.96</text:p>
          </table:table-cell>
          <table:table-cell office:value-type="float" office:value="38.41" calcext:value-type="float">
            <text:p>38.41</text:p>
          </table:table-cell>
          <table:table-cell office:value-type="float" office:value="37.97" calcext:value-type="float">
            <text:p>37.97</text:p>
          </table:table-cell>
          <table:table-cell office:value-type="float" office:value="36.66" calcext:value-type="float">
            <text:p>36.66</text:p>
          </table:table-cell>
          <table:table-cell table:formula="of:=AVERAGE([.N8:.R8])" office:value-type="float" office:value="37.798" calcext:value-type="float">
            <text:p>37.798</text:p>
          </table:table-cell>
          <table:table-cell table:formula="of:=STDEV([.N8:.R8])" office:value-type="float" office:value="0.663754472677963" calcext:value-type="float">
            <text:p>0.663754472677963</text:p>
          </table:table-cell>
          <table:table-cell table:formula="of:=[.T8]/[.S8]" office:value-type="float" office:value="0.0175605712650924" calcext:value-type="float">
            <text:p>0.01756057126509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9]"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16" calcext:value-type="float">
            <text:p>0.16</text:p>
          </table:table-cell>
          <table:table-cell table:formula="of:=AVERAGE([.C9:.G9])" office:value-type="float" office:value="0.162" calcext:value-type="float">
            <text:p>0.162</text:p>
          </table:table-cell>
          <table:table-cell table:formula="of:=STDEV([.C9:.G9])" office:value-type="float" office:value="0.00447213595499958" calcext:value-type="float">
            <text:p>0.00447213595499958</text:p>
          </table:table-cell>
          <table:table-cell table:formula="of:=[.I9]/[.H9]" office:value-type="float" office:value="0.0276057774999974" calcext:value-type="float">
            <text:p>0.0276057774999974</text:p>
          </table:table-cell>
          <table:table-cell/>
          <table:table-cell office:value-type="float" office:value="3" calcext:value-type="float">
            <text:p>3</text:p>
          </table:table-cell>
          <table:table-cell table:formula="of:=2^[.L9]" office:value-type="float" office:value="8" calcext:value-type="float">
            <text:p>8</text:p>
          </table:table-cell>
          <table:table-cell office:value-type="float" office:value="73.54" calcext:value-type="float">
            <text:p>73.54</text:p>
          </table:table-cell>
          <table:table-cell office:value-type="float" office:value="74.75" calcext:value-type="float">
            <text:p>74.75</text:p>
          </table:table-cell>
          <table:table-cell office:value-type="float" office:value="76.65" calcext:value-type="float">
            <text:p>76.65</text:p>
          </table:table-cell>
          <table:table-cell office:value-type="float" office:value="76.3" calcext:value-type="float">
            <text:p>76.3</text:p>
          </table:table-cell>
          <table:table-cell office:value-type="float" office:value="75.41" calcext:value-type="float">
            <text:p>75.41</text:p>
          </table:table-cell>
          <table:table-cell table:formula="of:=AVERAGE([.N9:.R9])" office:value-type="float" office:value="75.33" calcext:value-type="float">
            <text:p>75.33</text:p>
          </table:table-cell>
          <table:table-cell table:formula="of:=STDEV([.N9:.R9])" office:value-type="float" office:value="1.2480184293511" calcext:value-type="float">
            <text:p>1.2480184293511</text:p>
          </table:table-cell>
          <table:table-cell table:formula="of:=[.T9]/[.S9]" office:value-type="float" office:value="0.0165673493873769" calcext:value-type="float">
            <text:p>0.01656734938737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10]"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16" calcext:value-type="float">
            <text:p>0.16</text:p>
          </table:table-cell>
          <table:table-cell table:formula="of:=AVERAGE([.C10:.G10])" office:value-type="float" office:value="0.162" calcext:value-type="float">
            <text:p>0.162</text:p>
          </table:table-cell>
          <table:table-cell table:formula="of:=STDEV([.C10:.G10])" office:value-type="float" office:value="0.00447213595499958" calcext:value-type="float">
            <text:p>0.00447213595499958</text:p>
          </table:table-cell>
          <table:table-cell table:formula="of:=[.I10]/[.H10]" office:value-type="float" office:value="0.0276057774999974" calcext:value-type="float">
            <text:p>0.0276057774999974</text:p>
          </table:table-cell>
          <table:table-cell/>
          <table:table-cell office:value-type="float" office:value="4" calcext:value-type="float">
            <text:p>4</text:p>
          </table:table-cell>
          <table:table-cell table:formula="of:=2^[.L10]" office:value-type="float" office:value="16" calcext:value-type="float">
            <text:p>16</text:p>
          </table:table-cell>
          <table:table-cell office:value-type="float" office:value="146.75" calcext:value-type="float">
            <text:p>146.75</text:p>
          </table:table-cell>
          <table:table-cell office:value-type="float" office:value="153.39" calcext:value-type="float">
            <text:p>153.39</text:p>
          </table:table-cell>
          <table:table-cell office:value-type="float" office:value="154.05" calcext:value-type="float">
            <text:p>154.05</text:p>
          </table:table-cell>
          <table:table-cell office:value-type="float" office:value="149.7" calcext:value-type="float">
            <text:p>149.7</text:p>
          </table:table-cell>
          <table:table-cell office:value-type="float" office:value="153.29" calcext:value-type="float">
            <text:p>153.29</text:p>
          </table:table-cell>
          <table:table-cell table:formula="of:=AVERAGE([.N10:.R10])" office:value-type="float" office:value="151.436" calcext:value-type="float">
            <text:p>151.436</text:p>
          </table:table-cell>
          <table:table-cell table:formula="of:=STDEV([.N10:.R10])" office:value-type="float" office:value="3.12492879918887" calcext:value-type="float">
            <text:p>3.12492879918887</text:p>
          </table:table-cell>
          <table:table-cell table:formula="of:=[.T10]/[.S10]" office:value-type="float" office:value="0.02063530996057" calcext:value-type="float">
            <text:p>0.020635309960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1]"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formula="of:=AVERAGE([.C11:.G11])" office:value-type="float" office:value="0.206" calcext:value-type="float">
            <text:p>0.206</text:p>
          </table:table-cell>
          <table:table-cell table:formula="of:=STDEV([.C11:.G11])" office:value-type="float" office:value="0.00547722557505165" calcext:value-type="float">
            <text:p>0.00547722557505165</text:p>
          </table:table-cell>
          <table:table-cell table:formula="of:=[.I11]/[.H11]" office:value-type="float" office:value="0.0265884736652993" calcext:value-type="float">
            <text:p>0.0265884736652993</text:p>
          </table:table-cell>
          <table:table-cell/>
          <table:table-cell office:value-type="float" office:value="5" calcext:value-type="float">
            <text:p>5</text:p>
          </table:table-cell>
          <table:table-cell table:formula="of:=2^[.L11]" office:value-type="float" office:value="32" calcext:value-type="float">
            <text:p>32</text:p>
          </table:table-cell>
          <table:table-cell office:value-type="float" office:value="280.49" calcext:value-type="float">
            <text:p>280.49</text:p>
          </table:table-cell>
          <table:table-cell office:value-type="float" office:value="295.13" calcext:value-type="float">
            <text:p>295.13</text:p>
          </table:table-cell>
          <table:table-cell office:value-type="float" office:value="297.12" calcext:value-type="float">
            <text:p>297.12</text:p>
          </table:table-cell>
          <table:table-cell office:value-type="float" office:value="295.16" calcext:value-type="float">
            <text:p>295.16</text:p>
          </table:table-cell>
          <table:table-cell office:value-type="float" office:value="284.12" calcext:value-type="float">
            <text:p>284.12</text:p>
          </table:table-cell>
          <table:table-cell table:formula="of:=AVERAGE([.N11:.R11])" office:value-type="float" office:value="290.404" calcext:value-type="float">
            <text:p>290.404</text:p>
          </table:table-cell>
          <table:table-cell table:formula="of:=STDEV([.N11:.R11])" office:value-type="float" office:value="7.54710739290226" calcext:value-type="float">
            <text:p>7.54710739290226</text:p>
          </table:table-cell>
          <table:table-cell table:formula="of:=[.T11]/[.S11]" office:value-type="float" office:value="0.0259883038556709" calcext:value-type="float">
            <text:p>0.02598830385567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2]" office:value-type="float" office:value="64" calcext:value-type="float">
            <text:p>64</text:p>
          </table:table-cell>
          <table:table-cell table:number-columns-repeated="5" office:value-type="float" office:value="0.21" calcext:value-type="float">
            <text:p>0.21</text:p>
          </table:table-cell>
          <table:table-cell table:formula="of:=AVERAGE([.C12:.G12])" office:value-type="float" office:value="0.21" calcext:value-type="float">
            <text:p>0.21</text:p>
          </table:table-cell>
          <table:table-cell table:formula="of:=STDEV([.C12:.G12])" office:value-type="float" office:value="0" calcext:value-type="float">
            <text:p>0</text:p>
          </table:table-cell>
          <table:table-cell table:formula="of:=[.I12]/[.H12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2^[.L12]" office:value-type="float" office:value="64" calcext:value-type="float">
            <text:p>64</text:p>
          </table:table-cell>
          <table:table-cell office:value-type="float" office:value="575.57" calcext:value-type="float">
            <text:p>575.57</text:p>
          </table:table-cell>
          <table:table-cell office:value-type="float" office:value="590.6" calcext:value-type="float">
            <text:p>590.6</text:p>
          </table:table-cell>
          <table:table-cell office:value-type="float" office:value="607.35" calcext:value-type="float">
            <text:p>607.35</text:p>
          </table:table-cell>
          <table:table-cell office:value-type="float" office:value="593.75" calcext:value-type="float">
            <text:p>593.75</text:p>
          </table:table-cell>
          <table:table-cell office:value-type="float" office:value="570.14" calcext:value-type="float">
            <text:p>570.14</text:p>
          </table:table-cell>
          <table:table-cell table:formula="of:=AVERAGE([.N12:.R12])" office:value-type="float" office:value="587.482" calcext:value-type="float">
            <text:p>587.482</text:p>
          </table:table-cell>
          <table:table-cell table:formula="of:=STDEV([.N12:.R12])" office:value-type="float" office:value="14.8861334805248" calcext:value-type="float">
            <text:p>14.8861334805248</text:p>
          </table:table-cell>
          <table:table-cell table:formula="of:=[.T12]/[.S12]" office:value-type="float" office:value="0.0253388758813457" calcext:value-type="float">
            <text:p>0.025338875881345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3]" office:value-type="float" office:value="128" calcext:value-type="float">
            <text:p>128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AVERAGE([.C13:.G13])" office:value-type="float" office:value="0.33" calcext:value-type="float">
            <text:p>0.33</text:p>
          </table:table-cell>
          <table:table-cell table:formula="of:=STDEV([.C13:.G13])" office:value-type="float" office:value="0.00707106781186548" calcext:value-type="float">
            <text:p>0.00707106781186548</text:p>
          </table:table-cell>
          <table:table-cell table:formula="of:=[.I13]/[.H13]" office:value-type="float" office:value="0.0214274782177742" calcext:value-type="float">
            <text:p>0.0214274782177742</text:p>
          </table:table-cell>
          <table:table-cell/>
          <table:table-cell office:value-type="float" office:value="7" calcext:value-type="float">
            <text:p>7</text:p>
          </table:table-cell>
          <table:table-cell table:formula="of:=2^[.L13]" office:value-type="float" office:value="128" calcext:value-type="float">
            <text:p>128</text:p>
          </table:table-cell>
          <table:table-cell office:value-type="float" office:value="753.46" calcext:value-type="float">
            <text:p>753.46</text:p>
          </table:table-cell>
          <table:table-cell office:value-type="float" office:value="746.95" calcext:value-type="float">
            <text:p>746.95</text:p>
          </table:table-cell>
          <table:table-cell office:value-type="float" office:value="748.89" calcext:value-type="float">
            <text:p>748.89</text:p>
          </table:table-cell>
          <table:table-cell office:value-type="float" office:value="739.36" calcext:value-type="float">
            <text:p>739.36</text:p>
          </table:table-cell>
          <table:table-cell office:value-type="float" office:value="743.63" calcext:value-type="float">
            <text:p>743.63</text:p>
          </table:table-cell>
          <table:table-cell table:formula="of:=AVERAGE([.N13:.R13])" office:value-type="float" office:value="746.458" calcext:value-type="float">
            <text:p>746.458</text:p>
          </table:table-cell>
          <table:table-cell table:formula="of:=STDEV([.N13:.R13])" office:value-type="float" office:value="5.32831774578057" calcext:value-type="float">
            <text:p>5.32831774578057</text:p>
          </table:table-cell>
          <table:table-cell table:formula="of:=[.T13]/[.S13]" office:value-type="float" office:value="0.00713813469181195" calcext:value-type="float">
            <text:p>0.007138134691811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4]" office:value-type="float" office:value="256" calcext:value-type="float">
            <text:p>256</text:p>
          </table:table-cell>
          <table:table-cell table:number-columns-repeated="4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formula="of:=AVERAGE([.C14:.G14])" office:value-type="float" office:value="0.348" calcext:value-type="float">
            <text:p>0.348</text:p>
          </table:table-cell>
          <table:table-cell table:formula="of:=STDEV([.C14:.G14])" office:value-type="float" office:value="0.00447213595499956" calcext:value-type="float">
            <text:p>0.00447213595499956</text:p>
          </table:table-cell>
          <table:table-cell table:formula="of:=[.I14]/[.H14]" office:value-type="float" office:value="0.0128509653879298" calcext:value-type="float">
            <text:p>0.0128509653879298</text:p>
          </table:table-cell>
          <table:table-cell/>
          <table:table-cell office:value-type="float" office:value="8" calcext:value-type="float">
            <text:p>8</text:p>
          </table:table-cell>
          <table:table-cell table:formula="of:=2^[.L14]" office:value-type="float" office:value="256" calcext:value-type="float">
            <text:p>256</text:p>
          </table:table-cell>
          <table:table-cell office:value-type="float" office:value="1368.84" calcext:value-type="float">
            <text:p>1368.84</text:p>
          </table:table-cell>
          <table:table-cell office:value-type="float" office:value="1354.37" calcext:value-type="float">
            <text:p>1354.37</text:p>
          </table:table-cell>
          <table:table-cell office:value-type="float" office:value="1355.88" calcext:value-type="float">
            <text:p>1355.88</text:p>
          </table:table-cell>
          <table:table-cell office:value-type="float" office:value="1363.53" calcext:value-type="float">
            <text:p>1363.53</text:p>
          </table:table-cell>
          <table:table-cell office:value-type="float" office:value="1305.57" calcext:value-type="float">
            <text:p>1305.57</text:p>
          </table:table-cell>
          <table:table-cell table:formula="of:=AVERAGE([.N14:.R14])" office:value-type="float" office:value="1349.638" calcext:value-type="float">
            <text:p>1349.638</text:p>
          </table:table-cell>
          <table:table-cell table:formula="of:=STDEV([.N14:.R14])" office:value-type="float" office:value="25.3231488958226" calcext:value-type="float">
            <text:p>25.3231488958226</text:p>
          </table:table-cell>
          <table:table-cell table:formula="of:=[.T14]/[.S14]" office:value-type="float" office:value="0.0187629193130473" calcext:value-type="float">
            <text:p>0.01876291931304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5]" office:value-type="float" office:value="512" calcext:value-type="float">
            <text:p>512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0.38" calcext:value-type="float">
            <text:p>0.38</text:p>
          </table:table-cell>
          <table:table-cell table:formula="of:=AVERAGE([.C15:.G15])" office:value-type="float" office:value="0.382" calcext:value-type="float">
            <text:p>0.382</text:p>
          </table:table-cell>
          <table:table-cell table:formula="of:=STDEV([.C15:.G15])" office:value-type="float" office:value="0.00447213595499958" calcext:value-type="float">
            <text:p>0.00447213595499958</text:p>
          </table:table-cell>
          <table:table-cell table:formula="of:=[.I15]/[.H15]" office:value-type="float" office:value="0.0117071621858628" calcext:value-type="float">
            <text:p>0.0117071621858628</text:p>
          </table:table-cell>
          <table:table-cell/>
          <table:table-cell office:value-type="float" office:value="9" calcext:value-type="float">
            <text:p>9</text:p>
          </table:table-cell>
          <table:table-cell table:formula="of:=2^[.L15]" office:value-type="float" office:value="512" calcext:value-type="float">
            <text:p>512</text:p>
          </table:table-cell>
          <table:table-cell office:value-type="float" office:value="2412" calcext:value-type="float">
            <text:p>2412</text:p>
          </table:table-cell>
          <table:table-cell office:value-type="float" office:value="2403.01" calcext:value-type="float">
            <text:p>2403.01</text:p>
          </table:table-cell>
          <table:table-cell office:value-type="float" office:value="2420.36" calcext:value-type="float">
            <text:p>2420.36</text:p>
          </table:table-cell>
          <table:table-cell office:value-type="float" office:value="2319.34" calcext:value-type="float">
            <text:p>2319.34</text:p>
          </table:table-cell>
          <table:table-cell office:value-type="float" office:value="2425.5" calcext:value-type="float">
            <text:p>2425.5</text:p>
          </table:table-cell>
          <table:table-cell table:formula="of:=AVERAGE([.N15:.R15])" office:value-type="float" office:value="2396.042" calcext:value-type="float">
            <text:p>2396.042</text:p>
          </table:table-cell>
          <table:table-cell table:formula="of:=STDEV([.N15:.R15])" office:value-type="float" office:value="43.7194078184963" calcext:value-type="float">
            <text:p>43.7194078184963</text:p>
          </table:table-cell>
          <table:table-cell table:formula="of:=[.T15]/[.S15]" office:value-type="float" office:value="0.018246511462861" calcext:value-type="float">
            <text:p>0.0182465114628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6]"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table:formula="of:=AVERAGE([.C16:.G16])" office:value-type="float" office:value="0.464" calcext:value-type="float">
            <text:p>0.464</text:p>
          </table:table-cell>
          <table:table-cell table:formula="of:=STDEV([.C16:.G16])" office:value-type="float" office:value="0.0114017542509914" calcext:value-type="float">
            <text:p>0.0114017542509914</text:p>
          </table:table-cell>
          <table:table-cell table:formula="of:=[.I16]/[.H16]" office:value-type="float" office:value="0.0245727462305848" calcext:value-type="float">
            <text:p>0.02457274623058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^[.L16]" office:value-type="float" office:value="1024" calcext:value-type="float">
            <text:p>1024</text:p>
          </table:table-cell>
          <table:table-cell office:value-type="float" office:value="3944.55" calcext:value-type="float">
            <text:p>3944.55</text:p>
          </table:table-cell>
          <table:table-cell office:value-type="float" office:value="3922.87" calcext:value-type="float">
            <text:p>3922.87</text:p>
          </table:table-cell>
          <table:table-cell office:value-type="float" office:value="4000.8" calcext:value-type="float">
            <text:p>4000.8</text:p>
          </table:table-cell>
          <table:table-cell office:value-type="float" office:value="3910.03" calcext:value-type="float">
            <text:p>3910.03</text:p>
          </table:table-cell>
          <table:table-cell office:value-type="float" office:value="3917.68" calcext:value-type="float">
            <text:p>3917.68</text:p>
          </table:table-cell>
          <table:table-cell table:formula="of:=AVERAGE([.N16:.R16])" office:value-type="float" office:value="3939.186" calcext:value-type="float">
            <text:p>3939.186</text:p>
          </table:table-cell>
          <table:table-cell table:formula="of:=STDEV([.N16:.R16])" office:value-type="float" office:value="36.7554408217342" calcext:value-type="float">
            <text:p>36.7554408217342</text:p>
          </table:table-cell>
          <table:table-cell table:formula="of:=[.T16]/[.S16]" office:value-type="float" office:value="0.00933071980397326" calcext:value-type="float">
            <text:p>0.0093307198039732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7]" office:value-type="float" office:value="2048" calcext:value-type="float">
            <text:p>2048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1" calcext:value-type="float">
            <text:p>0.61</text:p>
          </table:table-cell>
          <table:table-cell table:formula="of:=AVERAGE([.C17:.G17])" office:value-type="float" office:value="0.618" calcext:value-type="float">
            <text:p>0.618</text:p>
          </table:table-cell>
          <table:table-cell table:formula="of:=STDEV([.C17:.G17])" office:value-type="float" office:value="0.0178885438199983" calcext:value-type="float">
            <text:p>0.0178885438199983</text:p>
          </table:table-cell>
          <table:table-cell table:formula="of:=[.I17]/[.H17]" office:value-type="float" office:value="0.0289458637864051" calcext:value-type="float">
            <text:p>0.028945863786405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^[.L17]" office:value-type="float" office:value="2048" calcext:value-type="float">
            <text:p>2048</text:p>
          </table:table-cell>
          <table:table-cell office:value-type="float" office:value="6019.14" calcext:value-type="float">
            <text:p>6019.14</text:p>
          </table:table-cell>
          <table:table-cell office:value-type="float" office:value="6157.12" calcext:value-type="float">
            <text:p>6157.12</text:p>
          </table:table-cell>
          <table:table-cell office:value-type="float" office:value="6142.95" calcext:value-type="float">
            <text:p>6142.95</text:p>
          </table:table-cell>
          <table:table-cell office:value-type="float" office:value="6067.13" calcext:value-type="float">
            <text:p>6067.13</text:p>
          </table:table-cell>
          <table:table-cell office:value-type="float" office:value="6032.47" calcext:value-type="float">
            <text:p>6032.47</text:p>
          </table:table-cell>
          <table:table-cell table:formula="of:=AVERAGE([.N17:.R17])" office:value-type="float" office:value="6083.762" calcext:value-type="float">
            <text:p>6083.762</text:p>
          </table:table-cell>
          <table:table-cell table:formula="of:=STDEV([.N17:.R17])" office:value-type="float" office:value="63.1824957563404" calcext:value-type="float">
            <text:p>63.1824957563404</text:p>
          </table:table-cell>
          <table:table-cell table:formula="of:=[.T17]/[.S17]" office:value-type="float" office:value="0.0103854318686925" calcext:value-type="float">
            <text:p>0.01038543186869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8]" office:value-type="float" office:value="4096" calcext:value-type="float">
            <text:p>40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.01" calcext:value-type="float">
            <text:p>1.01</text:p>
          </table:table-cell>
          <table:table-cell table:formula="of:=AVERAGE([.C18:.G18])" office:value-type="float" office:value="0.956" calcext:value-type="float">
            <text:p>0.956</text:p>
          </table:table-cell>
          <table:table-cell table:formula="of:=STDEV([.C18:.G18])" office:value-type="float" office:value="0.0343511280746353" calcext:value-type="float">
            <text:p>0.0343511280746353</text:p>
          </table:table-cell>
          <table:table-cell table:formula="of:=[.I18]/[.H18]" office:value-type="float" office:value="0.0359321423374847" calcext:value-type="float">
            <text:p>0.035932142337484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2^[.L18]" office:value-type="float" office:value="4096" calcext:value-type="float">
            <text:p>4096</text:p>
          </table:table-cell>
          <table:table-cell office:value-type="float" office:value="8317.39" calcext:value-type="float">
            <text:p>8317.39</text:p>
          </table:table-cell>
          <table:table-cell office:value-type="float" office:value="8608.24" calcext:value-type="float">
            <text:p>8608.24</text:p>
          </table:table-cell>
          <table:table-cell office:value-type="float" office:value="8550.51" calcext:value-type="float">
            <text:p>8550.51</text:p>
          </table:table-cell>
          <table:table-cell office:value-type="float" office:value="8478.47" calcext:value-type="float">
            <text:p>8478.47</text:p>
          </table:table-cell>
          <table:table-cell office:value-type="float" office:value="8522.8" calcext:value-type="float">
            <text:p>8522.8</text:p>
          </table:table-cell>
          <table:table-cell table:formula="of:=AVERAGE([.N18:.R18])" office:value-type="float" office:value="8495.482" calcext:value-type="float">
            <text:p>8495.482</text:p>
          </table:table-cell>
          <table:table-cell table:formula="of:=STDEV([.N18:.R18])" office:value-type="float" office:value="110.10777570181" calcext:value-type="float">
            <text:p>110.10777570181</text:p>
          </table:table-cell>
          <table:table-cell table:formula="of:=[.T18]/[.S18]" office:value-type="float" office:value="0.0129607449820751" calcext:value-type="float">
            <text:p>0.012960744982075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9]" office:value-type="float" office:value="8192" calcext:value-type="float">
            <text:p>8192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table:formula="of:=AVERAGE([.C19:.G19])" office:value-type="float" office:value="1.598" calcext:value-type="float">
            <text:p>1.598</text:p>
          </table:table-cell>
          <table:table-cell table:formula="of:=STDEV([.C19:.G19])" office:value-type="float" office:value="0.00836660026534076" calcext:value-type="float">
            <text:p>0.00836660026534076</text:p>
          </table:table-cell>
          <table:table-cell table:formula="of:=[.I19]/[.H19]" office:value-type="float" office:value="0.00523566975302926" calcext:value-type="float">
            <text:p>0.0052356697530292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2^[.L19]" office:value-type="float" office:value="8192" calcext:value-type="float">
            <text:p>8192</text:p>
          </table:table-cell>
          <table:table-cell office:value-type="float" office:value="10575.91" calcext:value-type="float">
            <text:p>10575.91</text:p>
          </table:table-cell>
          <table:table-cell office:value-type="float" office:value="10628.79" calcext:value-type="float">
            <text:p>10628.79</text:p>
          </table:table-cell>
          <table:table-cell office:value-type="float" office:value="10465.45" calcext:value-type="float">
            <text:p>10465.45</text:p>
          </table:table-cell>
          <table:table-cell office:value-type="float" office:value="10565.34" calcext:value-type="float">
            <text:p>10565.34</text:p>
          </table:table-cell>
          <table:table-cell office:value-type="float" office:value="10607.76" calcext:value-type="float">
            <text:p>10607.76</text:p>
          </table:table-cell>
          <table:table-cell table:formula="of:=AVERAGE([.N19:.R19])" office:value-type="float" office:value="10568.65" calcext:value-type="float">
            <text:p>10568.65</text:p>
          </table:table-cell>
          <table:table-cell table:formula="of:=STDEV([.N19:.R19])" office:value-type="float" office:value="62.9688720718419" calcext:value-type="float">
            <text:p>62.9688720718419</text:p>
          </table:table-cell>
          <table:table-cell table:formula="of:=[.T19]/[.S19]" office:value-type="float" office:value="0.00595808093482535" calcext:value-type="float">
            <text:p>0.0059580809348253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20]" office:value-type="float" office:value="16384" calcext:value-type="float">
            <text:p>16384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2.88" calcext:value-type="float">
            <text:p>2.88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table:formula="of:=AVERAGE([.C20:.G20])" office:value-type="float" office:value="2.888" calcext:value-type="float">
            <text:p>2.888</text:p>
          </table:table-cell>
          <table:table-cell table:formula="of:=STDEV([.C20:.G20])" office:value-type="float" office:value="0.0216794833886789" calcext:value-type="float">
            <text:p>0.0216794833886789</text:p>
          </table:table-cell>
          <table:table-cell table:formula="of:=[.I20]/[.H20]" office:value-type="float" office:value="0.00750674632571985" calcext:value-type="float">
            <text:p>0.007506746325719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2^[.L20]" office:value-type="float" office:value="16384" calcext:value-type="float">
            <text:p>16384</text:p>
          </table:table-cell>
          <table:table-cell office:value-type="float" office:value="6264.72" calcext:value-type="float">
            <text:p>6264.72</text:p>
          </table:table-cell>
          <table:table-cell office:value-type="float" office:value="6500.48" calcext:value-type="float">
            <text:p>6500.48</text:p>
          </table:table-cell>
          <table:table-cell office:value-type="float" office:value="6242.39" calcext:value-type="float">
            <text:p>6242.39</text:p>
          </table:table-cell>
          <table:table-cell office:value-type="float" office:value="6452.19" calcext:value-type="float">
            <text:p>6452.19</text:p>
          </table:table-cell>
          <table:table-cell office:value-type="float" office:value="6394" calcext:value-type="float">
            <text:p>6394</text:p>
          </table:table-cell>
          <table:table-cell table:formula="of:=AVERAGE([.N20:.R20])" office:value-type="float" office:value="6370.756" calcext:value-type="float">
            <text:p>6370.756</text:p>
          </table:table-cell>
          <table:table-cell table:formula="of:=STDEV([.N20:.R20])" office:value-type="float" office:value="113.711871983535" calcext:value-type="float">
            <text:p>113.711871983535</text:p>
          </table:table-cell>
          <table:table-cell table:formula="of:=[.T20]/[.S20]" office:value-type="float" office:value="0.0178490389497785" calcext:value-type="float">
            <text:p>0.01784903894977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21]" office:value-type="float" office:value="32768" calcext:value-type="float">
            <text:p>32768</text:p>
          </table:table-cell>
          <table:table-cell office:value-type="float" office:value="4.72" calcext:value-type="float">
            <text:p>4.72</text:p>
          </table:table-cell>
          <table:table-cell office:value-type="float" office:value="4.77" calcext:value-type="float">
            <text:p>4.77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7" calcext:value-type="float">
            <text:p>4.7</text:p>
          </table:table-cell>
          <table:table-cell table:formula="of:=AVERAGE([.C21:.G21])" office:value-type="float" office:value="4.714" calcext:value-type="float">
            <text:p>4.714</text:p>
          </table:table-cell>
          <table:table-cell table:formula="of:=STDEV([.C21:.G21])" office:value-type="float" office:value="0.0343511280746352" calcext:value-type="float">
            <text:p>0.0343511280746352</text:p>
          </table:table-cell>
          <table:table-cell table:formula="of:=[.I21]/[.H21]" office:value-type="float" office:value="0.0072870445639871" calcext:value-type="float">
            <text:p>0.007287044563987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2^[.L21]" office:value-type="float" office:value="32768" calcext:value-type="float">
            <text:p>32768</text:p>
          </table:table-cell>
          <table:table-cell office:value-type="float" office:value="8898.26" calcext:value-type="float">
            <text:p>8898.26</text:p>
          </table:table-cell>
          <table:table-cell office:value-type="float" office:value="9157.03" calcext:value-type="float">
            <text:p>9157.03</text:p>
          </table:table-cell>
          <table:table-cell office:value-type="float" office:value="9104.95" calcext:value-type="float">
            <text:p>9104.95</text:p>
          </table:table-cell>
          <table:table-cell office:value-type="float" office:value="9187.22" calcext:value-type="float">
            <text:p>9187.22</text:p>
          </table:table-cell>
          <table:table-cell office:value-type="float" office:value="9178.27" calcext:value-type="float">
            <text:p>9178.27</text:p>
          </table:table-cell>
          <table:table-cell table:formula="of:=AVERAGE([.N21:.R21])" office:value-type="float" office:value="9105.146" calcext:value-type="float">
            <text:p>9105.146</text:p>
          </table:table-cell>
          <table:table-cell table:formula="of:=STDEV([.N21:.R21])" office:value-type="float" office:value="119.976107746501" calcext:value-type="float">
            <text:p>119.976107746501</text:p>
          </table:table-cell>
          <table:table-cell table:formula="of:=[.T21]/[.S21]" office:value-type="float" office:value="0.0131767362924769" calcext:value-type="float">
            <text:p>0.013176736292476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22]" office:value-type="float" office:value="65536" calcext:value-type="float">
            <text:p>65536</text:p>
          </table:table-cell>
          <table:table-cell office:value-type="float" office:value="8.49" calcext:value-type="float">
            <text:p>8.49</text:p>
          </table:table-cell>
          <table:table-cell office:value-type="float" office:value="8.2" calcext:value-type="float">
            <text:p>8.2</text:p>
          </table:table-cell>
          <table:table-cell office:value-type="float" office:value="8.06" calcext:value-type="float">
            <text:p>8.06</text:p>
          </table:table-cell>
          <table:table-cell office:value-type="float" office:value="8.12" calcext:value-type="float">
            <text:p>8.12</text:p>
          </table:table-cell>
          <table:table-cell office:value-type="float" office:value="8.18" calcext:value-type="float">
            <text:p>8.18</text:p>
          </table:table-cell>
          <table:table-cell table:formula="of:=AVERAGE([.C22:.G22])" office:value-type="float" office:value="8.21" calcext:value-type="float">
            <text:p>8.21</text:p>
          </table:table-cell>
          <table:table-cell table:formula="of:=STDEV([.C22:.G22])" office:value-type="float" office:value="0.16583123951777" calcext:value-type="float">
            <text:p>0.16583123951777</text:p>
          </table:table-cell>
          <table:table-cell table:formula="of:=[.I22]/[.H22]" office:value-type="float" office:value="0.02019868934443" calcext:value-type="float">
            <text:p>0.0201986893444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2^[.L22]" office:value-type="float" office:value="65536" calcext:value-type="float">
            <text:p>65536</text:p>
          </table:table-cell>
          <table:table-cell office:value-type="float" office:value="11249.4" calcext:value-type="float">
            <text:p>11249.4</text:p>
          </table:table-cell>
          <table:table-cell office:value-type="float" office:value="11201.85" calcext:value-type="float">
            <text:p>11201.85</text:p>
          </table:table-cell>
          <table:table-cell office:value-type="float" office:value="11535.45" calcext:value-type="float">
            <text:p>11535.45</text:p>
          </table:table-cell>
          <table:table-cell office:value-type="float" office:value="11708.17" calcext:value-type="float">
            <text:p>11708.17</text:p>
          </table:table-cell>
          <table:table-cell office:value-type="float" office:value="11629.79" calcext:value-type="float">
            <text:p>11629.79</text:p>
          </table:table-cell>
          <table:table-cell table:formula="of:=AVERAGE([.N22:.R22])" office:value-type="float" office:value="11464.932" calcext:value-type="float">
            <text:p>11464.932</text:p>
          </table:table-cell>
          <table:table-cell table:formula="of:=STDEV([.N22:.R22])" office:value-type="float" office:value="227.476292654861" calcext:value-type="float">
            <text:p>227.476292654861</text:p>
          </table:table-cell>
          <table:table-cell table:formula="of:=[.T22]/[.S22]" office:value-type="float" office:value="0.0198410503136749" calcext:value-type="float">
            <text:p>0.019841050313674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23]" office:value-type="float" office:value="131072" calcext:value-type="float">
            <text:p>131072</text:p>
          </table:table-cell>
          <table:table-cell office:value-type="float" office:value="16.93" calcext:value-type="float">
            <text:p>16.93</text:p>
          </table:table-cell>
          <table:table-cell office:value-type="float" office:value="16.44" calcext:value-type="float">
            <text:p>16.44</text:p>
          </table:table-cell>
          <table:table-cell office:value-type="float" office:value="16.23" calcext:value-type="float">
            <text:p>16.23</text:p>
          </table:table-cell>
          <table:table-cell office:value-type="float" office:value="16.44" calcext:value-type="float">
            <text:p>16.44</text:p>
          </table:table-cell>
          <table:table-cell office:value-type="float" office:value="16.42" calcext:value-type="float">
            <text:p>16.42</text:p>
          </table:table-cell>
          <table:table-cell table:formula="of:=AVERAGE([.C23:.G23])" office:value-type="float" office:value="16.492" calcext:value-type="float">
            <text:p>16.492</text:p>
          </table:table-cell>
          <table:table-cell table:formula="of:=STDEV([.C23:.G23])" office:value-type="float" office:value="0.260326717798999" calcext:value-type="float">
            <text:p>0.260326717798999</text:p>
          </table:table-cell>
          <table:table-cell table:formula="of:=[.I23]/[.H23]" office:value-type="float" office:value="0.0157850301842711" calcext:value-type="float">
            <text:p>0.01578503018427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2^[.L23]" office:value-type="float" office:value="131072" calcext:value-type="float">
            <text:p>131072</text:p>
          </table:table-cell>
          <table:table-cell office:value-type="float" office:value="12264.01" calcext:value-type="float">
            <text:p>12264.01</text:p>
          </table:table-cell>
          <table:table-cell office:value-type="float" office:value="12431.17" calcext:value-type="float">
            <text:p>12431.17</text:p>
          </table:table-cell>
          <table:table-cell office:value-type="float" office:value="12314.35" calcext:value-type="float">
            <text:p>12314.35</text:p>
          </table:table-cell>
          <table:table-cell office:value-type="float" office:value="12504.56" calcext:value-type="float">
            <text:p>12504.56</text:p>
          </table:table-cell>
          <table:table-cell office:value-type="float" office:value="12926.1" calcext:value-type="float">
            <text:p>12926.1</text:p>
          </table:table-cell>
          <table:table-cell table:formula="of:=AVERAGE([.N23:.R23])" office:value-type="float" office:value="12488.038" calcext:value-type="float">
            <text:p>12488.038</text:p>
          </table:table-cell>
          <table:table-cell table:formula="of:=STDEV([.N23:.R23])" office:value-type="float" office:value="262.564910012743" calcext:value-type="float">
            <text:p>262.564910012743</text:p>
          </table:table-cell>
          <table:table-cell table:formula="of:=[.T23]/[.S23]" office:value-type="float" office:value="0.0210253131847247" calcext:value-type="float">
            <text:p>0.021025313184724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24]" office:value-type="float" office:value="262144" calcext:value-type="float">
            <text:p>262144</text:p>
          </table:table-cell>
          <table:table-cell office:value-type="float" office:value="24.8" calcext:value-type="float">
            <text:p>24.8</text:p>
          </table:table-cell>
          <table:table-cell office:value-type="float" office:value="24.48" calcext:value-type="float">
            <text:p>24.48</text:p>
          </table:table-cell>
          <table:table-cell office:value-type="float" office:value="24.59" calcext:value-type="float">
            <text:p>24.59</text:p>
          </table:table-cell>
          <table:table-cell office:value-type="float" office:value="24.24" calcext:value-type="float">
            <text:p>24.24</text:p>
          </table:table-cell>
          <table:table-cell office:value-type="float" office:value="24.94" calcext:value-type="float">
            <text:p>24.94</text:p>
          </table:table-cell>
          <table:table-cell table:formula="of:=AVERAGE([.C24:.G24])" office:value-type="float" office:value="24.61" calcext:value-type="float">
            <text:p>24.61</text:p>
          </table:table-cell>
          <table:table-cell table:formula="of:=STDEV([.C24:.G24])" office:value-type="float" office:value="0.273495886623548" calcext:value-type="float">
            <text:p>0.273495886623548</text:p>
          </table:table-cell>
          <table:table-cell table:formula="of:=[.I24]/[.H24]" office:value-type="float" office:value="0.0111132014068894" calcext:value-type="float">
            <text:p>0.011113201406889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2^[.L24]" office:value-type="float" office:value="262144" calcext:value-type="float">
            <text:p>262144</text:p>
          </table:table-cell>
          <table:table-cell office:value-type="float" office:value="11260.62" calcext:value-type="float">
            <text:p>11260.62</text:p>
          </table:table-cell>
          <table:table-cell office:value-type="float" office:value="11559.27" calcext:value-type="float">
            <text:p>11559.27</text:p>
          </table:table-cell>
          <table:table-cell office:value-type="float" office:value="11341.7" calcext:value-type="float">
            <text:p>11341.7</text:p>
          </table:table-cell>
          <table:table-cell office:value-type="float" office:value="11167.08" calcext:value-type="float">
            <text:p>11167.08</text:p>
          </table:table-cell>
          <table:table-cell office:value-type="float" office:value="11517.56" calcext:value-type="float">
            <text:p>11517.56</text:p>
          </table:table-cell>
          <table:table-cell table:formula="of:=AVERAGE([.N24:.R24])" office:value-type="float" office:value="11369.246" calcext:value-type="float">
            <text:p>11369.246</text:p>
          </table:table-cell>
          <table:table-cell table:formula="of:=STDEV([.N24:.R24])" office:value-type="float" office:value="166.984763316897" calcext:value-type="float">
            <text:p>166.984763316897</text:p>
          </table:table-cell>
          <table:table-cell table:formula="of:=[.T24]/[.S24]" office:value-type="float" office:value="0.0146874087619264" calcext:value-type="float">
            <text:p>0.014687408761926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25]" office:value-type="float" office:value="524288" calcext:value-type="float">
            <text:p>524288</text:p>
          </table:table-cell>
          <table:table-cell office:value-type="float" office:value="48.64" calcext:value-type="float">
            <text:p>48.64</text:p>
          </table:table-cell>
          <table:table-cell office:value-type="float" office:value="48.4" calcext:value-type="float">
            <text:p>48.4</text:p>
          </table:table-cell>
          <table:table-cell office:value-type="float" office:value="48.61" calcext:value-type="float">
            <text:p>48.61</text:p>
          </table:table-cell>
          <table:table-cell office:value-type="float" office:value="47.26" calcext:value-type="float">
            <text:p>47.26</text:p>
          </table:table-cell>
          <table:table-cell office:value-type="float" office:value="49.4" calcext:value-type="float">
            <text:p>49.4</text:p>
          </table:table-cell>
          <table:table-cell table:formula="of:=AVERAGE([.C25:.G25])" office:value-type="float" office:value="48.462" calcext:value-type="float">
            <text:p>48.462</text:p>
          </table:table-cell>
          <table:table-cell table:formula="of:=STDEV([.C25:.G25])" office:value-type="float" office:value="0.771699423350828" calcext:value-type="float">
            <text:p>0.771699423350828</text:p>
          </table:table-cell>
          <table:table-cell table:formula="of:=[.I25]/[.H25]" office:value-type="float" office:value="0.0159238046995755" calcext:value-type="float">
            <text:p>0.015923804699575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2^[.L25]" office:value-type="float" office:value="524288" calcext:value-type="float">
            <text:p>524288</text:p>
          </table:table-cell>
          <table:table-cell office:value-type="float" office:value="11088.8" calcext:value-type="float">
            <text:p>11088.8</text:p>
          </table:table-cell>
          <table:table-cell office:value-type="float" office:value="11225.3" calcext:value-type="float">
            <text:p>11225.3</text:p>
          </table:table-cell>
          <table:table-cell office:value-type="float" office:value="11241.29" calcext:value-type="float">
            <text:p>11241.29</text:p>
          </table:table-cell>
          <table:table-cell office:value-type="float" office:value="11124.63" calcext:value-type="float">
            <text:p>11124.63</text:p>
          </table:table-cell>
          <table:table-cell office:value-type="float" office:value="11406.62" calcext:value-type="float">
            <text:p>11406.62</text:p>
          </table:table-cell>
          <table:table-cell table:formula="of:=AVERAGE([.N25:.R25])" office:value-type="float" office:value="11217.328" calcext:value-type="float">
            <text:p>11217.328</text:p>
          </table:table-cell>
          <table:table-cell table:formula="of:=STDEV([.N25:.R25])" office:value-type="float" office:value="124.078158311607" calcext:value-type="float">
            <text:p>124.078158311607</text:p>
          </table:table-cell>
          <table:table-cell table:formula="of:=[.T25]/[.S25]" office:value-type="float" office:value="0.0110612935907381" calcext:value-type="float">
            <text:p>0.011061293590738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26]" office:value-type="float" office:value="1048576" calcext:value-type="float">
            <text:p>1048576</text:p>
          </table:table-cell>
          <table:table-cell office:value-type="float" office:value="94" calcext:value-type="float">
            <text:p>94</text:p>
          </table:table-cell>
          <table:table-cell office:value-type="float" office:value="92.44" calcext:value-type="float">
            <text:p>92.44</text:p>
          </table:table-cell>
          <table:table-cell office:value-type="float" office:value="93.09" calcext:value-type="float">
            <text:p>93.09</text:p>
          </table:table-cell>
          <table:table-cell office:value-type="float" office:value="92.15" calcext:value-type="float">
            <text:p>92.15</text:p>
          </table:table-cell>
          <table:table-cell office:value-type="float" office:value="94.27" calcext:value-type="float">
            <text:p>94.27</text:p>
          </table:table-cell>
          <table:table-cell table:formula="of:=AVERAGE([.C26:.G26])" office:value-type="float" office:value="93.19" calcext:value-type="float">
            <text:p>93.19</text:p>
          </table:table-cell>
          <table:table-cell table:formula="of:=STDEV([.C26:.G26])" office:value-type="float" office:value="0.932282146133881" calcext:value-type="float">
            <text:p>0.932282146133881</text:p>
          </table:table-cell>
          <table:table-cell table:formula="of:=[.I26]/[.H26]" office:value-type="float" office:value="0.0100041007203979" calcext:value-type="float">
            <text:p>0.010004100720397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2^[.L26]" office:value-type="float" office:value="1048576" calcext:value-type="float">
            <text:p>1048576</text:p>
          </table:table-cell>
          <table:table-cell office:value-type="float" office:value="11455.01" calcext:value-type="float">
            <text:p>11455.01</text:p>
          </table:table-cell>
          <table:table-cell office:value-type="float" office:value="11464.96" calcext:value-type="float">
            <text:p>11464.96</text:p>
          </table:table-cell>
          <table:table-cell office:value-type="float" office:value="11602.72" calcext:value-type="float">
            <text:p>11602.72</text:p>
          </table:table-cell>
          <table:table-cell office:value-type="float" office:value="11450.54" calcext:value-type="float">
            <text:p>11450.54</text:p>
          </table:table-cell>
          <table:table-cell office:value-type="float" office:value="11730.46" calcext:value-type="float">
            <text:p>11730.46</text:p>
          </table:table-cell>
          <table:table-cell table:formula="of:=AVERAGE([.N26:.R26])" office:value-type="float" office:value="11540.738" calcext:value-type="float">
            <text:p>11540.738</text:p>
          </table:table-cell>
          <table:table-cell table:formula="of:=STDEV([.N26:.R26])" office:value-type="float" office:value="123.555129476683" calcext:value-type="float">
            <text:p>123.555129476683</text:p>
          </table:table-cell>
          <table:table-cell table:formula="of:=[.T26]/[.S26]" office:value-type="float" office:value="0.0107059989990833" calcext:value-type="float">
            <text:p>0.01070599899908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27]" office:value-type="float" office:value="2097152" calcext:value-type="float">
            <text:p>2097152</text:p>
          </table:table-cell>
          <table:table-cell office:value-type="float" office:value="213.04" calcext:value-type="float">
            <text:p>213.04</text:p>
          </table:table-cell>
          <table:table-cell office:value-type="float" office:value="184.38" calcext:value-type="float">
            <text:p>184.38</text:p>
          </table:table-cell>
          <table:table-cell office:value-type="float" office:value="199.61" calcext:value-type="float">
            <text:p>199.61</text:p>
          </table:table-cell>
          <table:table-cell office:value-type="float" office:value="180.56" calcext:value-type="float">
            <text:p>180.56</text:p>
          </table:table-cell>
          <table:table-cell office:value-type="float" office:value="197.54" calcext:value-type="float">
            <text:p>197.54</text:p>
          </table:table-cell>
          <table:table-cell table:formula="of:=AVERAGE([.C27:.G27])" office:value-type="float" office:value="195.026" calcext:value-type="float">
            <text:p>195.026</text:p>
          </table:table-cell>
          <table:table-cell table:formula="of:=STDEV([.C27:.G27])" office:value-type="float" office:value="12.9849905660343" calcext:value-type="float">
            <text:p>12.9849905660343</text:p>
          </table:table-cell>
          <table:table-cell table:formula="of:=[.I27]/[.H27]" office:value-type="float" office:value="0.0665808177680633" calcext:value-type="float">
            <text:p>0.066580817768063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2^[.L27]" office:value-type="float" office:value="2097152" calcext:value-type="float">
            <text:p>2097152</text:p>
          </table:table-cell>
          <table:table-cell office:value-type="float" office:value="11647.35" calcext:value-type="float">
            <text:p>11647.35</text:p>
          </table:table-cell>
          <table:table-cell office:value-type="float" office:value="11702.23" calcext:value-type="float">
            <text:p>11702.23</text:p>
          </table:table-cell>
          <table:table-cell office:value-type="float" office:value="11733.59" calcext:value-type="float">
            <text:p>11733.59</text:p>
          </table:table-cell>
          <table:table-cell office:value-type="float" office:value="11722.63" calcext:value-type="float">
            <text:p>11722.63</text:p>
          </table:table-cell>
          <table:table-cell office:value-type="float" office:value="11927.75" calcext:value-type="float">
            <text:p>11927.75</text:p>
          </table:table-cell>
          <table:table-cell table:formula="of:=AVERAGE([.N27:.R27])" office:value-type="float" office:value="11746.71" calcext:value-type="float">
            <text:p>11746.71</text:p>
          </table:table-cell>
          <table:table-cell table:formula="of:=STDEV([.N27:.R27])" office:value-type="float" office:value="106.510964693782" calcext:value-type="float">
            <text:p>106.510964693782</text:p>
          </table:table-cell>
          <table:table-cell table:formula="of:=[.T27]/[.S27]" office:value-type="float" office:value="0.00906730179716547" calcext:value-type="float">
            <text:p>0.009067301797165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2^[.A28]" office:value-type="float" office:value="4194304" calcext:value-type="float">
            <text:p>4194304</text:p>
          </table:table-cell>
          <table:table-cell table:style-name="ce9" office:value-type="float" office:value="756.38" calcext:value-type="float">
            <text:p>756.38</text:p>
          </table:table-cell>
          <table:table-cell table:style-name="ce9" office:value-type="float" office:value="753.74" calcext:value-type="float">
            <text:p>753.74</text:p>
          </table:table-cell>
          <table:table-cell table:style-name="ce9" office:value-type="float" office:value="761.92" calcext:value-type="float">
            <text:p>761.92</text:p>
          </table:table-cell>
          <table:table-cell table:style-name="ce9" office:value-type="float" office:value="757.55" calcext:value-type="float">
            <text:p>757.55</text:p>
          </table:table-cell>
          <table:table-cell office:value-type="float" office:value="768.61" calcext:value-type="float">
            <text:p>768.61</text:p>
          </table:table-cell>
          <table:table-cell table:formula="of:=AVERAGE([.C28:.G28])" office:value-type="float" office:value="759.64" calcext:value-type="float">
            <text:p>759.64</text:p>
          </table:table-cell>
          <table:table-cell table:formula="of:=STDEV([.C28:.G28])" office:value-type="float" office:value="5.81947162550004" calcext:value-type="float">
            <text:p>5.81947162550004</text:p>
          </table:table-cell>
          <table:table-cell table:formula="of:=[.I28]/[.H28]" office:value-type="float" office:value="0.00766082832065194" calcext:value-type="float">
            <text:p>0.0076608283206519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2^[.L28]" office:value-type="float" office:value="4194304" calcext:value-type="float">
            <text:p>4194304</text:p>
          </table:table-cell>
          <table:table-cell table:style-name="ce9" office:value-type="float" office:value="11455.36" calcext:value-type="float">
            <text:p>11455.36</text:p>
          </table:table-cell>
          <table:table-cell table:style-name="ce9" office:value-type="float" office:value="11227.7" calcext:value-type="float">
            <text:p>11227.7</text:p>
          </table:table-cell>
          <table:table-cell table:style-name="ce9" office:value-type="float" office:value="11076.52" calcext:value-type="float">
            <text:p>11076.52</text:p>
          </table:table-cell>
          <table:table-cell table:style-name="ce9" office:value-type="float" office:value="11167.4" calcext:value-type="float">
            <text:p>11167.4</text:p>
          </table:table-cell>
          <table:table-cell office:value-type="float" office:value="11723.72" calcext:value-type="float">
            <text:p>11723.72</text:p>
          </table:table-cell>
          <table:table-cell table:formula="of:=AVERAGE([.N28:.R28])" office:value-type="float" office:value="11330.14" calcext:value-type="float">
            <text:p>11330.14</text:p>
          </table:table-cell>
          <table:table-cell table:formula="of:=STDEV([.N28:.R28])" office:value-type="float" office:value="260.713746473023" calcext:value-type="float">
            <text:p>260.713746473023</text:p>
          </table:table-cell>
          <table:table-cell table:formula="of:=[.T28]/[.S28]" office:value-type="float" office:value="0.0230106376861207" calcext:value-type="float">
            <text:p>0.023010637686120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me node – different socket</text:p>
          </table:table-cell>
          <table:table-cell table:style-name="ce9" office:value-type="string" calcext:value-type="string">
            <text:p># Size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table:number-columns-repeated="4"/>
          <table:table-cell office:value-type="string" calcext:value-type="string">
            <text:p>same node</text:p>
          </table:table-cell>
          <table:table-cell table:style-name="ce9" office:value-type="string" calcext:value-type="string">
            <text:p># Size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table:formula="of:=AVERAGE([.C32:.G32])" office:value-type="float" office:value="0.326" calcext:value-type="float">
            <text:p>0.326</text:p>
          </table:table-cell>
          <table:table-cell table:formula="of:=STDEV([.C32:.G32])" office:value-type="float" office:value="0.00547722557505167" calcext:value-type="float">
            <text:p>0.00547722557505167</text:p>
          </table:table-cell>
          <table:table-cell table:formula="of:=[.I32]/[.H32]" office:value-type="float" office:value="0.0168013054449438" calcext:value-type="float">
            <text:p>0.01680130544494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table:formula="of:=AVERAGE([.C33:.G33])" office:value-type="float" office:value="0.328" calcext:value-type="float">
            <text:p>0.328</text:p>
          </table:table-cell>
          <table:table-cell table:formula="of:=STDEV([.C33:.G33])" office:value-type="float" office:value="0.00447213595499958" calcext:value-type="float">
            <text:p>0.00447213595499958</text:p>
          </table:table-cell>
          <table:table-cell table:formula="of:=[.I33]/[.H33]" office:value-type="float" office:value="0.0136345608384134" calcext:value-type="float">
            <text:p>0.0136345608384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11" calcext:value-type="float">
            <text:p>9.11</text:p>
          </table:table-cell>
          <table:table-cell office:value-type="float" office:value="8.92" calcext:value-type="float">
            <text:p>8.92</text:p>
          </table:table-cell>
          <table:table-cell office:value-type="float" office:value="9.08" calcext:value-type="float">
            <text:p>9.08</text:p>
          </table:table-cell>
          <table:table-cell office:value-type="float" office:value="8.87" calcext:value-type="float">
            <text:p>8.87</text:p>
          </table:table-cell>
          <table:table-cell office:value-type="float" office:value="9.13" calcext:value-type="float">
            <text:p>9.13</text:p>
          </table:table-cell>
          <table:table-cell table:formula="of:=AVERAGE([.N33:.R33])" office:value-type="float" office:value="9.022" calcext:value-type="float">
            <text:p>9.022</text:p>
          </table:table-cell>
          <table:table-cell table:formula="of:=STDEV([.N33:.R33])" office:value-type="float" office:value="0.11861703081767" calcext:value-type="float">
            <text:p>0.11861703081767</text:p>
          </table:table-cell>
          <table:table-cell table:formula="of:=[.T33]/[.S33]" office:value-type="float" office:value="0.0131475316800787" calcext:value-type="float">
            <text:p>0.01314753168007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34]" office:value-type="float" office:value="2" calcext:value-type="float">
            <text:p>2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AVERAGE([.C34:.G34])" office:value-type="float" office:value="0.326" calcext:value-type="float">
            <text:p>0.326</text:p>
          </table:table-cell>
          <table:table-cell table:formula="of:=STDEV([.C34:.G34])" office:value-type="float" office:value="0.00547722557505167" calcext:value-type="float">
            <text:p>0.00547722557505167</text:p>
          </table:table-cell>
          <table:table-cell table:formula="of:=[.I34]/[.H34]" office:value-type="float" office:value="0.0168013054449438" calcext:value-type="float">
            <text:p>0.0168013054449438</text:p>
          </table:table-cell>
          <table:table-cell/>
          <table:table-cell office:value-type="float" office:value="1" calcext:value-type="float">
            <text:p>1</text:p>
          </table:table-cell>
          <table:table-cell table:formula="of:=2^[.L34]" office:value-type="float" office:value="2" calcext:value-type="float">
            <text:p>2</text:p>
          </table:table-cell>
          <table:table-cell office:value-type="float" office:value="17.39" calcext:value-type="float">
            <text:p>17.39</text:p>
          </table:table-cell>
          <table:table-cell office:value-type="float" office:value="17.72" calcext:value-type="float">
            <text:p>17.72</text:p>
          </table:table-cell>
          <table:table-cell office:value-type="float" office:value="18.1" calcext:value-type="float">
            <text:p>18.1</text:p>
          </table:table-cell>
          <table:table-cell office:value-type="float" office:value="17.79" calcext:value-type="float">
            <text:p>17.79</text:p>
          </table:table-cell>
          <table:table-cell office:value-type="float" office:value="17.85" calcext:value-type="float">
            <text:p>17.85</text:p>
          </table:table-cell>
          <table:table-cell table:formula="of:=AVERAGE([.N34:.R34])" office:value-type="float" office:value="17.77" calcext:value-type="float">
            <text:p>17.77</text:p>
          </table:table-cell>
          <table:table-cell table:formula="of:=STDEV([.N34:.R34])" office:value-type="float" office:value="0.25622255950638" calcext:value-type="float">
            <text:p>0.25622255950638</text:p>
          </table:table-cell>
          <table:table-cell table:formula="of:=[.T34]/[.S34]" office:value-type="float" office:value="0.0144188272091378" calcext:value-type="float">
            <text:p>0.0144188272091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35]"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AVERAGE([.C35:.G35])" office:value-type="float" office:value="0.326" calcext:value-type="float">
            <text:p>0.326</text:p>
          </table:table-cell>
          <table:table-cell table:formula="of:=STDEV([.C35:.G35])" office:value-type="float" office:value="0.00547722557505167" calcext:value-type="float">
            <text:p>0.00547722557505167</text:p>
          </table:table-cell>
          <table:table-cell table:formula="of:=[.I35]/[.H35]" office:value-type="float" office:value="0.0168013054449438" calcext:value-type="float">
            <text:p>0.0168013054449438</text:p>
          </table:table-cell>
          <table:table-cell/>
          <table:table-cell office:value-type="float" office:value="2" calcext:value-type="float">
            <text:p>2</text:p>
          </table:table-cell>
          <table:table-cell table:formula="of:=2^[.L35]" office:value-type="float" office:value="4" calcext:value-type="float">
            <text:p>4</text:p>
          </table:table-cell>
          <table:table-cell office:value-type="float" office:value="35.56" calcext:value-type="float">
            <text:p>35.56</text:p>
          </table:table-cell>
          <table:table-cell office:value-type="float" office:value="35.22" calcext:value-type="float">
            <text:p>35.22</text:p>
          </table:table-cell>
          <table:table-cell office:value-type="float" office:value="36.03" calcext:value-type="float">
            <text:p>36.03</text:p>
          </table:table-cell>
          <table:table-cell office:value-type="float" office:value="34.83" calcext:value-type="float">
            <text:p>34.83</text:p>
          </table:table-cell>
          <table:table-cell office:value-type="float" office:value="35.65" calcext:value-type="float">
            <text:p>35.65</text:p>
          </table:table-cell>
          <table:table-cell table:formula="of:=AVERAGE([.N35:.R35])" office:value-type="float" office:value="35.458" calcext:value-type="float">
            <text:p>35.458</text:p>
          </table:table-cell>
          <table:table-cell table:formula="of:=STDEV([.N35:.R35])" office:value-type="float" office:value="0.454279649555206" calcext:value-type="float">
            <text:p>0.454279649555206</text:p>
          </table:table-cell>
          <table:table-cell table:formula="of:=[.T35]/[.S35]" office:value-type="float" office:value="0.012811767430628" calcext:value-type="float">
            <text:p>0.01281176743062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6]" office:value-type="float" office:value="8" calcext:value-type="float">
            <text:p>8</text:p>
          </table:table-cell>
          <table:table-cell table:number-columns-repeated="4"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table:formula="of:=AVERAGE([.C36:.G36])" office:value-type="float" office:value="0.322" calcext:value-type="float">
            <text:p>0.322</text:p>
          </table:table-cell>
          <table:table-cell table:formula="of:=STDEV([.C36:.G36])" office:value-type="float" office:value="0.00447213595499958" calcext:value-type="float">
            <text:p>0.00447213595499958</text:p>
          </table:table-cell>
          <table:table-cell table:formula="of:=[.I36]/[.H36]" office:value-type="float" office:value="0.0138886209782596" calcext:value-type="float">
            <text:p>0.0138886209782596</text:p>
          </table:table-cell>
          <table:table-cell/>
          <table:table-cell office:value-type="float" office:value="3" calcext:value-type="float">
            <text:p>3</text:p>
          </table:table-cell>
          <table:table-cell table:formula="of:=2^[.L36]" office:value-type="float" office:value="8" calcext:value-type="float">
            <text:p>8</text:p>
          </table:table-cell>
          <table:table-cell office:value-type="float" office:value="71.59" calcext:value-type="float">
            <text:p>71.59</text:p>
          </table:table-cell>
          <table:table-cell office:value-type="float" office:value="69.54" calcext:value-type="float">
            <text:p>69.54</text:p>
          </table:table-cell>
          <table:table-cell office:value-type="float" office:value="71.79" calcext:value-type="float">
            <text:p>71.79</text:p>
          </table:table-cell>
          <table:table-cell office:value-type="float" office:value="72.14" calcext:value-type="float">
            <text:p>72.14</text:p>
          </table:table-cell>
          <table:table-cell office:value-type="float" office:value="72.08" calcext:value-type="float">
            <text:p>72.08</text:p>
          </table:table-cell>
          <table:table-cell table:formula="of:=AVERAGE([.N36:.R36])" office:value-type="float" office:value="71.428" calcext:value-type="float">
            <text:p>71.428</text:p>
          </table:table-cell>
          <table:table-cell table:formula="of:=STDEV([.N36:.R36])" office:value-type="float" office:value="1.07864266557558" calcext:value-type="float">
            <text:p>1.07864266557558</text:p>
          </table:table-cell>
          <table:table-cell table:formula="of:=[.T36]/[.S36]" office:value-type="float" office:value="0.0151011181270032" calcext:value-type="float">
            <text:p>0.01510111812700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37]" office:value-type="float" office:value="16" calcext:value-type="float">
            <text:p>16</text:p>
          </table:table-cell>
          <table:table-cell table:number-columns-repeated="4"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table:formula="of:=AVERAGE([.C37:.G37])" office:value-type="float" office:value="0.322" calcext:value-type="float">
            <text:p>0.322</text:p>
          </table:table-cell>
          <table:table-cell table:formula="of:=STDEV([.C37:.G37])" office:value-type="float" office:value="0.00447213595499958" calcext:value-type="float">
            <text:p>0.00447213595499958</text:p>
          </table:table-cell>
          <table:table-cell table:formula="of:=[.I37]/[.H37]" office:value-type="float" office:value="0.0138886209782596" calcext:value-type="float">
            <text:p>0.0138886209782596</text:p>
          </table:table-cell>
          <table:table-cell/>
          <table:table-cell office:value-type="float" office:value="4" calcext:value-type="float">
            <text:p>4</text:p>
          </table:table-cell>
          <table:table-cell table:formula="of:=2^[.L37]" office:value-type="float" office:value="16" calcext:value-type="float">
            <text:p>16</text:p>
          </table:table-cell>
          <table:table-cell office:value-type="float" office:value="143.29" calcext:value-type="float">
            <text:p>143.29</text:p>
          </table:table-cell>
          <table:table-cell office:value-type="float" office:value="142.91" calcext:value-type="float">
            <text:p>142.91</text:p>
          </table:table-cell>
          <table:table-cell office:value-type="float" office:value="144.54" calcext:value-type="float">
            <text:p>144.54</text:p>
          </table:table-cell>
          <table:table-cell office:value-type="float" office:value="143.93" calcext:value-type="float">
            <text:p>143.93</text:p>
          </table:table-cell>
          <table:table-cell office:value-type="float" office:value="143.42" calcext:value-type="float">
            <text:p>143.42</text:p>
          </table:table-cell>
          <table:table-cell table:formula="of:=AVERAGE([.N37:.R37])" office:value-type="float" office:value="143.618" calcext:value-type="float">
            <text:p>143.618</text:p>
          </table:table-cell>
          <table:table-cell table:formula="of:=STDEV([.N37:.R37])" office:value-type="float" office:value="0.631561556778119" calcext:value-type="float">
            <text:p>0.631561556778119</text:p>
          </table:table-cell>
          <table:table-cell table:formula="of:=[.T37]/[.S37]" office:value-type="float" office:value="0.00439750976046261" calcext:value-type="float">
            <text:p>0.0043975097604626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38]"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formula="of:=AVERAGE([.C38:.G38])" office:value-type="float" office:value="0.514" calcext:value-type="float">
            <text:p>0.514</text:p>
          </table:table-cell>
          <table:table-cell table:formula="of:=STDEV([.C38:.G38])" office:value-type="float" office:value="0.00547722557505167" calcext:value-type="float">
            <text:p>0.00547722557505167</text:p>
          </table:table-cell>
          <table:table-cell table:formula="of:=[.I38]/[.H38]" office:value-type="float" office:value="0.0106560808853145" calcext:value-type="float">
            <text:p>0.0106560808853145</text:p>
          </table:table-cell>
          <table:table-cell/>
          <table:table-cell office:value-type="float" office:value="5" calcext:value-type="float">
            <text:p>5</text:p>
          </table:table-cell>
          <table:table-cell table:formula="of:=2^[.L38]" office:value-type="float" office:value="32" calcext:value-type="float">
            <text:p>32</text:p>
          </table:table-cell>
          <table:table-cell office:value-type="float" office:value="266.38" calcext:value-type="float">
            <text:p>266.38</text:p>
          </table:table-cell>
          <table:table-cell office:value-type="float" office:value="261.75" calcext:value-type="float">
            <text:p>261.75</text:p>
          </table:table-cell>
          <table:table-cell office:value-type="float" office:value="263.57" calcext:value-type="float">
            <text:p>263.57</text:p>
          </table:table-cell>
          <table:table-cell office:value-type="float" office:value="262.07" calcext:value-type="float">
            <text:p>262.07</text:p>
          </table:table-cell>
          <table:table-cell office:value-type="float" office:value="267.05" calcext:value-type="float">
            <text:p>267.05</text:p>
          </table:table-cell>
          <table:table-cell table:formula="of:=AVERAGE([.N38:.R38])" office:value-type="float" office:value="264.164" calcext:value-type="float">
            <text:p>264.164</text:p>
          </table:table-cell>
          <table:table-cell table:formula="of:=STDEV([.N38:.R38])" office:value-type="float" office:value="2.43950404795729" calcext:value-type="float">
            <text:p>2.43950404795729</text:p>
          </table:table-cell>
          <table:table-cell table:formula="of:=[.T38]/[.S38]" office:value-type="float" office:value="0.00923480886100034" calcext:value-type="float">
            <text:p>0.009234808861000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39]" office:value-type="float" office:value="64" calcext:value-type="float">
            <text:p>6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formula="of:=AVERAGE([.C39:.G39])" office:value-type="float" office:value="0.508" calcext:value-type="float">
            <text:p>0.508</text:p>
          </table:table-cell>
          <table:table-cell table:formula="of:=STDEV([.C39:.G39])" office:value-type="float" office:value="0.0109544511501033" calcext:value-type="float">
            <text:p>0.0109544511501033</text:p>
          </table:table-cell>
          <table:table-cell table:formula="of:=[.I39]/[.H39]" office:value-type="float" office:value="0.0215638802167388" calcext:value-type="float">
            <text:p>0.0215638802167388</text:p>
          </table:table-cell>
          <table:table-cell/>
          <table:table-cell office:value-type="float" office:value="6" calcext:value-type="float">
            <text:p>6</text:p>
          </table:table-cell>
          <table:table-cell table:formula="of:=2^[.L39]" office:value-type="float" office:value="64" calcext:value-type="float">
            <text:p>64</text:p>
          </table:table-cell>
          <table:table-cell office:value-type="float" office:value="556.54" calcext:value-type="float">
            <text:p>556.54</text:p>
          </table:table-cell>
          <table:table-cell office:value-type="float" office:value="548.67" calcext:value-type="float">
            <text:p>548.67</text:p>
          </table:table-cell>
          <table:table-cell office:value-type="float" office:value="558.02" calcext:value-type="float">
            <text:p>558.02</text:p>
          </table:table-cell>
          <table:table-cell office:value-type="float" office:value="535.25" calcext:value-type="float">
            <text:p>535.25</text:p>
          </table:table-cell>
          <table:table-cell office:value-type="float" office:value="560.98" calcext:value-type="float">
            <text:p>560.98</text:p>
          </table:table-cell>
          <table:table-cell table:formula="of:=AVERAGE([.N39:.R39])" office:value-type="float" office:value="551.892" calcext:value-type="float">
            <text:p>551.892</text:p>
          </table:table-cell>
          <table:table-cell table:formula="of:=STDEV([.N39:.R39])" office:value-type="float" office:value="10.3571892905363" calcext:value-type="float">
            <text:p>10.3571892905363</text:p>
          </table:table-cell>
          <table:table-cell table:formula="of:=[.T39]/[.S39]" office:value-type="float" office:value="0.0187666958218932" calcext:value-type="float">
            <text:p>0.01876669582189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40]" office:value-type="float" office:value="128" calcext:value-type="float">
            <text:p>128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formula="of:=AVERAGE([.C40:.G40])" office:value-type="float" office:value="0.726" calcext:value-type="float">
            <text:p>0.726</text:p>
          </table:table-cell>
          <table:table-cell table:formula="of:=STDEV([.C40:.G40])" office:value-type="float" office:value="0.00894427190999917" calcext:value-type="float">
            <text:p>0.00894427190999917</text:p>
          </table:table-cell>
          <table:table-cell table:formula="of:=[.I40]/[.H40]" office:value-type="float" office:value="0.0123199337603294" calcext:value-type="float">
            <text:p>0.0123199337603294</text:p>
          </table:table-cell>
          <table:table-cell/>
          <table:table-cell office:value-type="float" office:value="7" calcext:value-type="float">
            <text:p>7</text:p>
          </table:table-cell>
          <table:table-cell table:formula="of:=2^[.L40]" office:value-type="float" office:value="128" calcext:value-type="float">
            <text:p>128</text:p>
          </table:table-cell>
          <table:table-cell office:value-type="float" office:value="407.27" calcext:value-type="float">
            <text:p>407.27</text:p>
          </table:table-cell>
          <table:table-cell office:value-type="float" office:value="406.48" calcext:value-type="float">
            <text:p>406.48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1.06" calcext:value-type="float">
            <text:p>411.06</text:p>
          </table:table-cell>
          <table:table-cell office:value-type="float" office:value="410.63" calcext:value-type="float">
            <text:p>410.63</text:p>
          </table:table-cell>
          <table:table-cell table:formula="of:=AVERAGE([.N40:.R40])" office:value-type="float" office:value="410.014" calcext:value-type="float">
            <text:p>410.014</text:p>
          </table:table-cell>
          <table:table-cell table:formula="of:=STDEV([.N40:.R40])" office:value-type="float" office:value="3.27107474692951" calcext:value-type="float">
            <text:p>3.27107474692951</text:p>
          </table:table-cell>
          <table:table-cell table:formula="of:=[.T40]/[.S40]" office:value-type="float" office:value="0.00797795867197099" calcext:value-type="float">
            <text:p>0.007977958671970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41]" office:value-type="float" office:value="256" calcext:value-type="float">
            <text:p>256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76" calcext:value-type="float">
            <text:p>0.76</text:p>
          </table:table-cell>
          <table:table-cell table:formula="of:=AVERAGE([.C41:.G41])" office:value-type="float" office:value="0.758" calcext:value-type="float">
            <text:p>0.758</text:p>
          </table:table-cell>
          <table:table-cell table:formula="of:=STDEV([.C41:.G41])" office:value-type="float" office:value="0.00447213595499958" calcext:value-type="float">
            <text:p>0.00447213595499958</text:p>
          </table:table-cell>
          <table:table-cell table:formula="of:=[.I41]/[.H41]" office:value-type="float" office:value="0.00589991550791502" calcext:value-type="float">
            <text:p>0.00589991550791502</text:p>
          </table:table-cell>
          <table:table-cell/>
          <table:table-cell office:value-type="float" office:value="8" calcext:value-type="float">
            <text:p>8</text:p>
          </table:table-cell>
          <table:table-cell table:formula="of:=2^[.L41]" office:value-type="float" office:value="256" calcext:value-type="float">
            <text:p>256</text:p>
          </table:table-cell>
          <table:table-cell office:value-type="float" office:value="774.96" calcext:value-type="float">
            <text:p>774.96</text:p>
          </table:table-cell>
          <table:table-cell office:value-type="float" office:value="780.64" calcext:value-type="float">
            <text:p>780.64</text:p>
          </table:table-cell>
          <table:table-cell office:value-type="float" office:value="766.58" calcext:value-type="float">
            <text:p>766.58</text:p>
          </table:table-cell>
          <table:table-cell office:value-type="float" office:value="778.71" calcext:value-type="float">
            <text:p>778.71</text:p>
          </table:table-cell>
          <table:table-cell office:value-type="float" office:value="771.76" calcext:value-type="float">
            <text:p>771.76</text:p>
          </table:table-cell>
          <table:table-cell table:formula="of:=AVERAGE([.N41:.R41])" office:value-type="float" office:value="774.53" calcext:value-type="float">
            <text:p>774.53</text:p>
          </table:table-cell>
          <table:table-cell table:formula="of:=STDEV([.N41:.R41])" office:value-type="float" office:value="5.60947412865055" calcext:value-type="float">
            <text:p>5.60947412865055</text:p>
          </table:table-cell>
          <table:table-cell table:formula="of:=[.T41]/[.S41]" office:value-type="float" office:value="0.00724242331304217" calcext:value-type="float">
            <text:p>0.007242423313042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42]" office:value-type="float" office:value="512" calcext:value-type="float">
            <text:p>512</text:p>
          </table:table-cell>
          <table:table-cell table:number-columns-repeated="4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formula="of:=AVERAGE([.C42:.G42])" office:value-type="float" office:value="0.812" calcext:value-type="float">
            <text:p>0.812</text:p>
          </table:table-cell>
          <table:table-cell table:formula="of:=STDEV([.C42:.G42])" office:value-type="float" office:value="0.00447213595499953" calcext:value-type="float">
            <text:p>0.00447213595499953</text:p>
          </table:table-cell>
          <table:table-cell table:formula="of:=[.I42]/[.H42]" office:value-type="float" office:value="0.00550755659482701" calcext:value-type="float">
            <text:p>0.00550755659482701</text:p>
          </table:table-cell>
          <table:table-cell/>
          <table:table-cell office:value-type="float" office:value="9" calcext:value-type="float">
            <text:p>9</text:p>
          </table:table-cell>
          <table:table-cell table:formula="of:=2^[.L42]" office:value-type="float" office:value="512" calcext:value-type="float">
            <text:p>512</text:p>
          </table:table-cell>
          <table:table-cell office:value-type="float" office:value="1439.23" calcext:value-type="float">
            <text:p>1439.23</text:p>
          </table:table-cell>
          <table:table-cell office:value-type="float" office:value="1443.2" calcext:value-type="float">
            <text:p>1443.2</text:p>
          </table:table-cell>
          <table:table-cell office:value-type="float" office:value="1447.87" calcext:value-type="float">
            <text:p>1447.87</text:p>
          </table:table-cell>
          <table:table-cell office:value-type="float" office:value="1408.51" calcext:value-type="float">
            <text:p>1408.51</text:p>
          </table:table-cell>
          <table:table-cell office:value-type="float" office:value="1418.9" calcext:value-type="float">
            <text:p>1418.9</text:p>
          </table:table-cell>
          <table:table-cell table:formula="of:=AVERAGE([.N42:.R42])" office:value-type="float" office:value="1431.542" calcext:value-type="float">
            <text:p>1431.542</text:p>
          </table:table-cell>
          <table:table-cell table:formula="of:=STDEV([.N42:.R42])" office:value-type="float" office:value="16.9699077781819" calcext:value-type="float">
            <text:p>16.9699077781819</text:p>
          </table:table-cell>
          <table:table-cell table:formula="of:=[.T42]/[.S42]" office:value-type="float" office:value="0.011854285643161" calcext:value-type="float">
            <text:p>0.0118542856431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43]" office:value-type="float" office:value="1024" calcext:value-type="float">
            <text:p>1024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formula="of:=AVERAGE([.C43:.G43])" office:value-type="float" office:value="0.978" calcext:value-type="float">
            <text:p>0.978</text:p>
          </table:table-cell>
          <table:table-cell table:formula="of:=STDEV([.C43:.G43])" office:value-type="float" office:value="0.00836660026534076" calcext:value-type="float">
            <text:p>0.00836660026534076</text:p>
          </table:table-cell>
          <table:table-cell table:formula="of:=[.I43]/[.H43]" office:value-type="float" office:value="0.00855480599728094" calcext:value-type="float">
            <text:p>0.0085548059972809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^[.L43]" office:value-type="float" office:value="1024" calcext:value-type="float">
            <text:p>1024</text:p>
          </table:table-cell>
          <table:table-cell office:value-type="float" office:value="2146.75" calcext:value-type="float">
            <text:p>2146.75</text:p>
          </table:table-cell>
          <table:table-cell office:value-type="float" office:value="2184.34" calcext:value-type="float">
            <text:p>2184.34</text:p>
          </table:table-cell>
          <table:table-cell office:value-type="float" office:value="2138.6" calcext:value-type="float">
            <text:p>2138.6</text:p>
          </table:table-cell>
          <table:table-cell office:value-type="float" office:value="2138.58" calcext:value-type="float">
            <text:p>2138.58</text:p>
          </table:table-cell>
          <table:table-cell office:value-type="float" office:value="2121.35" calcext:value-type="float">
            <text:p>2121.35</text:p>
          </table:table-cell>
          <table:table-cell table:formula="of:=AVERAGE([.N43:.R43])" office:value-type="float" office:value="2145.924" calcext:value-type="float">
            <text:p>2145.924</text:p>
          </table:table-cell>
          <table:table-cell table:formula="of:=STDEV([.N43:.R43])" office:value-type="float" office:value="23.3876469530392" calcext:value-type="float">
            <text:p>23.3876469530392</text:p>
          </table:table-cell>
          <table:table-cell table:formula="of:=[.T43]/[.S43]" office:value-type="float" office:value="0.0108986371153122" calcext:value-type="float">
            <text:p>0.010898637115312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44]" office:value-type="float" office:value="2048" calcext:value-type="float">
            <text:p>2048</text:p>
          </table:table-cell>
          <table:table-cell table:number-columns-repeated="4"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table:formula="of:=AVERAGE([.C44:.G44])" office:value-type="float" office:value="1.232" calcext:value-type="float">
            <text:p>1.232</text:p>
          </table:table-cell>
          <table:table-cell table:formula="of:=STDEV([.C44:.G44])" office:value-type="float" office:value="0.00447213595499958" calcext:value-type="float">
            <text:p>0.00447213595499958</text:p>
          </table:table-cell>
          <table:table-cell table:formula="of:=[.I44]/[.H44]" office:value-type="float" office:value="0.00362998048295421" calcext:value-type="float">
            <text:p>0.003629980482954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^[.L44]" office:value-type="float" office:value="2048" calcext:value-type="float">
            <text:p>2048</text:p>
          </table:table-cell>
          <table:table-cell office:value-type="float" office:value="3256.91" calcext:value-type="float">
            <text:p>3256.91</text:p>
          </table:table-cell>
          <table:table-cell office:value-type="float" office:value="3217.78" calcext:value-type="float">
            <text:p>3217.78</text:p>
          </table:table-cell>
          <table:table-cell office:value-type="float" office:value="3260.94" calcext:value-type="float">
            <text:p>3260.94</text:p>
          </table:table-cell>
          <table:table-cell office:value-type="float" office:value="3249.13" calcext:value-type="float">
            <text:p>3249.13</text:p>
          </table:table-cell>
          <table:table-cell office:value-type="float" office:value="3249.99" calcext:value-type="float">
            <text:p>3249.99</text:p>
          </table:table-cell>
          <table:table-cell table:formula="of:=AVERAGE([.N44:.R44])" office:value-type="float" office:value="3246.95" calcext:value-type="float">
            <text:p>3246.95</text:p>
          </table:table-cell>
          <table:table-cell table:formula="of:=STDEV([.N44:.R44])" office:value-type="float" office:value="17.0279520201343" calcext:value-type="float">
            <text:p>17.0279520201343</text:p>
          </table:table-cell>
          <table:table-cell table:formula="of:=[.T44]/[.S44]" office:value-type="float" office:value="0.00524429141814143" calcext:value-type="float">
            <text:p>0.0052442914181414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45]" office:value-type="float" office:value="4096" calcext:value-type="float">
            <text:p>4096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table:formula="of:=AVERAGE([.C45:.G45])" office:value-type="float" office:value="1.644" calcext:value-type="float">
            <text:p>1.644</text:p>
          </table:table-cell>
          <table:table-cell table:formula="of:=STDEV([.C45:.G45])" office:value-type="float" office:value="0.00547722557505167" calcext:value-type="float">
            <text:p>0.00547722557505167</text:p>
          </table:table-cell>
          <table:table-cell table:formula="of:=[.I45]/[.H45]" office:value-type="float" office:value="0.00333164572691707" calcext:value-type="float">
            <text:p>0.003331645726917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2^[.L45]" office:value-type="float" office:value="4096" calcext:value-type="float">
            <text:p>4096</text:p>
          </table:table-cell>
          <table:table-cell office:value-type="float" office:value="4761.32" calcext:value-type="float">
            <text:p>4761.32</text:p>
          </table:table-cell>
          <table:table-cell office:value-type="float" office:value="4807.26" calcext:value-type="float">
            <text:p>4807.26</text:p>
          </table:table-cell>
          <table:table-cell office:value-type="float" office:value="4748.64" calcext:value-type="float">
            <text:p>4748.64</text:p>
          </table:table-cell>
          <table:table-cell office:value-type="float" office:value="4735.5" calcext:value-type="float">
            <text:p>4735.5</text:p>
          </table:table-cell>
          <table:table-cell office:value-type="float" office:value="4752.07" calcext:value-type="float">
            <text:p>4752.07</text:p>
          </table:table-cell>
          <table:table-cell table:formula="of:=AVERAGE([.N45:.R45])" office:value-type="float" office:value="4760.958" calcext:value-type="float">
            <text:p>4760.958</text:p>
          </table:table-cell>
          <table:table-cell table:formula="of:=STDEV([.N45:.R45])" office:value-type="float" office:value="27.4902058922811" calcext:value-type="float">
            <text:p>27.4902058922811</text:p>
          </table:table-cell>
          <table:table-cell table:formula="of:=[.T45]/[.S45]" office:value-type="float" office:value="0.0057740912421998" calcext:value-type="float">
            <text:p>0.00577409124219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46]" office:value-type="float" office:value="8192" calcext:value-type="float">
            <text:p>8192</text:p>
          </table:table-cell>
          <table:table-cell table:number-columns-repeated="3" office:value-type="float" office:value="2.62" calcext:value-type="float">
            <text:p>2.62</text:p>
          </table:table-cell>
          <table:table-cell table:number-columns-repeated="2" office:value-type="float" office:value="2.63" calcext:value-type="float">
            <text:p>2.63</text:p>
          </table:table-cell>
          <table:table-cell table:formula="of:=AVERAGE([.C46:.G46])" office:value-type="float" office:value="2.624" calcext:value-type="float">
            <text:p>2.624</text:p>
          </table:table-cell>
          <table:table-cell table:formula="of:=STDEV([.C46:.G46])" office:value-type="float" office:value="0.00547722557505154" calcext:value-type="float">
            <text:p>0.00547722557505154</text:p>
          </table:table-cell>
          <table:table-cell table:formula="of:=[.I46]/[.H46]" office:value-type="float" office:value="0.00208735730756538" calcext:value-type="float">
            <text:p>0.0020873573075653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2^[.L46]" office:value-type="float" office:value="8192" calcext:value-type="float">
            <text:p>8192</text:p>
          </table:table-cell>
          <table:table-cell office:value-type="float" office:value="5801.52" calcext:value-type="float">
            <text:p>5801.52</text:p>
          </table:table-cell>
          <table:table-cell office:value-type="float" office:value="5844.57" calcext:value-type="float">
            <text:p>5844.57</text:p>
          </table:table-cell>
          <table:table-cell office:value-type="float" office:value="5833.68" calcext:value-type="float">
            <text:p>5833.68</text:p>
          </table:table-cell>
          <table:table-cell office:value-type="float" office:value="5817.24" calcext:value-type="float">
            <text:p>5817.24</text:p>
          </table:table-cell>
          <table:table-cell office:value-type="float" office:value="5830.89" calcext:value-type="float">
            <text:p>5830.89</text:p>
          </table:table-cell>
          <table:table-cell table:formula="of:=AVERAGE([.N46:.R46])" office:value-type="float" office:value="5825.58" calcext:value-type="float">
            <text:p>5825.58</text:p>
          </table:table-cell>
          <table:table-cell table:formula="of:=STDEV([.N46:.R46])" office:value-type="float" office:value="16.6047086695309" calcext:value-type="float">
            <text:p>16.6047086695309</text:p>
          </table:table-cell>
          <table:table-cell table:formula="of:=[.T46]/[.S46]" office:value-type="float" office:value="0.00285030995532306" calcext:value-type="float">
            <text:p>0.0028503099553230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47]" office:value-type="float" office:value="16384" calcext:value-type="float">
            <text:p>16384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table:formula="of:=AVERAGE([.C47:.G47])" office:value-type="float" office:value="4.33" calcext:value-type="float">
            <text:p>4.33</text:p>
          </table:table-cell>
          <table:table-cell table:formula="of:=STDEV([.C47:.G47])" office:value-type="float" office:value="0.014142135623731" calcext:value-type="float">
            <text:p>0.014142135623731</text:p>
          </table:table-cell>
          <table:table-cell table:formula="of:=[.I47]/[.H47]" office:value-type="float" office:value="0.00326608213019191" calcext:value-type="float">
            <text:p>0.0032660821301919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2^[.L47]" office:value-type="float" office:value="16384" calcext:value-type="float">
            <text:p>16384</text:p>
          </table:table-cell>
          <table:table-cell office:value-type="float" office:value="6222.35" calcext:value-type="float">
            <text:p>6222.35</text:p>
          </table:table-cell>
          <table:table-cell office:value-type="float" office:value="6151.37" calcext:value-type="float">
            <text:p>6151.37</text:p>
          </table:table-cell>
          <table:table-cell office:value-type="float" office:value="6168.52" calcext:value-type="float">
            <text:p>6168.52</text:p>
          </table:table-cell>
          <table:table-cell office:value-type="float" office:value="6079.36" calcext:value-type="float">
            <text:p>6079.36</text:p>
          </table:table-cell>
          <table:table-cell office:value-type="float" office:value="6321.85" calcext:value-type="float">
            <text:p>6321.85</text:p>
          </table:table-cell>
          <table:table-cell table:formula="of:=AVERAGE([.N47:.R47])" office:value-type="float" office:value="6188.69" calcext:value-type="float">
            <text:p>6188.69</text:p>
          </table:table-cell>
          <table:table-cell table:formula="of:=STDEV([.N47:.R47])" office:value-type="float" office:value="90.3012200914254" calcext:value-type="float">
            <text:p>90.3012200914254</text:p>
          </table:table-cell>
          <table:table-cell table:formula="of:=[.T47]/[.S47]" office:value-type="float" office:value="0.0145913303286197" calcext:value-type="float">
            <text:p>0.01459133032861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48]" office:value-type="float" office:value="32768" calcext:value-type="float">
            <text:p>32768</text:p>
          </table:table-cell>
          <table:table-cell office:value-type="float" office:value="7.26" calcext:value-type="float">
            <text:p>7.26</text:p>
          </table:table-cell>
          <table:table-cell table:number-columns-repeated="3" office:value-type="float" office:value="7.29" calcext:value-type="float">
            <text:p>7.29</text:p>
          </table:table-cell>
          <table:table-cell office:value-type="float" office:value="7.3" calcext:value-type="float">
            <text:p>7.3</text:p>
          </table:table-cell>
          <table:table-cell table:formula="of:=AVERAGE([.C48:.G48])" office:value-type="float" office:value="7.286" calcext:value-type="float">
            <text:p>7.286</text:p>
          </table:table-cell>
          <table:table-cell table:formula="of:=STDEV([.C48:.G48])" office:value-type="float" office:value="0.0151657508881032" calcext:value-type="float">
            <text:p>0.0151657508881032</text:p>
          </table:table-cell>
          <table:table-cell table:formula="of:=[.I48]/[.H48]" office:value-type="float" office:value="0.00208149202417007" calcext:value-type="float">
            <text:p>0.0020814920241700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2^[.L48]" office:value-type="float" office:value="32768" calcext:value-type="float">
            <text:p>32768</text:p>
          </table:table-cell>
          <table:table-cell office:value-type="float" office:value="8978.43" calcext:value-type="float">
            <text:p>8978.43</text:p>
          </table:table-cell>
          <table:table-cell office:value-type="float" office:value="8960.08" calcext:value-type="float">
            <text:p>8960.08</text:p>
          </table:table-cell>
          <table:table-cell office:value-type="float" office:value="8434.56" calcext:value-type="float">
            <text:p>8434.56</text:p>
          </table:table-cell>
          <table:table-cell office:value-type="float" office:value="8822.78" calcext:value-type="float">
            <text:p>8822.78</text:p>
          </table:table-cell>
          <table:table-cell office:value-type="float" office:value="8921.31" calcext:value-type="float">
            <text:p>8921.31</text:p>
          </table:table-cell>
          <table:table-cell table:formula="of:=AVERAGE([.N48:.R48])" office:value-type="float" office:value="8823.432" calcext:value-type="float">
            <text:p>8823.432</text:p>
          </table:table-cell>
          <table:table-cell table:formula="of:=STDEV([.N48:.R48])" office:value-type="float" office:value="225.554326205462" calcext:value-type="float">
            <text:p>225.554326205462</text:p>
          </table:table-cell>
          <table:table-cell table:formula="of:=[.T48]/[.S48]" office:value-type="float" office:value="0.0255631058533077" calcext:value-type="float">
            <text:p>0.025563105853307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49]" office:value-type="float" office:value="65536" calcext:value-type="float">
            <text:p>65536</text:p>
          </table:table-cell>
          <table:table-cell office:value-type="float" office:value="13.55" calcext:value-type="float">
            <text:p>13.55</text:p>
          </table:table-cell>
          <table:table-cell office:value-type="float" office:value="13.61" calcext:value-type="float">
            <text:p>13.61</text:p>
          </table:table-cell>
          <table:table-cell office:value-type="float" office:value="13.72" calcext:value-type="float">
            <text:p>13.72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7" calcext:value-type="float">
            <text:p>13.67</text:p>
          </table:table-cell>
          <table:table-cell table:formula="of:=AVERAGE([.C49:.G49])" office:value-type="float" office:value="13.626" calcext:value-type="float">
            <text:p>13.626</text:p>
          </table:table-cell>
          <table:table-cell table:formula="of:=STDEV([.C49:.G49])" office:value-type="float" office:value="0.0687749954561976" calcext:value-type="float">
            <text:p>0.0687749954561976</text:p>
          </table:table-cell>
          <table:table-cell table:formula="of:=[.I49]/[.H49]" office:value-type="float" office:value="0.00504733564187565" calcext:value-type="float">
            <text:p>0.005047335641875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2^[.L49]" office:value-type="float" office:value="65536" calcext:value-type="float">
            <text:p>65536</text:p>
          </table:table-cell>
          <table:table-cell office:value-type="float" office:value="11392.2" calcext:value-type="float">
            <text:p>11392.2</text:p>
          </table:table-cell>
          <table:table-cell office:value-type="float" office:value="11504.92" calcext:value-type="float">
            <text:p>11504.92</text:p>
          </table:table-cell>
          <table:table-cell office:value-type="float" office:value="11290.53" calcext:value-type="float">
            <text:p>11290.53</text:p>
          </table:table-cell>
          <table:table-cell office:value-type="float" office:value="11432.4" calcext:value-type="float">
            <text:p>11432.4</text:p>
          </table:table-cell>
          <table:table-cell office:value-type="float" office:value="11016.53" calcext:value-type="float">
            <text:p>11016.53</text:p>
          </table:table-cell>
          <table:table-cell table:formula="of:=AVERAGE([.N49:.R49])" office:value-type="float" office:value="11327.316" calcext:value-type="float">
            <text:p>11327.316</text:p>
          </table:table-cell>
          <table:table-cell table:formula="of:=STDEV([.N49:.R49])" office:value-type="float" office:value="190.221521469049" calcext:value-type="float">
            <text:p>190.221521469049</text:p>
          </table:table-cell>
          <table:table-cell table:formula="of:=[.T49]/[.S49]" office:value-type="float" office:value="0.0167931680787443" calcext:value-type="float">
            <text:p>0.016793168078744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50]" office:value-type="float" office:value="131072" calcext:value-type="float">
            <text:p>131072</text:p>
          </table:table-cell>
          <table:table-cell office:value-type="float" office:value="26.64" calcext:value-type="float">
            <text:p>26.64</text:p>
          </table:table-cell>
          <table:table-cell office:value-type="float" office:value="26.69" calcext:value-type="float">
            <text:p>26.69</text:p>
          </table:table-cell>
          <table:table-cell office:value-type="float" office:value="26.61" calcext:value-type="float">
            <text:p>26.61</text:p>
          </table:table-cell>
          <table:table-cell office:value-type="float" office:value="26.84" calcext:value-type="float">
            <text:p>26.84</text:p>
          </table:table-cell>
          <table:table-cell office:value-type="float" office:value="26.94" calcext:value-type="float">
            <text:p>26.94</text:p>
          </table:table-cell>
          <table:table-cell table:formula="of:=AVERAGE([.C50:.G50])" office:value-type="float" office:value="26.744" calcext:value-type="float">
            <text:p>26.744</text:p>
          </table:table-cell>
          <table:table-cell table:formula="of:=STDEV([.C50:.G50])" office:value-type="float" office:value="0.140819032804519" calcext:value-type="float">
            <text:p>0.140819032804519</text:p>
          </table:table-cell>
          <table:table-cell table:formula="of:=[.I50]/[.H50]" office:value-type="float" office:value="0.00526544394273552" calcext:value-type="float">
            <text:p>0.0052654439427355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2^[.L50]" office:value-type="float" office:value="131072" calcext:value-type="float">
            <text:p>131072</text:p>
          </table:table-cell>
          <table:table-cell office:value-type="float" office:value="12266.17" calcext:value-type="float">
            <text:p>12266.17</text:p>
          </table:table-cell>
          <table:table-cell office:value-type="float" office:value="12733.93" calcext:value-type="float">
            <text:p>12733.93</text:p>
          </table:table-cell>
          <table:table-cell office:value-type="float" office:value="11977.48" calcext:value-type="float">
            <text:p>11977.48</text:p>
          </table:table-cell>
          <table:table-cell office:value-type="float" office:value="12160.98" calcext:value-type="float">
            <text:p>12160.98</text:p>
          </table:table-cell>
          <table:table-cell office:value-type="float" office:value="12019.94" calcext:value-type="float">
            <text:p>12019.94</text:p>
          </table:table-cell>
          <table:table-cell table:formula="of:=AVERAGE([.N50:.R50])" office:value-type="float" office:value="12231.7" calcext:value-type="float">
            <text:p>12231.7</text:p>
          </table:table-cell>
          <table:table-cell table:formula="of:=STDEV([.N50:.R50])" office:value-type="float" office:value="303.271568977377" calcext:value-type="float">
            <text:p>303.271568977377</text:p>
          </table:table-cell>
          <table:table-cell table:formula="of:=[.T50]/[.S50]" office:value-type="float" office:value="0.024793901827005" calcext:value-type="float">
            <text:p>0.024793901827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51]" office:value-type="float" office:value="262144" calcext:value-type="float">
            <text:p>262144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6" calcext:value-type="float">
            <text:p>24.66</text:p>
          </table:table-cell>
          <table:table-cell office:value-type="float" office:value="24.55" calcext:value-type="float">
            <text:p>24.55</text:p>
          </table:table-cell>
          <table:table-cell office:value-type="float" office:value="24.76" calcext:value-type="float">
            <text:p>24.76</text:p>
          </table:table-cell>
          <table:table-cell office:value-type="float" office:value="25.31" calcext:value-type="float">
            <text:p>25.31</text:p>
          </table:table-cell>
          <table:table-cell table:formula="of:=AVERAGE([.C51:.G51])" office:value-type="float" office:value="24.748" calcext:value-type="float">
            <text:p>24.748</text:p>
          </table:table-cell>
          <table:table-cell table:formula="of:=STDEV([.C51:.G51])" office:value-type="float" office:value="0.333871232663132" calcext:value-type="float">
            <text:p>0.333871232663132</text:p>
          </table:table-cell>
          <table:table-cell table:formula="of:=[.I51]/[.H51]" office:value-type="float" office:value="0.0134908369429098" calcext:value-type="float">
            <text:p>0.013490836942909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2^[.L51]" office:value-type="float" office:value="262144" calcext:value-type="float">
            <text:p>262144</text:p>
          </table:table-cell>
          <table:table-cell office:value-type="float" office:value="11383.9" calcext:value-type="float">
            <text:p>11383.9</text:p>
          </table:table-cell>
          <table:table-cell office:value-type="float" office:value="11580.16" calcext:value-type="float">
            <text:p>11580.16</text:p>
          </table:table-cell>
          <table:table-cell office:value-type="float" office:value="11162.75" calcext:value-type="float">
            <text:p>11162.75</text:p>
          </table:table-cell>
          <table:table-cell office:value-type="float" office:value="11247.4" calcext:value-type="float">
            <text:p>11247.4</text:p>
          </table:table-cell>
          <table:table-cell office:value-type="float" office:value="11160.15" calcext:value-type="float">
            <text:p>11160.15</text:p>
          </table:table-cell>
          <table:table-cell table:formula="of:=AVERAGE([.N51:.R51])" office:value-type="float" office:value="11306.872" calcext:value-type="float">
            <text:p>11306.872</text:p>
          </table:table-cell>
          <table:table-cell table:formula="of:=STDEV([.N51:.R51])" office:value-type="float" office:value="177.802600290322" calcext:value-type="float">
            <text:p>177.802600290322</text:p>
          </table:table-cell>
          <table:table-cell table:formula="of:=[.T51]/[.S51]" office:value-type="float" office:value="0.0157251802523564" calcext:value-type="float">
            <text:p>0.015725180252356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52]" office:value-type="float" office:value="524288" calcext:value-type="float">
            <text:p>524288</text:p>
          </table:table-cell>
          <table:table-cell office:value-type="float" office:value="47.91" calcext:value-type="float">
            <text:p>47.91</text:p>
          </table:table-cell>
          <table:table-cell office:value-type="float" office:value="47.92" calcext:value-type="float">
            <text:p>47.92</text:p>
          </table:table-cell>
          <table:table-cell office:value-type="float" office:value="47.41" calcext:value-type="float">
            <text:p>47.41</text:p>
          </table:table-cell>
          <table:table-cell office:value-type="float" office:value="48.13" calcext:value-type="float">
            <text:p>48.13</text:p>
          </table:table-cell>
          <table:table-cell office:value-type="float" office:value="48.47" calcext:value-type="float">
            <text:p>48.47</text:p>
          </table:table-cell>
          <table:table-cell table:formula="of:=AVERAGE([.C52:.G52])" office:value-type="float" office:value="47.968" calcext:value-type="float">
            <text:p>47.968</text:p>
          </table:table-cell>
          <table:table-cell table:formula="of:=STDEV([.C52:.G52])" office:value-type="float" office:value="0.385771953361051" calcext:value-type="float">
            <text:p>0.385771953361051</text:p>
          </table:table-cell>
          <table:table-cell table:formula="of:=[.I52]/[.H52]" office:value-type="float" office:value="0.00804227721316401" calcext:value-type="float">
            <text:p>0.0080422772131640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2^[.L52]" office:value-type="float" office:value="524288" calcext:value-type="float">
            <text:p>524288</text:p>
          </table:table-cell>
          <table:table-cell office:value-type="float" office:value="11206.86" calcext:value-type="float">
            <text:p>11206.86</text:p>
          </table:table-cell>
          <table:table-cell office:value-type="float" office:value="11474.56" calcext:value-type="float">
            <text:p>11474.56</text:p>
          </table:table-cell>
          <table:table-cell office:value-type="float" office:value="11199.7" calcext:value-type="float">
            <text:p>11199.7</text:p>
          </table:table-cell>
          <table:table-cell office:value-type="float" office:value="11184.46" calcext:value-type="float">
            <text:p>11184.46</text:p>
          </table:table-cell>
          <table:table-cell office:value-type="float" office:value="11153.73" calcext:value-type="float">
            <text:p>11153.73</text:p>
          </table:table-cell>
          <table:table-cell table:formula="of:=AVERAGE([.N52:.R52])" office:value-type="float" office:value="11243.862" calcext:value-type="float">
            <text:p>11243.862</text:p>
          </table:table-cell>
          <table:table-cell table:formula="of:=STDEV([.N52:.R52])" office:value-type="float" office:value="130.569303896436" calcext:value-type="float">
            <text:p>130.569303896436</text:p>
          </table:table-cell>
          <table:table-cell table:formula="of:=[.T52]/[.S52]" office:value-type="float" office:value="0.0116124961242353" calcext:value-type="float">
            <text:p>0.011612496124235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53]" office:value-type="float" office:value="1048576" calcext:value-type="float">
            <text:p>1048576</text:p>
          </table:table-cell>
          <table:table-cell office:value-type="float" office:value="91.64" calcext:value-type="float">
            <text:p>91.64</text:p>
          </table:table-cell>
          <table:table-cell office:value-type="float" office:value="91.29" calcext:value-type="float">
            <text:p>91.29</text:p>
          </table:table-cell>
          <table:table-cell office:value-type="float" office:value="90.4" calcext:value-type="float">
            <text:p>90.4</text:p>
          </table:table-cell>
          <table:table-cell office:value-type="float" office:value="92.26" calcext:value-type="float">
            <text:p>92.26</text:p>
          </table:table-cell>
          <table:table-cell office:value-type="float" office:value="91.72" calcext:value-type="float">
            <text:p>91.72</text:p>
          </table:table-cell>
          <table:table-cell table:formula="of:=AVERAGE([.C53:.G53])" office:value-type="float" office:value="91.462" calcext:value-type="float">
            <text:p>91.462</text:p>
          </table:table-cell>
          <table:table-cell table:formula="of:=STDEV([.C53:.G53])" office:value-type="float" office:value="0.687837190038456" calcext:value-type="float">
            <text:p>0.687837190038456</text:p>
          </table:table-cell>
          <table:table-cell table:formula="of:=[.I53]/[.H53]" office:value-type="float" office:value="0.00752046959435017" calcext:value-type="float">
            <text:p>0.0075204695943501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2^[.L53]" office:value-type="float" office:value="1048576" calcext:value-type="float">
            <text:p>1048576</text:p>
          </table:table-cell>
          <table:table-cell office:value-type="float" office:value="11597.24" calcext:value-type="float">
            <text:p>11597.24</text:p>
          </table:table-cell>
          <table:table-cell office:value-type="float" office:value="11828.59" calcext:value-type="float">
            <text:p>11828.59</text:p>
          </table:table-cell>
          <table:table-cell office:value-type="float" office:value="11680.3" calcext:value-type="float">
            <text:p>11680.3</text:p>
          </table:table-cell>
          <table:table-cell office:value-type="float" office:value="11485.71" calcext:value-type="float">
            <text:p>11485.71</text:p>
          </table:table-cell>
          <table:table-cell office:value-type="float" office:value="11464.01" calcext:value-type="float">
            <text:p>11464.01</text:p>
          </table:table-cell>
          <table:table-cell table:formula="of:=AVERAGE([.N53:.R53])" office:value-type="float" office:value="11611.17" calcext:value-type="float">
            <text:p>11611.17</text:p>
          </table:table-cell>
          <table:table-cell table:formula="of:=STDEV([.N53:.R53])" office:value-type="float" office:value="149.700313459926" calcext:value-type="float">
            <text:p>149.700313459926</text:p>
          </table:table-cell>
          <table:table-cell table:formula="of:=[.T53]/[.S53]" office:value-type="float" office:value="0.0128927845738135" calcext:value-type="float">
            <text:p>0.012892784573813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54]" office:value-type="float" office:value="2097152" calcext:value-type="float">
            <text:p>2097152</text:p>
          </table:table-cell>
          <table:table-cell office:value-type="float" office:value="178.22" calcext:value-type="float">
            <text:p>178.22</text:p>
          </table:table-cell>
          <table:table-cell office:value-type="float" office:value="177.44" calcext:value-type="float">
            <text:p>177.44</text:p>
          </table:table-cell>
          <table:table-cell office:value-type="float" office:value="177.69" calcext:value-type="float">
            <text:p>177.69</text:p>
          </table:table-cell>
          <table:table-cell office:value-type="float" office:value="179.48" calcext:value-type="float">
            <text:p>179.48</text:p>
          </table:table-cell>
          <table:table-cell office:value-type="float" office:value="179.81" calcext:value-type="float">
            <text:p>179.81</text:p>
          </table:table-cell>
          <table:table-cell table:formula="of:=AVERAGE([.C54:.G54])" office:value-type="float" office:value="178.528" calcext:value-type="float">
            <text:p>178.528</text:p>
          </table:table-cell>
          <table:table-cell table:formula="of:=STDEV([.C54:.G54])" office:value-type="float" office:value="1.06426970266" calcext:value-type="float">
            <text:p>1.06426970266</text:p>
          </table:table-cell>
          <table:table-cell table:formula="of:=[.I54]/[.H54]" office:value-type="float" office:value="0.00596136013768147" calcext:value-type="float">
            <text:p>0.0059613601376814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2^[.L54]" office:value-type="float" office:value="2097152" calcext:value-type="float">
            <text:p>2097152</text:p>
          </table:table-cell>
          <table:table-cell office:value-type="float" office:value="11876.36" calcext:value-type="float">
            <text:p>11876.36</text:p>
          </table:table-cell>
          <table:table-cell office:value-type="float" office:value="12019.83" calcext:value-type="float">
            <text:p>12019.83</text:p>
          </table:table-cell>
          <table:table-cell office:value-type="float" office:value="11945.3" calcext:value-type="float">
            <text:p>11945.3</text:p>
          </table:table-cell>
          <table:table-cell office:value-type="float" office:value="11476.7" calcext:value-type="float">
            <text:p>11476.7</text:p>
          </table:table-cell>
          <table:table-cell office:value-type="float" office:value="11728.57" calcext:value-type="float">
            <text:p>11728.57</text:p>
          </table:table-cell>
          <table:table-cell table:formula="of:=AVERAGE([.N54:.R54])" office:value-type="float" office:value="11809.352" calcext:value-type="float">
            <text:p>11809.352</text:p>
          </table:table-cell>
          <table:table-cell table:formula="of:=STDEV([.N54:.R54])" office:value-type="float" office:value="214.741707569815" calcext:value-type="float">
            <text:p>214.741707569815</text:p>
          </table:table-cell>
          <table:table-cell table:formula="of:=[.T54]/[.S54]" office:value-type="float" office:value="0.0181840381732897" calcext:value-type="float">
            <text:p>0.018184038173289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2^[.A55]" office:value-type="float" office:value="4194304" calcext:value-type="float">
            <text:p>4194304</text:p>
          </table:table-cell>
          <table:table-cell table:style-name="ce9" office:value-type="float" office:value="366.19" calcext:value-type="float">
            <text:p>366.19</text:p>
          </table:table-cell>
          <table:table-cell table:style-name="ce9" office:value-type="float" office:value="370.61" calcext:value-type="float">
            <text:p>370.61</text:p>
          </table:table-cell>
          <table:table-cell table:style-name="ce9" office:value-type="float" office:value="375.44" calcext:value-type="float">
            <text:p>375.44</text:p>
          </table:table-cell>
          <table:table-cell table:style-name="ce9" office:value-type="float" office:value="366.33" calcext:value-type="float">
            <text:p>366.33</text:p>
          </table:table-cell>
          <table:table-cell office:value-type="float" office:value="372.41" calcext:value-type="float">
            <text:p>372.41</text:p>
          </table:table-cell>
          <table:table-cell table:formula="of:=AVERAGE([.C55:.G55])" office:value-type="float" office:value="370.196" calcext:value-type="float">
            <text:p>370.196</text:p>
          </table:table-cell>
          <table:table-cell table:formula="of:=STDEV([.C55:.G55])" office:value-type="float" office:value="3.98643700564803" calcext:value-type="float">
            <text:p>3.98643700564803</text:p>
          </table:table-cell>
          <table:table-cell table:formula="of:=[.I55]/[.H55]" office:value-type="float" office:value="0.0107684497013691" calcext:value-type="float">
            <text:p>0.010768449701369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2^[.L55]" office:value-type="float" office:value="4194304" calcext:value-type="float">
            <text:p>4194304</text:p>
          </table:table-cell>
          <table:table-cell table:style-name="ce9" office:value-type="float" office:value="11227.25" calcext:value-type="float">
            <text:p>11227.25</text:p>
          </table:table-cell>
          <table:table-cell table:style-name="ce9" office:value-type="float" office:value="11994.38" calcext:value-type="float">
            <text:p>11994.38</text:p>
          </table:table-cell>
          <table:table-cell table:style-name="ce9" office:value-type="float" office:value="11468.47" calcext:value-type="float">
            <text:p>11468.47</text:p>
          </table:table-cell>
          <table:table-cell table:style-name="ce9" office:value-type="float" office:value="10968.33" calcext:value-type="float">
            <text:p>10968.33</text:p>
          </table:table-cell>
          <table:table-cell office:value-type="float" office:value="11812.88" calcext:value-type="float">
            <text:p>11812.88</text:p>
          </table:table-cell>
          <table:table-cell table:formula="of:=AVERAGE([.N55:.R55])" office:value-type="float" office:value="11494.262" calcext:value-type="float">
            <text:p>11494.262</text:p>
          </table:table-cell>
          <table:table-cell table:formula="of:=STDEV([.N55:.R55])" office:value-type="float" office:value="418.389934116489" calcext:value-type="float">
            <text:p>418.389934116489</text:p>
          </table:table-cell>
          <table:table-cell table:formula="of:=[.T55]/[.S55]" office:value-type="float" office:value="0.0363998953666176" calcext:value-type="float">
            <text:p>0.0363998953666176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ifferent nodes</text:p>
          </table:table-cell>
          <table:table-cell table:style-name="ce9" office:value-type="string" calcext:value-type="string">
            <text:p># Size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table:number-columns-repeated="4"/>
          <table:table-cell office:value-type="string" calcext:value-type="string">
            <text:p>different node</text:p>
          </table:table-cell>
          <table:table-cell table:style-name="ce9" office:value-type="string" calcext:value-type="string">
            <text:p># Size</text:p>
          </table:table-cell>
          <table:table-cell table:style-name="ce9" office:value-type="string" calcext:value-type="string">
            <text:p>Run 1</text:p>
          </table:table-cell>
          <table:table-cell table:style-name="ce9" office:value-type="string" calcext:value-type="string">
            <text:p>Run 2</text:p>
          </table:table-cell>
          <table:table-cell table:style-name="ce9" office:value-type="string" calcext:value-type="string">
            <text:p>Run 3</text:p>
          </table:table-cell>
          <table:table-cell table:style-name="ce9"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9" calcext:value-type="float">
            <text:p>1.69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AVERAGE([.C59:.G59])" office:value-type="float" office:value="1.684" calcext:value-type="float">
            <text:p>1.684</text:p>
          </table:table-cell>
          <table:table-cell table:formula="of:=STDEV([.C59:.G59])" office:value-type="float" office:value="0.00547722557505167" calcext:value-type="float">
            <text:p>0.00547722557505167</text:p>
          </table:table-cell>
          <table:table-cell table:formula="of:=[.I59]/[.H59]" office:value-type="float" office:value="0.00325250924884303" calcext:value-type="float">
            <text:p>0.00325250924884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.65" calcext:value-type="float">
            <text:p>1.65</text:p>
          </table:table-cell>
          <table:table-cell table:formula="of:=AVERAGE([.C60:.G60])" office:value-type="float" office:value="1.654" calcext:value-type="float">
            <text:p>1.654</text:p>
          </table:table-cell>
          <table:table-cell table:formula="of:=STDEV([.C60:.G60])" office:value-type="float" office:value="0.00894427190999917" calcext:value-type="float">
            <text:p>0.00894427190999917</text:p>
          </table:table-cell>
          <table:table-cell table:formula="of:=[.I60]/[.H60]" office:value-type="float" office:value="0.00540766137242997" calcext:value-type="float">
            <text:p>0.005407661372429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3.43" calcext:value-type="float">
            <text:p>3.43</text:p>
          </table:table-cell>
          <table:table-cell table:formula="of:=AVERAGE([.N60:.R60])" office:value-type="float" office:value="3.444" calcext:value-type="float">
            <text:p>3.444</text:p>
          </table:table-cell>
          <table:table-cell table:formula="of:=STDEV([.N60:.R60])" office:value-type="float" office:value="0.00894427190999919" calcext:value-type="float">
            <text:p>0.00894427190999919</text:p>
          </table:table-cell>
          <table:table-cell table:formula="of:=[.T60]/[.S60]" office:value-type="float" office:value="0.00259705920731684" calcext:value-type="float">
            <text:p>0.002597059207316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61]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.64" calcext:value-type="float">
            <text:p>1.64</text:p>
          </table:table-cell>
          <table:table-cell table:formula="of:=AVERAGE([.C61:.G61])" office:value-type="float" office:value="1.656" calcext:value-type="float">
            <text:p>1.656</text:p>
          </table:table-cell>
          <table:table-cell table:formula="of:=STDEV([.C61:.G61])" office:value-type="float" office:value="0.0260768096208106" calcext:value-type="float">
            <text:p>0.0260768096208106</text:p>
          </table:table-cell>
          <table:table-cell table:formula="of:=[.I61]/[.H61]" office:value-type="float" office:value="0.0157468657130499" calcext:value-type="float">
            <text:p>0.0157468657130499</text:p>
          </table:table-cell>
          <table:table-cell/>
          <table:table-cell office:value-type="float" office:value="1" calcext:value-type="float">
            <text:p>1</text:p>
          </table:table-cell>
          <table:table-cell table:formula="of:=2^[.L61]" office:value-type="float" office:value="2" calcext:value-type="float">
            <text:p>2</text:p>
          </table:table-cell>
          <table:table-cell office:value-type="float" office:value="7.01" calcext:value-type="float">
            <text:p>7.01</text:p>
          </table:table-cell>
          <table:table-cell office:value-type="float" office:value="6.96" calcext:value-type="float">
            <text:p>6.96</text:p>
          </table:table-cell>
          <table:table-cell office:value-type="float" office:value="6.97" calcext:value-type="float">
            <text:p>6.97</text:p>
          </table:table-cell>
          <table:table-cell office:value-type="float" office:value="6.98" calcext:value-type="float">
            <text:p>6.98</text:p>
          </table:table-cell>
          <table:table-cell office:value-type="float" office:value="6.95" calcext:value-type="float">
            <text:p>6.95</text:p>
          </table:table-cell>
          <table:table-cell table:formula="of:=AVERAGE([.N61:.R61])" office:value-type="float" office:value="6.974" calcext:value-type="float">
            <text:p>6.974</text:p>
          </table:table-cell>
          <table:table-cell table:formula="of:=STDEV([.N61:.R61])" office:value-type="float" office:value="0.0230217288664426" calcext:value-type="float">
            <text:p>0.0230217288664426</text:p>
          </table:table-cell>
          <table:table-cell table:formula="of:=[.T61]/[.S61]" office:value-type="float" office:value="0.00330107956215122" calcext:value-type="float">
            <text:p>0.003301079562151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62]" office:value-type="float" office:value="4" calcext:value-type="float">
            <text:p>4</text:p>
          </table:table-cell>
          <table:table-cell table:number-columns-repeated="3" office:value-type="float" office:value="1.64" calcext:value-type="float">
            <text:p>1.64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table:formula="of:=AVERAGE([.C62:.G62])" office:value-type="float" office:value="1.638" calcext:value-type="float">
            <text:p>1.638</text:p>
          </table:table-cell>
          <table:table-cell table:formula="of:=STDEV([.C62:.G62])" office:value-type="float" office:value="0.00447213595499958" calcext:value-type="float">
            <text:p>0.00447213595499958</text:p>
          </table:table-cell>
          <table:table-cell table:formula="of:=[.I62]/[.H62]" office:value-type="float" office:value="0.00273024173076898" calcext:value-type="float">
            <text:p>0.00273024173076898</text:p>
          </table:table-cell>
          <table:table-cell/>
          <table:table-cell office:value-type="float" office:value="2" calcext:value-type="float">
            <text:p>2</text:p>
          </table:table-cell>
          <table:table-cell table:formula="of:=2^[.L62]" office:value-type="float" office:value="4" calcext:value-type="float">
            <text:p>4</text:p>
          </table:table-cell>
          <table:table-cell office:value-type="float" office:value="14.07" calcext:value-type="float">
            <text:p>14.07</text:p>
          </table:table-cell>
          <table:table-cell office:value-type="float" office:value="13.96" calcext:value-type="float">
            <text:p>13.96</text:p>
          </table:table-cell>
          <table:table-cell office:value-type="float" office:value="14.06" calcext:value-type="float">
            <text:p>14.06</text:p>
          </table:table-cell>
          <table:table-cell office:value-type="float" office:value="14.01" calcext:value-type="float">
            <text:p>14.01</text:p>
          </table:table-cell>
          <table:table-cell office:value-type="float" office:value="14.05" calcext:value-type="float">
            <text:p>14.05</text:p>
          </table:table-cell>
          <table:table-cell table:formula="of:=AVERAGE([.N62:.R62])" office:value-type="float" office:value="14.03" calcext:value-type="float">
            <text:p>14.03</text:p>
          </table:table-cell>
          <table:table-cell table:formula="of:=STDEV([.N62:.R62])" office:value-type="float" office:value="0.045276925690687" calcext:value-type="float">
            <text:p>0.045276925690687</text:p>
          </table:table-cell>
          <table:table-cell table:formula="of:=[.T62]/[.S62]" office:value-type="float" office:value="0.00322715079762559" calcext:value-type="float">
            <text:p>0.003227150797625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63]"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.65" calcext:value-type="float">
            <text:p>1.65</text:p>
          </table:table-cell>
          <table:table-cell table:formula="of:=AVERAGE([.C63:.G63])" office:value-type="float" office:value="1.648" calcext:value-type="float">
            <text:p>1.648</text:p>
          </table:table-cell>
          <table:table-cell table:formula="of:=STDEV([.C63:.G63])" office:value-type="float" office:value="0.00447213595499958" calcext:value-type="float">
            <text:p>0.00447213595499958</text:p>
          </table:table-cell>
          <table:table-cell table:formula="of:=[.I63]/[.H63]" office:value-type="float" office:value="0.00271367472997548" calcext:value-type="float">
            <text:p>0.00271367472997548</text:p>
          </table:table-cell>
          <table:table-cell/>
          <table:table-cell office:value-type="float" office:value="3" calcext:value-type="float">
            <text:p>3</text:p>
          </table:table-cell>
          <table:table-cell table:formula="of:=2^[.L63]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7.62" calcext:value-type="float">
            <text:p>27.62</text:p>
          </table:table-cell>
          <table:table-cell office:value-type="float" office:value="28.32" calcext:value-type="float">
            <text:p>28.32</text:p>
          </table:table-cell>
          <table:table-cell office:value-type="float" office:value="25.62" calcext:value-type="float">
            <text:p>25.62</text:p>
          </table:table-cell>
          <table:table-cell office:value-type="float" office:value="27.46" calcext:value-type="float">
            <text:p>27.46</text:p>
          </table:table-cell>
          <table:table-cell table:formula="of:=AVERAGE([.N63:.R63])" office:value-type="float" office:value="27.404" calcext:value-type="float">
            <text:p>27.404</text:p>
          </table:table-cell>
          <table:table-cell table:formula="of:=STDEV([.N63:.R63])" office:value-type="float" office:value="1.05198859309405" calcext:value-type="float">
            <text:p>1.05198859309405</text:p>
          </table:table-cell>
          <table:table-cell table:formula="of:=[.T63]/[.S63]" office:value-type="float" office:value="0.0383881401654521" calcext:value-type="float">
            <text:p>0.03838814016545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64]" office:value-type="float" office:value="16" calcext:value-type="float">
            <text:p>16</text:p>
          </table:table-cell>
          <table:table-cell table:number-columns-repeated="3"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4" calcext:value-type="float">
            <text:p>1.64</text:p>
          </table:table-cell>
          <table:table-cell table:formula="of:=AVERAGE([.C64:.G64])" office:value-type="float" office:value="1.642" calcext:value-type="float">
            <text:p>1.642</text:p>
          </table:table-cell>
          <table:table-cell table:formula="of:=STDEV([.C64:.G64])" office:value-type="float" office:value="0.00447213595499958" calcext:value-type="float">
            <text:p>0.00447213595499958</text:p>
          </table:table-cell>
          <table:table-cell table:formula="of:=[.I64]/[.H64]" office:value-type="float" office:value="0.00272359071559049" calcext:value-type="float">
            <text:p>0.00272359071559049</text:p>
          </table:table-cell>
          <table:table-cell/>
          <table:table-cell office:value-type="float" office:value="4" calcext:value-type="float">
            <text:p>4</text:p>
          </table:table-cell>
          <table:table-cell table:formula="of:=2^[.L64]" office:value-type="float" office:value="16" calcext:value-type="float">
            <text:p>16</text:p>
          </table:table-cell>
          <table:table-cell office:value-type="float" office:value="55.37" calcext:value-type="float">
            <text:p>55.37</text:p>
          </table:table-cell>
          <table:table-cell office:value-type="float" office:value="56.38" calcext:value-type="float">
            <text:p>56.38</text:p>
          </table:table-cell>
          <table:table-cell office:value-type="float" office:value="56.69" calcext:value-type="float">
            <text:p>56.69</text:p>
          </table:table-cell>
          <table:table-cell office:value-type="float" office:value="56.46" calcext:value-type="float">
            <text:p>56.46</text:p>
          </table:table-cell>
          <table:table-cell office:value-type="float" office:value="56.67" calcext:value-type="float">
            <text:p>56.67</text:p>
          </table:table-cell>
          <table:table-cell table:formula="of:=AVERAGE([.N64:.R64])" office:value-type="float" office:value="56.314" calcext:value-type="float">
            <text:p>56.314</text:p>
          </table:table-cell>
          <table:table-cell table:formula="of:=STDEV([.N64:.R64])" office:value-type="float" office:value="0.544270153508349" calcext:value-type="float">
            <text:p>0.544270153508349</text:p>
          </table:table-cell>
          <table:table-cell table:formula="of:=[.T64]/[.S64]" office:value-type="float" office:value="0.00966491731200676" calcext:value-type="float">
            <text:p>0.009664917312006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65]" office:value-type="float" office:value="32" calcext:value-type="float">
            <text:p>32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AVERAGE([.C65:.G65])" office:value-type="float" office:value="1.65" calcext:value-type="float">
            <text:p>1.65</text:p>
          </table:table-cell>
          <table:table-cell table:formula="of:=STDEV([.C65:.G65])" office:value-type="float" office:value="0.00707106781186548" calcext:value-type="float">
            <text:p>0.00707106781186548</text:p>
          </table:table-cell>
          <table:table-cell table:formula="of:=[.I65]/[.H65]" office:value-type="float" office:value="0.00428549564355484" calcext:value-type="float">
            <text:p>0.00428549564355484</text:p>
          </table:table-cell>
          <table:table-cell/>
          <table:table-cell office:value-type="float" office:value="5" calcext:value-type="float">
            <text:p>5</text:p>
          </table:table-cell>
          <table:table-cell table:formula="of:=2^[.L65]" office:value-type="float" office:value="32" calcext:value-type="float">
            <text:p>32</text:p>
          </table:table-cell>
          <table:table-cell office:value-type="float" office:value="113.38" calcext:value-type="float">
            <text:p>113.38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3.77" calcext:value-type="float">
            <text:p>113.77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65" calcext:value-type="float">
            <text:p>113.65</text:p>
          </table:table-cell>
          <table:table-cell table:formula="of:=AVERAGE([.N65:.R65])" office:value-type="float" office:value="113.484" calcext:value-type="float">
            <text:p>113.484</text:p>
          </table:table-cell>
          <table:table-cell table:formula="of:=STDEV([.N65:.R65])" office:value-type="float" office:value="0.251455761516811" calcext:value-type="float">
            <text:p>0.251455761516811</text:p>
          </table:table-cell>
          <table:table-cell table:formula="of:=[.T65]/[.S65]" office:value-type="float" office:value="0.00221578162134584" calcext:value-type="float">
            <text:p>0.0022157816213458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66]" office:value-type="float" office:value="64" calcext:value-type="float">
            <text:p>64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table:formula="of:=AVERAGE([.C66:.G66])" office:value-type="float" office:value="1.786" calcext:value-type="float">
            <text:p>1.786</text:p>
          </table:table-cell>
          <table:table-cell table:formula="of:=STDEV([.C66:.G66])" office:value-type="float" office:value="0.00547722557505167" calcext:value-type="float">
            <text:p>0.00547722557505167</text:p>
          </table:table-cell>
          <table:table-cell table:formula="of:=[.I66]/[.H66]" office:value-type="float" office:value="0.00306675564112635" calcext:value-type="float">
            <text:p>0.00306675564112635</text:p>
          </table:table-cell>
          <table:table-cell/>
          <table:table-cell office:value-type="float" office:value="6" calcext:value-type="float">
            <text:p>6</text:p>
          </table:table-cell>
          <table:table-cell table:formula="of:=2^[.L66]" office:value-type="float" office:value="64" calcext:value-type="float">
            <text:p>64</text:p>
          </table:table-cell>
          <table:table-cell office:value-type="float" office:value="208.3" calcext:value-type="float">
            <text:p>208.3</text:p>
          </table:table-cell>
          <table:table-cell office:value-type="float" office:value="208.31" calcext:value-type="float">
            <text:p>208.31</text:p>
          </table:table-cell>
          <table:table-cell office:value-type="float" office:value="208.68" calcext:value-type="float">
            <text:p>208.68</text:p>
          </table:table-cell>
          <table:table-cell office:value-type="float" office:value="209.25" calcext:value-type="float">
            <text:p>209.25</text:p>
          </table:table-cell>
          <table:table-cell office:value-type="float" office:value="209.44" calcext:value-type="float">
            <text:p>209.44</text:p>
          </table:table-cell>
          <table:table-cell table:formula="of:=AVERAGE([.N66:.R66])" office:value-type="float" office:value="208.796" calcext:value-type="float">
            <text:p>208.796</text:p>
          </table:table-cell>
          <table:table-cell table:formula="of:=STDEV([.N66:.R66])" office:value-type="float" office:value="0.528327549915765" calcext:value-type="float">
            <text:p>0.528327549915765</text:p>
          </table:table-cell>
          <table:table-cell table:formula="of:=[.T66]/[.S66]" office:value-type="float" office:value="0.00253035283202631" calcext:value-type="float">
            <text:p>0.0025303528320263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67]" office:value-type="float" office:value="128" calcext:value-type="float">
            <text:p>128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2.46" calcext:value-type="float">
            <text:p>2.46</text:p>
          </table:table-cell>
          <table:table-cell table:formula="of:=AVERAGE([.C67:.G67])" office:value-type="float" office:value="2.454" calcext:value-type="float">
            <text:p>2.454</text:p>
          </table:table-cell>
          <table:table-cell table:formula="of:=STDEV([.C67:.G67])" office:value-type="float" office:value="0.00894427190999914" calcext:value-type="float">
            <text:p>0.00894427190999914</text:p>
          </table:table-cell>
          <table:table-cell table:formula="of:=[.I67]/[.H67]" office:value-type="float" office:value="0.00364477257946175" calcext:value-type="float">
            <text:p>0.00364477257946175</text:p>
          </table:table-cell>
          <table:table-cell/>
          <table:table-cell office:value-type="float" office:value="7" calcext:value-type="float">
            <text:p>7</text:p>
          </table:table-cell>
          <table:table-cell table:formula="of:=2^[.L67]" office:value-type="float" office:value="128" calcext:value-type="float">
            <text:p>128</text:p>
          </table:table-cell>
          <table:table-cell office:value-type="float" office:value="293.73" calcext:value-type="float">
            <text:p>293.73</text:p>
          </table:table-cell>
          <table:table-cell office:value-type="float" office:value="300.36" calcext:value-type="float">
            <text:p>300.36</text:p>
          </table:table-cell>
          <table:table-cell office:value-type="float" office:value="297.98" calcext:value-type="float">
            <text:p>297.98</text:p>
          </table:table-cell>
          <table:table-cell office:value-type="float" office:value="302.77" calcext:value-type="float">
            <text:p>302.77</text:p>
          </table:table-cell>
          <table:table-cell office:value-type="float" office:value="290.77" calcext:value-type="float">
            <text:p>290.77</text:p>
          </table:table-cell>
          <table:table-cell table:formula="of:=AVERAGE([.N67:.R67])" office:value-type="float" office:value="297.122" calcext:value-type="float">
            <text:p>297.122</text:p>
          </table:table-cell>
          <table:table-cell table:formula="of:=STDEV([.N67:.R67])" office:value-type="float" office:value="4.8727374236665" calcext:value-type="float">
            <text:p>4.8727374236665</text:p>
          </table:table-cell>
          <table:table-cell table:formula="of:=[.T67]/[.S67]" office:value-type="float" office:value="0.0163997866992902" calcext:value-type="float">
            <text:p>0.016399786699290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68]" office:value-type="float" office:value="256" calcext:value-type="float">
            <text:p>256</text:p>
          </table:table-cell>
          <table:table-cell office:value-type="float" office:value="2.61" calcext:value-type="float">
            <text:p>2.61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61" calcext:value-type="float">
            <text:p>2.61</text:p>
          </table:table-cell>
          <table:table-cell office:value-type="float" office:value="2.62" calcext:value-type="float">
            <text:p>2.62</text:p>
          </table:table-cell>
          <table:table-cell table:formula="of:=AVERAGE([.C68:.G68])" office:value-type="float" office:value="2.614" calcext:value-type="float">
            <text:p>2.614</text:p>
          </table:table-cell>
          <table:table-cell table:formula="of:=STDEV([.C68:.G68])" office:value-type="float" office:value="0.0114017542509914" calcext:value-type="float">
            <text:p>0.0114017542509914</text:p>
          </table:table-cell>
          <table:table-cell table:formula="of:=[.I68]/[.H68]" office:value-type="float" office:value="0.00436180346250626" calcext:value-type="float">
            <text:p>0.00436180346250626</text:p>
          </table:table-cell>
          <table:table-cell/>
          <table:table-cell office:value-type="float" office:value="8" calcext:value-type="float">
            <text:p>8</text:p>
          </table:table-cell>
          <table:table-cell table:formula="of:=2^[.L68]" office:value-type="float" office:value="256" calcext:value-type="float">
            <text:p>256</text:p>
          </table:table-cell>
          <table:table-cell office:value-type="float" office:value="552.67" calcext:value-type="float">
            <text:p>552.67</text:p>
          </table:table-cell>
          <table:table-cell office:value-type="float" office:value="567.84" calcext:value-type="float">
            <text:p>567.84</text:p>
          </table:table-cell>
          <table:table-cell office:value-type="float" office:value="566.1" calcext:value-type="float">
            <text:p>566.1</text:p>
          </table:table-cell>
          <table:table-cell office:value-type="float" office:value="571.3" calcext:value-type="float">
            <text:p>571.3</text:p>
          </table:table-cell>
          <table:table-cell office:value-type="float" office:value="573.65" calcext:value-type="float">
            <text:p>573.65</text:p>
          </table:table-cell>
          <table:table-cell table:formula="of:=AVERAGE([.N68:.R68])" office:value-type="float" office:value="566.312" calcext:value-type="float">
            <text:p>566.312</text:p>
          </table:table-cell>
          <table:table-cell table:formula="of:=STDEV([.N68:.R68])" office:value-type="float" office:value="8.17328391774078" calcext:value-type="float">
            <text:p>8.17328391774078</text:p>
          </table:table-cell>
          <table:table-cell table:formula="of:=[.T68]/[.S68]" office:value-type="float" office:value="0.0144324752393394" calcext:value-type="float">
            <text:p>0.014432475239339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69]" office:value-type="float" office:value="512" calcext:value-type="float">
            <text:p>512</text:p>
          </table:table-cell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2.9" calcext:value-type="float">
            <text:p>2.9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table:formula="of:=AVERAGE([.C69:.G69])" office:value-type="float" office:value="2.888" calcext:value-type="float">
            <text:p>2.888</text:p>
          </table:table-cell>
          <table:table-cell table:formula="of:=STDEV([.C69:.G69])" office:value-type="float" office:value="0.00836660026534079" calcext:value-type="float">
            <text:p>0.00836660026534079</text:p>
          </table:table-cell>
          <table:table-cell table:formula="of:=[.I69]/[.H69]" office:value-type="float" office:value="0.00289702225254182" calcext:value-type="float">
            <text:p>0.00289702225254182</text:p>
          </table:table-cell>
          <table:table-cell/>
          <table:table-cell office:value-type="float" office:value="9" calcext:value-type="float">
            <text:p>9</text:p>
          </table:table-cell>
          <table:table-cell table:formula="of:=2^[.L69]" office:value-type="float" office:value="512" calcext:value-type="float">
            <text:p>512</text:p>
          </table:table-cell>
          <table:table-cell office:value-type="float" office:value="1067.83" calcext:value-type="float">
            <text:p>1067.83</text:p>
          </table:table-cell>
          <table:table-cell office:value-type="float" office:value="1080.1" calcext:value-type="float">
            <text:p>1080.1</text:p>
          </table:table-cell>
          <table:table-cell office:value-type="float" office:value="1089.42" calcext:value-type="float">
            <text:p>1089.42</text:p>
          </table:table-cell>
          <table:table-cell office:value-type="float" office:value="1093.83" calcext:value-type="float">
            <text:p>1093.83</text:p>
          </table:table-cell>
          <table:table-cell office:value-type="float" office:value="1086.85" calcext:value-type="float">
            <text:p>1086.85</text:p>
          </table:table-cell>
          <table:table-cell table:formula="of:=AVERAGE([.N69:.R69])" office:value-type="float" office:value="1083.606" calcext:value-type="float">
            <text:p>1083.606</text:p>
          </table:table-cell>
          <table:table-cell table:formula="of:=STDEV([.N69:.R69])" office:value-type="float" office:value="10.1246051774872" calcext:value-type="float">
            <text:p>10.1246051774872</text:p>
          </table:table-cell>
          <table:table-cell table:formula="of:=[.T69]/[.S69]" office:value-type="float" office:value="0.00934343772320123" calcext:value-type="float">
            <text:p>0.009343437723201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70]" office:value-type="float" office:value="1024" calcext:value-type="float">
            <text:p>1024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44" calcext:value-type="float">
            <text:p>3.44</text:p>
          </table:table-cell>
          <table:table-cell table:formula="of:=AVERAGE([.C70:.G70])" office:value-type="float" office:value="3.444" calcext:value-type="float">
            <text:p>3.444</text:p>
          </table:table-cell>
          <table:table-cell table:formula="of:=STDEV([.C70:.G70])" office:value-type="float" office:value="0.00547722557505179" calcext:value-type="float">
            <text:p>0.00547722557505179</text:p>
          </table:table-cell>
          <table:table-cell table:formula="of:=[.I70]/[.H70]" office:value-type="float" office:value="0.00159036747243083" calcext:value-type="float">
            <text:p>0.0015903674724308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^[.L70]" office:value-type="float" office:value="1024" calcext:value-type="float">
            <text:p>1024</text:p>
          </table:table-cell>
          <table:table-cell office:value-type="float" office:value="1774.65" calcext:value-type="float">
            <text:p>1774.65</text:p>
          </table:table-cell>
          <table:table-cell office:value-type="float" office:value="1803.41" calcext:value-type="float">
            <text:p>1803.41</text:p>
          </table:table-cell>
          <table:table-cell office:value-type="float" office:value="1795.86" calcext:value-type="float">
            <text:p>1795.86</text:p>
          </table:table-cell>
          <table:table-cell office:value-type="float" office:value="1810.47" calcext:value-type="float">
            <text:p>1810.47</text:p>
          </table:table-cell>
          <table:table-cell office:value-type="float" office:value="1815.11" calcext:value-type="float">
            <text:p>1815.11</text:p>
          </table:table-cell>
          <table:table-cell table:formula="of:=AVERAGE([.N70:.R70])" office:value-type="float" office:value="1799.9" calcext:value-type="float">
            <text:p>1799.9</text:p>
          </table:table-cell>
          <table:table-cell table:formula="of:=STDEV([.N70:.R70])" office:value-type="float" office:value="15.8845302102391" calcext:value-type="float">
            <text:p>15.8845302102391</text:p>
          </table:table-cell>
          <table:table-cell table:formula="of:=[.T70]/[.S70]" office:value-type="float" office:value="0.00882522929620484" calcext:value-type="float">
            <text:p>0.00882522929620484</text:p>
          </table:table-cell>
          <table:table-cell table:number-columns-repeated="2"/>
          <table:table-cell>
            <draw:frame draw:z-index="1" draw:style-name="gr1" draw:text-style-name="P1" svg:width="15.7453in" svg:height="11.6346in" svg:x="0.839in" svg:y="0.1677in">
              <draw:object draw:notify-on-update-of-ranges="Sheet1.B6:Sheet1.B28 Sheet1.A4:Sheet1.A4 Sheet1.S6:Sheet1.S28 Sheet1.T6:Sheet1.T28 Sheet1.T6:Sheet1.T28 Sheet1.A31:Sheet1.A31 Sheet1.S33:Sheet1.S55 Sheet1.T33:Sheet1.T55 Sheet1.T33:Sheet1.T55 Sheet1.A58:Sheet1.A58 Sheet1.S60:Sheet1.S82 Sheet1.T60:Sheet1.T82 Sheet1.T60:Sheet1.T8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71]" office:value-type="float" office:value="2048" calcext:value-type="float">
            <text:p>2048</text:p>
          </table:table-cell>
          <table:table-cell table:number-columns-repeated="3" office:value-type="float" office:value="4.48" calcext:value-type="float">
            <text:p>4.48</text:p>
          </table:table-cell>
          <table:table-cell office:value-type="float" office:value="4.5" calcext:value-type="float">
            <text:p>4.5</text:p>
          </table:table-cell>
          <table:table-cell office:value-type="float" office:value="4.48" calcext:value-type="float">
            <text:p>4.48</text:p>
          </table:table-cell>
          <table:table-cell table:formula="of:=AVERAGE([.C71:.G71])" office:value-type="float" office:value="4.484" calcext:value-type="float">
            <text:p>4.484</text:p>
          </table:table-cell>
          <table:table-cell table:formula="of:=STDEV([.C71:.G71])" office:value-type="float" office:value="0.00894427190999897" calcext:value-type="float">
            <text:p>0.00894427190999897</text:p>
          </table:table-cell>
          <table:table-cell table:formula="of:=[.I71]/[.H71]" office:value-type="float" office:value="0.00199470827609254" calcext:value-type="float">
            <text:p>0.0019947082760925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^[.L71]" office:value-type="float" office:value="2048" calcext:value-type="float">
            <text:p>2048</text:p>
          </table:table-cell>
          <table:table-cell office:value-type="float" office:value="2714.73" calcext:value-type="float">
            <text:p>2714.73</text:p>
          </table:table-cell>
          <table:table-cell office:value-type="float" office:value="2702.01" calcext:value-type="float">
            <text:p>2702.01</text:p>
          </table:table-cell>
          <table:table-cell office:value-type="float" office:value="2719.65" calcext:value-type="float">
            <text:p>2719.65</text:p>
          </table:table-cell>
          <table:table-cell office:value-type="float" office:value="2714.09" calcext:value-type="float">
            <text:p>2714.09</text:p>
          </table:table-cell>
          <table:table-cell office:value-type="float" office:value="2710.22" calcext:value-type="float">
            <text:p>2710.22</text:p>
          </table:table-cell>
          <table:table-cell table:formula="of:=AVERAGE([.N71:.R71])" office:value-type="float" office:value="2712.14" calcext:value-type="float">
            <text:p>2712.14</text:p>
          </table:table-cell>
          <table:table-cell table:formula="of:=STDEV([.N71:.R71])" office:value-type="float" office:value="6.58053949156143" calcext:value-type="float">
            <text:p>6.58053949156143</text:p>
          </table:table-cell>
          <table:table-cell table:formula="of:=[.T71]/[.S71]" office:value-type="float" office:value="0.00242632736199512" calcext:value-type="float">
            <text:p>0.002426327361995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72]" office:value-type="float" office:value="4096" calcext:value-type="float">
            <text:p>4096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office:value-type="float" office:value="6.59" calcext:value-type="float">
            <text:p>6.59</text:p>
          </table:table-cell>
          <table:table-cell table:formula="of:=AVERAGE([.C72:.G72])" office:value-type="float" office:value="6.6" calcext:value-type="float">
            <text:p>6.6</text:p>
          </table:table-cell>
          <table:table-cell table:formula="of:=STDEV([.C72:.G72])" office:value-type="float" office:value="0.0141421356237311" calcext:value-type="float">
            <text:p>0.0141421356237311</text:p>
          </table:table-cell>
          <table:table-cell table:formula="of:=[.I72]/[.H72]" office:value-type="float" office:value="0.00214274782177744" calcext:value-type="float">
            <text:p>0.0021427478217774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2^[.L72]" office:value-type="float" office:value="4096" calcext:value-type="float">
            <text:p>4096</text:p>
          </table:table-cell>
          <table:table-cell office:value-type="float" office:value="2951.05" calcext:value-type="float">
            <text:p>2951.05</text:p>
          </table:table-cell>
          <table:table-cell office:value-type="float" office:value="2946.46" calcext:value-type="float">
            <text:p>2946.46</text:p>
          </table:table-cell>
          <table:table-cell office:value-type="float" office:value="2947.11" calcext:value-type="float">
            <text:p>2947.11</text:p>
          </table:table-cell>
          <table:table-cell office:value-type="float" office:value="2938.58" calcext:value-type="float">
            <text:p>2938.58</text:p>
          </table:table-cell>
          <table:table-cell office:value-type="float" office:value="2947.64" calcext:value-type="float">
            <text:p>2947.64</text:p>
          </table:table-cell>
          <table:table-cell table:formula="of:=AVERAGE([.N72:.R72])" office:value-type="float" office:value="2946.168" calcext:value-type="float">
            <text:p>2946.168</text:p>
          </table:table-cell>
          <table:table-cell table:formula="of:=STDEV([.N72:.R72])" office:value-type="float" office:value="4.59758306069621" calcext:value-type="float">
            <text:p>4.59758306069621</text:p>
          </table:table-cell>
          <table:table-cell table:formula="of:=[.T72]/[.S72]" office:value-type="float" office:value="0.00156052983424442" calcext:value-type="float">
            <text:p>0.001560529834244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73]" office:value-type="float" office:value="8192" calcext:value-type="float">
            <text:p>8192</text:p>
          </table:table-cell>
          <table:table-cell office:value-type="float" office:value="8.46" calcext:value-type="float">
            <text:p>8.46</text:p>
          </table:table-cell>
          <table:table-cell office:value-type="float" office:value="8.45" calcext:value-type="float">
            <text:p>8.45</text:p>
          </table:table-cell>
          <table:table-cell office:value-type="float" office:value="8.47" calcext:value-type="float">
            <text:p>8.47</text:p>
          </table:table-cell>
          <table:table-cell office:value-type="float" office:value="8.48" calcext:value-type="float">
            <text:p>8.48</text:p>
          </table:table-cell>
          <table:table-cell office:value-type="float" office:value="8.47" calcext:value-type="float">
            <text:p>8.47</text:p>
          </table:table-cell>
          <table:table-cell table:formula="of:=AVERAGE([.C73:.G73])" office:value-type="float" office:value="8.466" calcext:value-type="float">
            <text:p>8.466</text:p>
          </table:table-cell>
          <table:table-cell table:formula="of:=STDEV([.C73:.G73])" office:value-type="float" office:value="0.0114017542509918" calcext:value-type="float">
            <text:p>0.0114017542509918</text:p>
          </table:table-cell>
          <table:table-cell table:formula="of:=[.I73]/[.H73]" office:value-type="float" office:value="0.00134676993278901" calcext:value-type="float">
            <text:p>0.0013467699327890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2^[.L73]" office:value-type="float" office:value="8192" calcext:value-type="float">
            <text:p>8192</text:p>
          </table:table-cell>
          <table:table-cell office:value-type="float" office:value="3130.6" calcext:value-type="float">
            <text:p>3130.6</text:p>
          </table:table-cell>
          <table:table-cell office:value-type="float" office:value="3133.82" calcext:value-type="float">
            <text:p>3133.82</text:p>
          </table:table-cell>
          <table:table-cell office:value-type="float" office:value="3128.38" calcext:value-type="float">
            <text:p>3128.38</text:p>
          </table:table-cell>
          <table:table-cell office:value-type="float" office:value="3130.93" calcext:value-type="float">
            <text:p>3130.93</text:p>
          </table:table-cell>
          <table:table-cell office:value-type="float" office:value="3120.18" calcext:value-type="float">
            <text:p>3120.18</text:p>
          </table:table-cell>
          <table:table-cell table:formula="of:=AVERAGE([.N73:.R73])" office:value-type="float" office:value="3128.782" calcext:value-type="float">
            <text:p>3128.782</text:p>
          </table:table-cell>
          <table:table-cell table:formula="of:=STDEV([.N73:.R73])" office:value-type="float" office:value="5.18306087172443" calcext:value-type="float">
            <text:p>5.18306087172443</text:p>
          </table:table-cell>
          <table:table-cell table:formula="of:=[.T73]/[.S73]" office:value-type="float" office:value="0.00165657462607636" calcext:value-type="float">
            <text:p>0.0016565746260763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74]" office:value-type="float" office:value="16384" calcext:value-type="float">
            <text:p>16384</text:p>
          </table:table-cell>
          <table:table-cell office:value-type="float" office:value="11.13" calcext:value-type="float">
            <text:p>11.13</text:p>
          </table:table-cell>
          <table:table-cell office:value-type="float" office:value="11.12" calcext:value-type="float">
            <text:p>11.12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11.12" calcext:value-type="float">
            <text:p>11.12</text:p>
          </table:table-cell>
          <table:table-cell table:formula="of:=AVERAGE([.C74:.G74])" office:value-type="float" office:value="11.12" calcext:value-type="float">
            <text:p>11.12</text:p>
          </table:table-cell>
          <table:table-cell table:formula="of:=STDEV([.C74:.G74])" office:value-type="float" office:value="0.00707106781186595" calcext:value-type="float">
            <text:p>0.00707106781186595</text:p>
          </table:table-cell>
          <table:table-cell table:formula="of:=[.I74]/[.H74]" office:value-type="float" office:value="0.000635887393153413" calcext:value-type="float">
            <text:p>0.00063588739315341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2^[.L74]" office:value-type="float" office:value="16384" calcext:value-type="float">
            <text:p>16384</text:p>
          </table:table-cell>
          <table:table-cell office:value-type="float" office:value="3209.07" calcext:value-type="float">
            <text:p>3209.07</text:p>
          </table:table-cell>
          <table:table-cell office:value-type="float" office:value="3200.14" calcext:value-type="float">
            <text:p>3200.14</text:p>
          </table:table-cell>
          <table:table-cell office:value-type="float" office:value="3208.38" calcext:value-type="float">
            <text:p>3208.38</text:p>
          </table:table-cell>
          <table:table-cell office:value-type="float" office:value="3201.09" calcext:value-type="float">
            <text:p>3201.09</text:p>
          </table:table-cell>
          <table:table-cell office:value-type="float" office:value="3200.89" calcext:value-type="float">
            <text:p>3200.89</text:p>
          </table:table-cell>
          <table:table-cell table:formula="of:=AVERAGE([.N74:.R74])" office:value-type="float" office:value="3203.914" calcext:value-type="float">
            <text:p>3203.914</text:p>
          </table:table-cell>
          <table:table-cell table:formula="of:=STDEV([.N74:.R74])" office:value-type="float" office:value="4.41282562537892" calcext:value-type="float">
            <text:p>4.41282562537892</text:p>
          </table:table-cell>
          <table:table-cell table:formula="of:=[.T74]/[.S74]" office:value-type="float" office:value="0.00137732336928486" calcext:value-type="float">
            <text:p>0.0013773233692848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75]" office:value-type="float" office:value="32768" calcext:value-type="float">
            <text:p>3276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6.24" calcext:value-type="float">
            <text:p>16.24</text:p>
          </table:table-cell>
          <table:table-cell office:value-type="float" office:value="16.22" calcext:value-type="float">
            <text:p>16.22</text:p>
          </table:table-cell>
          <table:table-cell table:formula="of:=AVERAGE([.C75:.G75])" office:value-type="float" office:value="16.236" calcext:value-type="float">
            <text:p>16.236</text:p>
          </table:table-cell>
          <table:table-cell table:formula="of:=STDEV([.C75:.G75])" office:value-type="float" office:value="0.0114017542509914" calcext:value-type="float">
            <text:p>0.0114017542509914</text:p>
          </table:table-cell>
          <table:table-cell table:formula="of:=[.I75]/[.H75]" office:value-type="float" office:value="0.000702251432064021" calcext:value-type="float">
            <text:p>0.0007022514320640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2^[.L75]" office:value-type="float" office:value="32768" calcext:value-type="float">
            <text:p>32768</text:p>
          </table:table-cell>
          <table:table-cell office:value-type="float" office:value="3247.62" calcext:value-type="float">
            <text:p>3247.62</text:p>
          </table:table-cell>
          <table:table-cell office:value-type="float" office:value="3245.45" calcext:value-type="float">
            <text:p>3245.45</text:p>
          </table:table-cell>
          <table:table-cell office:value-type="float" office:value="3246.42" calcext:value-type="float">
            <text:p>3246.42</text:p>
          </table:table-cell>
          <table:table-cell office:value-type="float" office:value="3244.71" calcext:value-type="float">
            <text:p>3244.71</text:p>
          </table:table-cell>
          <table:table-cell office:value-type="float" office:value="3245.36" calcext:value-type="float">
            <text:p>3245.36</text:p>
          </table:table-cell>
          <table:table-cell table:formula="of:=AVERAGE([.N75:.R75])" office:value-type="float" office:value="3245.912" calcext:value-type="float">
            <text:p>3245.912</text:p>
          </table:table-cell>
          <table:table-cell table:formula="of:=STDEV([.N75:.R75])" office:value-type="float" office:value="1.13338872413656" calcext:value-type="float">
            <text:p>1.13338872413656</text:p>
          </table:table-cell>
          <table:table-cell table:formula="of:=[.T75]/[.S75]" office:value-type="float" office:value="0.00034917419946584" calcext:value-type="float">
            <text:p>0.000349174199465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76]" office:value-type="float" office:value="65536" calcext:value-type="float">
            <text:p>65536</text:p>
          </table:table-cell>
          <table:table-cell table:number-columns-repeated="2" office:value-type="float" office:value="26.33" calcext:value-type="float">
            <text:p>26.33</text:p>
          </table:table-cell>
          <table:table-cell office:value-type="float" office:value="26.27" calcext:value-type="float">
            <text:p>26.27</text:p>
          </table:table-cell>
          <table:table-cell office:value-type="float" office:value="26.28" calcext:value-type="float">
            <text:p>26.28</text:p>
          </table:table-cell>
          <table:table-cell office:value-type="float" office:value="26.36" calcext:value-type="float">
            <text:p>26.36</text:p>
          </table:table-cell>
          <table:table-cell table:formula="of:=AVERAGE([.C76:.G76])" office:value-type="float" office:value="26.314" calcext:value-type="float">
            <text:p>26.314</text:p>
          </table:table-cell>
          <table:table-cell table:formula="of:=STDEV([.C76:.G76])" office:value-type="float" office:value="0.0378153408023774" calcext:value-type="float">
            <text:p>0.0378153408023774</text:p>
          </table:table-cell>
          <table:table-cell table:formula="of:=[.I76]/[.H76]" office:value-type="float" office:value="0.00143708067197604" calcext:value-type="float">
            <text:p>0.0014370806719760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2^[.L76]" office:value-type="float" office:value="65536" calcext:value-type="float">
            <text:p>65536</text:p>
          </table:table-cell>
          <table:table-cell office:value-type="float" office:value="3270.46" calcext:value-type="float">
            <text:p>3270.46</text:p>
          </table:table-cell>
          <table:table-cell office:value-type="float" office:value="3270.85" calcext:value-type="float">
            <text:p>3270.85</text:p>
          </table:table-cell>
          <table:table-cell office:value-type="float" office:value="3269.3" calcext:value-type="float">
            <text:p>3269.3</text:p>
          </table:table-cell>
          <table:table-cell office:value-type="float" office:value="3270.54" calcext:value-type="float">
            <text:p>3270.54</text:p>
          </table:table-cell>
          <table:table-cell office:value-type="float" office:value="3272.06" calcext:value-type="float">
            <text:p>3272.06</text:p>
          </table:table-cell>
          <table:table-cell table:formula="of:=AVERAGE([.N76:.R76])" office:value-type="float" office:value="3270.642" calcext:value-type="float">
            <text:p>3270.642</text:p>
          </table:table-cell>
          <table:table-cell table:formula="of:=STDEV([.N76:.R76])" office:value-type="float" office:value="0.987228443674426" calcext:value-type="float">
            <text:p>0.987228443674426</text:p>
          </table:table-cell>
          <table:table-cell table:formula="of:=[.T76]/[.S76]" office:value-type="float" office:value="0.000301845461433696" calcext:value-type="float">
            <text:p>0.00030184546143369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7]" office:value-type="float" office:value="131072" calcext:value-type="float">
            <text:p>131072</text:p>
          </table:table-cell>
          <table:table-cell office:value-type="float" office:value="45.96" calcext:value-type="float">
            <text:p>45.96</text:p>
          </table:table-cell>
          <table:table-cell office:value-type="float" office:value="45.95" calcext:value-type="float">
            <text:p>45.95</text:p>
          </table:table-cell>
          <table:table-cell office:value-type="float" office:value="45.94" calcext:value-type="float">
            <text:p>45.94</text:p>
          </table:table-cell>
          <table:table-cell office:value-type="float" office:value="45.89" calcext:value-type="float">
            <text:p>45.89</text:p>
          </table:table-cell>
          <table:table-cell office:value-type="float" office:value="45.94" calcext:value-type="float">
            <text:p>45.94</text:p>
          </table:table-cell>
          <table:table-cell table:formula="of:=AVERAGE([.C77:.G77])" office:value-type="float" office:value="45.936" calcext:value-type="float">
            <text:p>45.936</text:p>
          </table:table-cell>
          <table:table-cell table:formula="of:=STDEV([.C77:.G77])" office:value-type="float" office:value="0.0270185121722127" calcext:value-type="float">
            <text:p>0.0270185121722127</text:p>
          </table:table-cell>
          <table:table-cell table:formula="of:=[.I77]/[.H77]" office:value-type="float" office:value="0.000588177293891779" calcext:value-type="float">
            <text:p>0.00058817729389177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2^[.L77]" office:value-type="float" office:value="131072" calcext:value-type="float">
            <text:p>131072</text:p>
          </table:table-cell>
          <table:table-cell office:value-type="float" office:value="3283.66" calcext:value-type="float">
            <text:p>3283.66</text:p>
          </table:table-cell>
          <table:table-cell office:value-type="float" office:value="3282.17" calcext:value-type="float">
            <text:p>3282.17</text:p>
          </table:table-cell>
          <table:table-cell office:value-type="float" office:value="3281.72" calcext:value-type="float">
            <text:p>3281.72</text:p>
          </table:table-cell>
          <table:table-cell office:value-type="float" office:value="3281.8" calcext:value-type="float">
            <text:p>3281.8</text:p>
          </table:table-cell>
          <table:table-cell office:value-type="float" office:value="3283.17" calcext:value-type="float">
            <text:p>3283.17</text:p>
          </table:table-cell>
          <table:table-cell table:formula="of:=AVERAGE([.N77:.R77])" office:value-type="float" office:value="3282.504" calcext:value-type="float">
            <text:p>3282.504</text:p>
          </table:table-cell>
          <table:table-cell table:formula="of:=STDEV([.N77:.R77])" office:value-type="float" office:value="0.866273628826332" calcext:value-type="float">
            <text:p>0.866273628826332</text:p>
          </table:table-cell>
          <table:table-cell table:formula="of:=[.T77]/[.S77]" office:value-type="float" office:value="0.000263906343701739" calcext:value-type="float">
            <text:p>0.00026390634370173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78]" office:value-type="float" office:value="262144" calcext:value-type="float">
            <text:p>262144</text:p>
          </table:table-cell>
          <table:table-cell office:value-type="float" office:value="84.66" calcext:value-type="float">
            <text:p>84.66</text:p>
          </table:table-cell>
          <table:table-cell office:value-type="float" office:value="84.74" calcext:value-type="float">
            <text:p>84.74</text:p>
          </table:table-cell>
          <table:table-cell office:value-type="float" office:value="84.7" calcext:value-type="float">
            <text:p>84.7</text:p>
          </table:table-cell>
          <table:table-cell table:number-columns-repeated="2" office:value-type="float" office:value="83.95" calcext:value-type="float">
            <text:p>83.95</text:p>
          </table:table-cell>
          <table:table-cell table:formula="of:=AVERAGE([.C78:.G78])" office:value-type="float" office:value="84.4" calcext:value-type="float">
            <text:p>84.4</text:p>
          </table:table-cell>
          <table:table-cell table:formula="of:=STDEV([.C78:.G78])" office:value-type="float" office:value="0.411764495798263" calcext:value-type="float">
            <text:p>0.411764495798263</text:p>
          </table:table-cell>
          <table:table-cell table:formula="of:=[.I78]/[.H78]" office:value-type="float" office:value="0.00487872625353392" calcext:value-type="float">
            <text:p>0.0048787262535339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2^[.L78]" office:value-type="float" office:value="262144" calcext:value-type="float">
            <text:p>262144</text:p>
          </table:table-cell>
          <table:table-cell office:value-type="float" office:value="3289.08" calcext:value-type="float">
            <text:p>3289.08</text:p>
          </table:table-cell>
          <table:table-cell office:value-type="float" office:value="3279.24" calcext:value-type="float">
            <text:p>3279.24</text:p>
          </table:table-cell>
          <table:table-cell office:value-type="float" office:value="3286.91" calcext:value-type="float">
            <text:p>3286.91</text:p>
          </table:table-cell>
          <table:table-cell office:value-type="float" office:value="3288.4" calcext:value-type="float">
            <text:p>3288.4</text:p>
          </table:table-cell>
          <table:table-cell office:value-type="float" office:value="3288.9" calcext:value-type="float">
            <text:p>3288.9</text:p>
          </table:table-cell>
          <table:table-cell table:formula="of:=AVERAGE([.N78:.R78])" office:value-type="float" office:value="3286.506" calcext:value-type="float">
            <text:p>3286.506</text:p>
          </table:table-cell>
          <table:table-cell table:formula="of:=STDEV([.N78:.R78])" office:value-type="float" office:value="4.15035902061507" calcext:value-type="float">
            <text:p>4.15035902061507</text:p>
          </table:table-cell>
          <table:table-cell table:formula="of:=[.T78]/[.S78]" office:value-type="float" office:value="0.00126284845383367" calcext:value-type="float">
            <text:p>0.001262848453833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79]" office:value-type="float" office:value="524288" calcext:value-type="float">
            <text:p>524288</text:p>
          </table:table-cell>
          <table:table-cell office:value-type="float" office:value="161.32" calcext:value-type="float">
            <text:p>161.32</text:p>
          </table:table-cell>
          <table:table-cell office:value-type="float" office:value="161.25" calcext:value-type="float">
            <text:p>161.25</text:p>
          </table:table-cell>
          <table:table-cell table:number-columns-repeated="2" office:value-type="float" office:value="161.26" calcext:value-type="float">
            <text:p>161.26</text:p>
          </table:table-cell>
          <table:table-cell office:value-type="float" office:value="161.25" calcext:value-type="float">
            <text:p>161.25</text:p>
          </table:table-cell>
          <table:table-cell table:formula="of:=AVERAGE([.C79:.G79])" office:value-type="float" office:value="161.268" calcext:value-type="float">
            <text:p>161.268</text:p>
          </table:table-cell>
          <table:table-cell table:formula="of:=STDEV([.C79:.G79])" office:value-type="float" office:value="0.0294957624075035" calcext:value-type="float">
            <text:p>0.0294957624075035</text:p>
          </table:table-cell>
          <table:table-cell table:formula="of:=[.I79]/[.H79]" office:value-type="float" office:value="0.000182899040153679" calcext:value-type="float">
            <text:p>0.00018289904015367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2^[.L79]" office:value-type="float" office:value="524288" calcext:value-type="float">
            <text:p>524288</text:p>
          </table:table-cell>
          <table:table-cell office:value-type="float" office:value="3294.47" calcext:value-type="float">
            <text:p>3294.47</text:p>
          </table:table-cell>
          <table:table-cell office:value-type="float" office:value="3293.56" calcext:value-type="float">
            <text:p>3293.56</text:p>
          </table:table-cell>
          <table:table-cell office:value-type="float" office:value="3294.02" calcext:value-type="float">
            <text:p>3294.02</text:p>
          </table:table-cell>
          <table:table-cell office:value-type="float" office:value="3294.65" calcext:value-type="float">
            <text:p>3294.65</text:p>
          </table:table-cell>
          <table:table-cell office:value-type="float" office:value="3294.76" calcext:value-type="float">
            <text:p>3294.76</text:p>
          </table:table-cell>
          <table:table-cell table:formula="of:=AVERAGE([.N79:.R79])" office:value-type="float" office:value="3294.292" calcext:value-type="float">
            <text:p>3294.292</text:p>
          </table:table-cell>
          <table:table-cell table:formula="of:=STDEV([.N79:.R79])" office:value-type="float" office:value="0.497161945446423" calcext:value-type="float">
            <text:p>0.497161945446423</text:p>
          </table:table-cell>
          <table:table-cell table:formula="of:=[.T79]/[.S79]" office:value-type="float" office:value="0.000150916174233014" calcext:value-type="float">
            <text:p>0.00015091617423301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80]" office:value-type="float" office:value="1048576" calcext:value-type="float">
            <text:p>1048576</text:p>
          </table:table-cell>
          <table:table-cell office:value-type="float" office:value="315.72" calcext:value-type="float">
            <text:p>315.72</text:p>
          </table:table-cell>
          <table:table-cell office:value-type="float" office:value="315.77" calcext:value-type="float">
            <text:p>315.77</text:p>
          </table:table-cell>
          <table:table-cell office:value-type="float" office:value="315.73" calcext:value-type="float">
            <text:p>315.73</text:p>
          </table:table-cell>
          <table:table-cell office:value-type="float" office:value="315.74" calcext:value-type="float">
            <text:p>315.74</text:p>
          </table:table-cell>
          <table:table-cell office:value-type="float" office:value="315.73" calcext:value-type="float">
            <text:p>315.73</text:p>
          </table:table-cell>
          <table:table-cell table:formula="of:=AVERAGE([.C80:.G80])" office:value-type="float" office:value="315.738" calcext:value-type="float">
            <text:p>315.738</text:p>
          </table:table-cell>
          <table:table-cell table:formula="of:=STDEV([.C80:.G80])" office:value-type="float" office:value="0.0192353840616539" calcext:value-type="float">
            <text:p>0.0192353840616539</text:p>
          </table:table-cell>
          <table:table-cell table:formula="of:=[.I80]/[.H80]" office:value-type="float" office:value="0.0000609219798112798" calcext:value-type="float">
            <text:p>6.09219798112798E-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2^[.L80]" office:value-type="float" office:value="1048576" calcext:value-type="float">
            <text:p>1048576</text:p>
          </table:table-cell>
          <table:table-cell office:value-type="float" office:value="3297.03" calcext:value-type="float">
            <text:p>3297.03</text:p>
          </table:table-cell>
          <table:table-cell office:value-type="float" office:value="3296.76" calcext:value-type="float">
            <text:p>3296.76</text:p>
          </table:table-cell>
          <table:table-cell office:value-type="float" office:value="3295.36" calcext:value-type="float">
            <text:p>3295.36</text:p>
          </table:table-cell>
          <table:table-cell office:value-type="float" office:value="3295.34" calcext:value-type="float">
            <text:p>3295.34</text:p>
          </table:table-cell>
          <table:table-cell office:value-type="float" office:value="3296.03" calcext:value-type="float">
            <text:p>3296.03</text:p>
          </table:table-cell>
          <table:table-cell table:formula="of:=AVERAGE([.N80:.R80])" office:value-type="float" office:value="3296.104" calcext:value-type="float">
            <text:p>3296.104</text:p>
          </table:table-cell>
          <table:table-cell table:formula="of:=STDEV([.N80:.R80])" office:value-type="float" office:value="0.779506253983927" calcext:value-type="float">
            <text:p>0.779506253983927</text:p>
          </table:table-cell>
          <table:table-cell table:formula="of:=[.T80]/[.S80]" office:value-type="float" office:value="0.000236493221689585" calcext:value-type="float">
            <text:p>0.00023649322168958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81]" office:value-type="float" office:value="2097152" calcext:value-type="float">
            <text:p>2097152</text:p>
          </table:table-cell>
          <table:table-cell office:value-type="float" office:value="624.51" calcext:value-type="float">
            <text:p>624.51</text:p>
          </table:table-cell>
          <table:table-cell office:value-type="float" office:value="624.49" calcext:value-type="float">
            <text:p>624.49</text:p>
          </table:table-cell>
          <table:table-cell office:value-type="float" office:value="624.61" calcext:value-type="float">
            <text:p>624.61</text:p>
          </table:table-cell>
          <table:table-cell office:value-type="float" office:value="624.66" calcext:value-type="float">
            <text:p>624.66</text:p>
          </table:table-cell>
          <table:table-cell office:value-type="float" office:value="624.57" calcext:value-type="float">
            <text:p>624.57</text:p>
          </table:table-cell>
          <table:table-cell table:formula="of:=AVERAGE([.C81:.G81])" office:value-type="float" office:value="624.568" calcext:value-type="float">
            <text:p>624.568</text:p>
          </table:table-cell>
          <table:table-cell table:formula="of:=STDEV([.C81:.G81])" office:value-type="float" office:value="0.070142711666992" calcext:value-type="float">
            <text:p>0.070142711666992</text:p>
          </table:table-cell>
          <table:table-cell table:formula="of:=[.I81]/[.H81]" office:value-type="float" office:value="0.000112305964549884" calcext:value-type="float">
            <text:p>0.00011230596454988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2^[.L81]" office:value-type="float" office:value="2097152" calcext:value-type="float">
            <text:p>2097152</text:p>
          </table:table-cell>
          <table:table-cell office:value-type="float" office:value="3395.57" calcext:value-type="float">
            <text:p>3395.57</text:p>
          </table:table-cell>
          <table:table-cell office:value-type="float" office:value="3395.54" calcext:value-type="float">
            <text:p>3395.54</text:p>
          </table:table-cell>
          <table:table-cell office:value-type="float" office:value="3395.65" calcext:value-type="float">
            <text:p>3395.65</text:p>
          </table:table-cell>
          <table:table-cell office:value-type="float" office:value="3395.68" calcext:value-type="float">
            <text:p>3395.68</text:p>
          </table:table-cell>
          <table:table-cell office:value-type="float" office:value="3395.7" calcext:value-type="float">
            <text:p>3395.7</text:p>
          </table:table-cell>
          <table:table-cell table:formula="of:=AVERAGE([.N81:.R81])" office:value-type="float" office:value="3395.628" calcext:value-type="float">
            <text:p>3395.628</text:p>
          </table:table-cell>
          <table:table-cell table:formula="of:=STDEV([.N81:.R81])" office:value-type="float" office:value="0.0697853852893788" calcext:value-type="float">
            <text:p>0.0697853852893788</text:p>
          </table:table-cell>
          <table:table-cell table:formula="of:=[.T81]/[.S81]" office:value-type="float" office:value="0.0000205515401832529" calcext:value-type="float">
            <text:p>2.05515401832529E-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2^[.A82]" office:value-type="float" office:value="4194304" calcext:value-type="float">
            <text:p>4194304</text:p>
          </table:table-cell>
          <table:table-cell table:style-name="ce9" office:value-type="float" office:value="1243.24" calcext:value-type="float">
            <text:p>1243.24</text:p>
          </table:table-cell>
          <table:table-cell table:style-name="ce9" office:value-type="float" office:value="1243.21" calcext:value-type="float">
            <text:p>1243.21</text:p>
          </table:table-cell>
          <table:table-cell table:style-name="ce9" office:value-type="float" office:value="1243.42" calcext:value-type="float">
            <text:p>1243.42</text:p>
          </table:table-cell>
          <table:table-cell table:style-name="ce9" office:value-type="float" office:value="1243.32" calcext:value-type="float">
            <text:p>1243.32</text:p>
          </table:table-cell>
          <table:table-cell office:value-type="float" office:value="1242.68" calcext:value-type="float">
            <text:p>1242.68</text:p>
          </table:table-cell>
          <table:table-cell table:formula="of:=AVERAGE([.C82:.G82])" office:value-type="float" office:value="1243.174" calcext:value-type="float">
            <text:p>1243.174</text:p>
          </table:table-cell>
          <table:table-cell table:formula="of:=STDEV([.C82:.G82])" office:value-type="float" office:value="0.287888867447127" calcext:value-type="float">
            <text:p>0.287888867447127</text:p>
          </table:table-cell>
          <table:table-cell table:formula="of:=[.I82]/[.H82]" office:value-type="float" office:value="0.000231575682444394" calcext:value-type="float">
            <text:p>0.00023157568244439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table:formula="of:=2^[.L82]" office:value-type="float" office:value="4194304" calcext:value-type="float">
            <text:p>4194304</text:p>
          </table:table-cell>
          <table:table-cell table:style-name="ce9" office:value-type="float" office:value="3396.41" calcext:value-type="float">
            <text:p>3396.41</text:p>
          </table:table-cell>
          <table:table-cell table:style-name="ce9" office:value-type="float" office:value="3396.38" calcext:value-type="float">
            <text:p>3396.38</text:p>
          </table:table-cell>
          <table:table-cell table:style-name="ce9" office:value-type="float" office:value="3396.39" calcext:value-type="float">
            <text:p>3396.39</text:p>
          </table:table-cell>
          <table:table-cell table:style-name="ce9" office:value-type="float" office:value="3396.37" calcext:value-type="float">
            <text:p>3396.37</text:p>
          </table:table-cell>
          <table:table-cell office:value-type="float" office:value="3396.39" calcext:value-type="float">
            <text:p>3396.39</text:p>
          </table:table-cell>
          <table:table-cell table:formula="of:=AVERAGE([.N82:.R82])" office:value-type="float" office:value="3396.388" calcext:value-type="float">
            <text:p>3396.388</text:p>
          </table:table-cell>
          <table:table-cell table:formula="of:=STDEV([.N82:.R82])" office:value-type="float" office:value="0.0148323969741472" calcext:value-type="float">
            <text:p>0.0148323969741472</text:p>
          </table:table-cell>
          <table:table-cell table:formula="of:=[.T82]/[.S82]" office:value-type="float" office:value="0.00000436710910948548" calcext:value-type="float">
            <text:p>4.36710910948548E-06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table:number-columns-repeated="5"/>
          <table:table-cell table:number-columns-repeated="6"/>
          <table:table-cell table:style-name="ce9" table:number-columns-repeated="5"/>
          <table:table-cell table:number-columns-repeated="7"/>
        </table:table-row>
        <table:table-row table:style-name="ro1" table:number-rows-repeated="23">
          <table:table-cell table:number-columns-repeated="24"/>
        </table:table-row>
        <table:table-row table:style-name="ro1">
          <table:table-cell/>
          <table:table-cell table:style-name="ce9" table:number-columns-repeated="5"/>
          <table:table-cell table:number-columns-repeated="6"/>
          <table:table-cell table:style-name="ce9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5:29:50.235834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6:49:59.527336334</meta:creation-date>
    <dc:date>2024-10-07T16:30:41.143946113</dc:date>
    <meta:editing-duration>PT3H5M2S</meta:editing-duration>
    <meta:editing-cycles>11</meta:editing-cycles>
    <meta:generator>LibreOffice/24.2.5.2$Linux_X86_64 LibreOffice_project/420$Build-2</meta:generator>
    <meta:document-statistic meta:table-count="1" meta:cell-count="14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 chart:error-category="cell-range" chart:error-upper-range="Sheet1.I5:Sheet1.I28" chart:error-lower-range="Sheet1.I5:Sheet1.I28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5:Sheet1.I28" chart:error-lower-range="Sheet1.I5:Sheet1.I28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3cm" chart:symbol-height="0.3cm" chart:link-data-style-to-source="true" chart:error-category="cell-range" chart:error-upper-range="Sheet1.I32:Sheet1.I55" chart:error-lower-range="Sheet1.I32:Sheet1.I5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32:Sheet1.I55" chart:error-lower-range="Sheet1.I32:Sheet1.I5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35cm" chart:symbol-height="0.35cm" chart:link-data-style-to-source="true" chart:error-category="cell-range" chart:error-upper-range="Sheet1.I59:Sheet1.I82" chart:error-lower-range="Sheet1.I59:Sheet1.I8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59:Sheet1.I82" chart:error-lower-range="Sheet1.I59:Sheet1.I82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994cm" svg:height="29.553cm" xlink:href=".." xlink:type="simple" chart:class="chart:line" chart:style-name="ch1">
        <chart:title svg:x="17.318cm" svg:y="0.726cm" chart:style-name="ch2">
          <text:p>OSU Latency Benchmark</text:p>
        </chart:title>
        <chart:legend chart:legend-position="end" svg:x="34.173cm" svg:y="13.979cm" style:legend-expansion="high" chart:style-name="ch3"/>
        <chart:plot-area chart:style-name="ch4" table:cell-range-address="Sheet1.B5:Sheet1.B28 Sheet1.A4:Sheet1.A4 Sheet1.H5:Sheet1.H28 Sheet1.A31:Sheet1.A31 Sheet1.H32:Sheet1.H55 Sheet1.A58:Sheet1.A58 Sheet1.H59:Sheet1.H82" chart:data-source-has-labels="both" svg:x="1.79cm" svg:y="2.102cm" svg:width="31.584cm" svg:height="25.899cm">
          <chart:coordinate-region svg:x="3.009cm" svg:y="2.301cm" svg:width="30.224cm" svg:height="24.216cm"/>
          <chart:axis chart:dimension="x" chart:name="primary-x" chart:style-name="ch5" chartooo:axis-type="auto">
            <chartooo:date-scale/>
            <chart:title svg:x="17.088cm" svg:y="28.592cm" chart:style-name="ch6">
              <text:p>Size #</text:p>
            </chart:title>
            <chart:categories table:cell-range-address="Sheet1.B5:Sheet1.B28"/>
            <chart:grid chart:style-name="ch7" chart:class="major"/>
          </chart:axis>
          <chart:axis chart:dimension="y" chart:name="primary-y" chart:style-name="ch8">
            <chart:title svg:x="0.451cm" svg:y="15.759cm" chart:style-name="ch9">
              <text:p>Time [μs]</text:p>
            </chart:title>
            <chart:grid chart:style-name="ch7" chart:class="major"/>
          </chart:axis>
          <chart:series chart:style-name="ch10" chart:values-cell-range-address="Sheet1.H5:Sheet1.H28" chart:label-cell-address="Sheet1.A4:Sheet1.A4" chart:class="chart:line">
            <chart:error-indicator chart:style-name="ch11" chart:dimension="y"/>
            <chart:data-point chart:repeated="24"/>
          </chart:series>
          <chart:series chart:style-name="ch12" chart:values-cell-range-address="Sheet1.H32:Sheet1.H55" chart:label-cell-address="Sheet1.A31:Sheet1.A31" chart:class="chart:line">
            <chart:error-indicator chart:style-name="ch13" chart:dimension="y"/>
            <chart:data-point chart:repeated="24"/>
          </chart:series>
          <chart:series chart:style-name="ch14" chart:values-cell-range-address="Sheet1.H59:Sheet1.H82" chart:label-cell-address="Sheet1.A58:Sheet1.A58" chart:class="chart:line">
            <chart:error-indicator chart:style-name="ch15" chart:dimension="y"/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 cpu</text:p>
                <draw:g>
                  <svg:desc>Sheet1.A4:Sheet1.A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ame node – different socket</text:p>
                <draw:g>
                  <svg:desc>Sheet1.A31:Sheet1.A3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ifferent nodes</text:p>
                <draw:g>
                  <svg:desc>Sheet1.A58:Sheet1.A5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28</svg:desc>
                </draw:g>
              </table:table-cell>
              <table:table-cell office:value-type="float" office:value="0.162">
                <text:p>0.162</text:p>
                <draw:g>
                  <svg:desc>Sheet1.H5:Sheet1.H28</svg:desc>
                </draw:g>
              </table:table-cell>
              <table:table-cell office:value-type="float" office:value="0.00447213595499958">
                <text:p>0.00447213595499958</text:p>
                <draw:g>
                  <svg:desc>Sheet1.I5:Sheet1.I28</svg:desc>
                </draw:g>
              </table:table-cell>
              <table:table-cell office:value-type="float" office:value="0.00447213595499958">
                <text:p>0.00447213595499958</text:p>
                <draw:g>
                  <svg:desc>Sheet1.I5:Sheet1.I28</svg:desc>
                </draw:g>
              </table:table-cell>
              <table:table-cell office:value-type="float" office:value="0.326">
                <text:p>0.326</text:p>
                <draw:g>
                  <svg:desc>Sheet1.H32:Sheet1.H55</svg:desc>
                </draw:g>
              </table:table-cell>
              <table:table-cell office:value-type="float" office:value="0.00547722557505167">
                <text:p>0.00547722557505167</text:p>
                <draw:g>
                  <svg:desc>Sheet1.I32:Sheet1.I55</svg:desc>
                </draw:g>
              </table:table-cell>
              <table:table-cell office:value-type="float" office:value="0.00547722557505167">
                <text:p>0.00547722557505167</text:p>
                <draw:g>
                  <svg:desc>Sheet1.I32:Sheet1.I55</svg:desc>
                </draw:g>
              </table:table-cell>
              <table:table-cell office:value-type="float" office:value="1.684">
                <text:p>1.684</text:p>
                <draw:g>
                  <svg:desc>Sheet1.H59:Sheet1.H82</svg:desc>
                </draw:g>
              </table:table-cell>
              <table:table-cell office:value-type="float" office:value="0.00547722557505167">
                <text:p>0.00547722557505167</text:p>
                <draw:g>
                  <svg:desc>Sheet1.I59:Sheet1.I82</svg:desc>
                </draw:g>
              </table:table-cell>
              <table:table-cell office:value-type="float" office:value="0.00547722557505167">
                <text:p>0.00547722557505167</text:p>
                <draw:g>
                  <svg:desc>Sheet1.I59:Sheet1.I8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8">
                <text:p>0.32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1.654">
                <text:p>1.654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00894427190999917">
                <text:p>0.008944271909999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2">
                <text:p>0.16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326">
                <text:p>0.326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1.656">
                <text:p>1.656</text:p>
              </table:table-cell>
              <table:table-cell office:value-type="float" office:value="0.0260768096208106">
                <text:p>0.0260768096208106</text:p>
              </table:table-cell>
              <table:table-cell office:value-type="float" office:value="0.0260768096208106">
                <text:p>0.02607680962081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2">
                <text:p>0.16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326">
                <text:p>0.326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1.638">
                <text:p>1.63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2">
                <text:p>0.16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322">
                <text:p>0.32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1.648">
                <text:p>1.64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2">
                <text:p>0.16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322">
                <text:p>0.32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1.642">
                <text:p>1.64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06">
                <text:p>0.206</text:p>
              </table:table-cell>
              <table:table-cell office:value-type="float" office:value="0.00547722557505165">
                <text:p>0.00547722557505165</text:p>
              </table:table-cell>
              <table:table-cell office:value-type="float" office:value="0.00547722557505165">
                <text:p>0.00547722557505165</text:p>
              </table:table-cell>
              <table:table-cell office:value-type="float" office:value="0.514">
                <text:p>0.514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1.65">
                <text:p>1.65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00707106781186548">
                <text:p>0.007071067811865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8">
                <text:p>0.508</text:p>
              </table:table-cell>
              <table:table-cell office:value-type="float" office:value="0.0109544511501033">
                <text:p>0.0109544511501033</text:p>
              </table:table-cell>
              <table:table-cell office:value-type="float" office:value="0.0109544511501033">
                <text:p>0.0109544511501033</text:p>
              </table:table-cell>
              <table:table-cell office:value-type="float" office:value="1.786">
                <text:p>1.786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0.00547722557505167">
                <text:p>0.005477225575051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3">
                <text:p>0.33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726">
                <text:p>0.726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2.454">
                <text:p>2.454</text:p>
              </table:table-cell>
              <table:table-cell office:value-type="float" office:value="0.00894427190999914">
                <text:p>0.00894427190999914</text:p>
              </table:table-cell>
              <table:table-cell office:value-type="float" office:value="0.00894427190999914">
                <text:p>0.008944271909999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48">
                <text:p>0.348</text:p>
              </table:table-cell>
              <table:table-cell office:value-type="float" office:value="0.00447213595499956">
                <text:p>0.00447213595499956</text:p>
              </table:table-cell>
              <table:table-cell office:value-type="float" office:value="0.00447213595499956">
                <text:p>0.00447213595499956</text:p>
              </table:table-cell>
              <table:table-cell office:value-type="float" office:value="0.758">
                <text:p>0.7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2.614">
                <text:p>2.614</text:p>
              </table:table-cell>
              <table:table-cell office:value-type="float" office:value="0.0114017542509914">
                <text:p>0.0114017542509914</text:p>
              </table:table-cell>
              <table:table-cell office:value-type="float" office:value="0.0114017542509914">
                <text:p>0.01140175425099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82">
                <text:p>0.38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812">
                <text:p>0.812</text:p>
              </table:table-cell>
              <table:table-cell office:value-type="float" office:value="0.00447213595499953">
                <text:p>0.00447213595499953</text:p>
              </table:table-cell>
              <table:table-cell office:value-type="float" office:value="0.00447213595499953">
                <text:p>0.00447213595499953</text:p>
              </table:table-cell>
              <table:table-cell office:value-type="float" office:value="2.888">
                <text:p>2.888</text:p>
              </table:table-cell>
              <table:table-cell office:value-type="float" office:value="0.00836660026534079">
                <text:p>0.00836660026534079</text:p>
              </table:table-cell>
              <table:table-cell office:value-type="float" office:value="0.00836660026534079">
                <text:p>0.008366600265340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64">
                <text:p>0.464</text:p>
              </table:table-cell>
              <table:table-cell office:value-type="float" office:value="0.0114017542509914">
                <text:p>0.0114017542509914</text:p>
              </table:table-cell>
              <table:table-cell office:value-type="float" office:value="0.0114017542509914">
                <text:p>0.0114017542509914</text:p>
              </table:table-cell>
              <table:table-cell office:value-type="float" office:value="0.978">
                <text:p>0.978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3.444">
                <text:p>3.444</text:p>
              </table:table-cell>
              <table:table-cell office:value-type="float" office:value="0.00547722557505179">
                <text:p>0.00547722557505179</text:p>
              </table:table-cell>
              <table:table-cell office:value-type="float" office:value="0.00547722557505179">
                <text:p>0.0054772255750517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618">
                <text:p>0.618</text:p>
              </table:table-cell>
              <table:table-cell office:value-type="float" office:value="0.0178885438199983">
                <text:p>0.0178885438199983</text:p>
              </table:table-cell>
              <table:table-cell office:value-type="float" office:value="0.0178885438199983">
                <text:p>0.0178885438199983</text:p>
              </table:table-cell>
              <table:table-cell office:value-type="float" office:value="1.232">
                <text:p>1.23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4.484">
                <text:p>4.484</text:p>
              </table:table-cell>
              <table:table-cell office:value-type="float" office:value="0.00894427190999897">
                <text:p>0.00894427190999897</text:p>
              </table:table-cell>
              <table:table-cell office:value-type="float" office:value="0.00894427190999897">
                <text:p>0.0089442719099989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56">
                <text:p>0.956</text:p>
              </table:table-cell>
              <table:table-cell office:value-type="float" office:value="0.0343511280746353">
                <text:p>0.0343511280746353</text:p>
              </table:table-cell>
              <table:table-cell office:value-type="float" office:value="0.0343511280746353">
                <text:p>0.0343511280746353</text:p>
              </table:table-cell>
              <table:table-cell office:value-type="float" office:value="1.644">
                <text:p>1.644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0.00547722557505167">
                <text:p>0.00547722557505167</text:p>
              </table:table-cell>
              <table:table-cell office:value-type="float" office:value="6.6">
                <text:p>6.6</text:p>
              </table:table-cell>
              <table:table-cell office:value-type="float" office:value="0.0141421356237311">
                <text:p>0.0141421356237311</text:p>
              </table:table-cell>
              <table:table-cell office:value-type="float" office:value="0.0141421356237311">
                <text:p>0.01414213562373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598">
                <text:p>1.598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2.624">
                <text:p>2.624</text:p>
              </table:table-cell>
              <table:table-cell office:value-type="float" office:value="0.00547722557505154">
                <text:p>0.00547722557505154</text:p>
              </table:table-cell>
              <table:table-cell office:value-type="float" office:value="0.00547722557505154">
                <text:p>0.00547722557505154</text:p>
              </table:table-cell>
              <table:table-cell office:value-type="float" office:value="8.466">
                <text:p>8.466</text:p>
              </table:table-cell>
              <table:table-cell office:value-type="float" office:value="0.0114017542509918">
                <text:p>0.0114017542509918</text:p>
              </table:table-cell>
              <table:table-cell office:value-type="float" office:value="0.0114017542509918">
                <text:p>0.011401754250991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.888">
                <text:p>2.888</text:p>
              </table:table-cell>
              <table:table-cell office:value-type="float" office:value="0.0216794833886789">
                <text:p>0.0216794833886789</text:p>
              </table:table-cell>
              <table:table-cell office:value-type="float" office:value="0.0216794833886789">
                <text:p>0.0216794833886789</text:p>
              </table:table-cell>
              <table:table-cell office:value-type="float" office:value="4.33">
                <text:p>4.33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11.12">
                <text:p>11.12</text:p>
              </table:table-cell>
              <table:table-cell office:value-type="float" office:value="0.00707106781186595">
                <text:p>0.00707106781186595</text:p>
              </table:table-cell>
              <table:table-cell office:value-type="float" office:value="0.00707106781186595">
                <text:p>0.0070710678118659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14">
                <text:p>4.714</text:p>
              </table:table-cell>
              <table:table-cell office:value-type="float" office:value="0.0343511280746352">
                <text:p>0.0343511280746352</text:p>
              </table:table-cell>
              <table:table-cell office:value-type="float" office:value="0.0343511280746352">
                <text:p>0.0343511280746352</text:p>
              </table:table-cell>
              <table:table-cell office:value-type="float" office:value="7.286">
                <text:p>7.286</text:p>
              </table:table-cell>
              <table:table-cell office:value-type="float" office:value="0.0151657508881032">
                <text:p>0.0151657508881032</text:p>
              </table:table-cell>
              <table:table-cell office:value-type="float" office:value="0.0151657508881032">
                <text:p>0.0151657508881032</text:p>
              </table:table-cell>
              <table:table-cell office:value-type="float" office:value="16.236">
                <text:p>16.236</text:p>
              </table:table-cell>
              <table:table-cell office:value-type="float" office:value="0.0114017542509914">
                <text:p>0.0114017542509914</text:p>
              </table:table-cell>
              <table:table-cell office:value-type="float" office:value="0.0114017542509914">
                <text:p>0.011401754250991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.21">
                <text:p>8.21</text:p>
              </table:table-cell>
              <table:table-cell office:value-type="float" office:value="0.16583123951777">
                <text:p>0.16583123951777</text:p>
              </table:table-cell>
              <table:table-cell office:value-type="float" office:value="0.16583123951777">
                <text:p>0.16583123951777</text:p>
              </table:table-cell>
              <table:table-cell office:value-type="float" office:value="13.626">
                <text:p>13.626</text:p>
              </table:table-cell>
              <table:table-cell office:value-type="float" office:value="0.0687749954561976">
                <text:p>0.0687749954561976</text:p>
              </table:table-cell>
              <table:table-cell office:value-type="float" office:value="0.0687749954561976">
                <text:p>0.0687749954561976</text:p>
              </table:table-cell>
              <table:table-cell office:value-type="float" office:value="26.314">
                <text:p>26.314</text:p>
              </table:table-cell>
              <table:table-cell office:value-type="float" office:value="0.0378153408023774">
                <text:p>0.0378153408023774</text:p>
              </table:table-cell>
              <table:table-cell office:value-type="float" office:value="0.0378153408023774">
                <text:p>0.037815340802377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492">
                <text:p>16.492</text:p>
              </table:table-cell>
              <table:table-cell office:value-type="float" office:value="0.260326717798999">
                <text:p>0.260326717798999</text:p>
              </table:table-cell>
              <table:table-cell office:value-type="float" office:value="0.260326717798999">
                <text:p>0.260326717798999</text:p>
              </table:table-cell>
              <table:table-cell office:value-type="float" office:value="26.744">
                <text:p>26.744</text:p>
              </table:table-cell>
              <table:table-cell office:value-type="float" office:value="0.140819032804519">
                <text:p>0.140819032804519</text:p>
              </table:table-cell>
              <table:table-cell office:value-type="float" office:value="0.140819032804519">
                <text:p>0.140819032804519</text:p>
              </table:table-cell>
              <table:table-cell office:value-type="float" office:value="45.936">
                <text:p>45.936</text:p>
              </table:table-cell>
              <table:table-cell office:value-type="float" office:value="0.0270185121722127">
                <text:p>0.0270185121722127</text:p>
              </table:table-cell>
              <table:table-cell office:value-type="float" office:value="0.0270185121722127">
                <text:p>0.027018512172212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4.61">
                <text:p>24.61</text:p>
              </table:table-cell>
              <table:table-cell office:value-type="float" office:value="0.273495886623548">
                <text:p>0.273495886623548</text:p>
              </table:table-cell>
              <table:table-cell office:value-type="float" office:value="0.273495886623548">
                <text:p>0.273495886623548</text:p>
              </table:table-cell>
              <table:table-cell office:value-type="float" office:value="24.748">
                <text:p>24.748</text:p>
              </table:table-cell>
              <table:table-cell office:value-type="float" office:value="0.333871232663132">
                <text:p>0.333871232663132</text:p>
              </table:table-cell>
              <table:table-cell office:value-type="float" office:value="0.333871232663132">
                <text:p>0.333871232663132</text:p>
              </table:table-cell>
              <table:table-cell office:value-type="float" office:value="84.4">
                <text:p>84.4</text:p>
              </table:table-cell>
              <table:table-cell office:value-type="float" office:value="0.411764495798263">
                <text:p>0.411764495798263</text:p>
              </table:table-cell>
              <table:table-cell office:value-type="float" office:value="0.411764495798263">
                <text:p>0.41176449579826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48.462">
                <text:p>48.462</text:p>
              </table:table-cell>
              <table:table-cell office:value-type="float" office:value="0.771699423350828">
                <text:p>0.771699423350828</text:p>
              </table:table-cell>
              <table:table-cell office:value-type="float" office:value="0.771699423350828">
                <text:p>0.771699423350828</text:p>
              </table:table-cell>
              <table:table-cell office:value-type="float" office:value="47.968">
                <text:p>47.968</text:p>
              </table:table-cell>
              <table:table-cell office:value-type="float" office:value="0.385771953361051">
                <text:p>0.385771953361051</text:p>
              </table:table-cell>
              <table:table-cell office:value-type="float" office:value="0.385771953361051">
                <text:p>0.385771953361051</text:p>
              </table:table-cell>
              <table:table-cell office:value-type="float" office:value="161.268">
                <text:p>161.268</text:p>
              </table:table-cell>
              <table:table-cell office:value-type="float" office:value="0.0294957624075035">
                <text:p>0.0294957624075035</text:p>
              </table:table-cell>
              <table:table-cell office:value-type="float" office:value="0.0294957624075035">
                <text:p>0.029495762407503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3.19">
                <text:p>93.19</text:p>
              </table:table-cell>
              <table:table-cell office:value-type="float" office:value="0.932282146133881">
                <text:p>0.932282146133881</text:p>
              </table:table-cell>
              <table:table-cell office:value-type="float" office:value="0.932282146133881">
                <text:p>0.932282146133881</text:p>
              </table:table-cell>
              <table:table-cell office:value-type="float" office:value="91.462">
                <text:p>91.462</text:p>
              </table:table-cell>
              <table:table-cell office:value-type="float" office:value="0.687837190038456">
                <text:p>0.687837190038456</text:p>
              </table:table-cell>
              <table:table-cell office:value-type="float" office:value="0.687837190038456">
                <text:p>0.687837190038456</text:p>
              </table:table-cell>
              <table:table-cell office:value-type="float" office:value="315.738">
                <text:p>315.738</text:p>
              </table:table-cell>
              <table:table-cell office:value-type="float" office:value="0.0192353840616539">
                <text:p>0.0192353840616539</text:p>
              </table:table-cell>
              <table:table-cell office:value-type="float" office:value="0.0192353840616539">
                <text:p>0.019235384061653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95.026">
                <text:p>195.026</text:p>
              </table:table-cell>
              <table:table-cell office:value-type="float" office:value="12.9849905660343">
                <text:p>12.9849905660343</text:p>
              </table:table-cell>
              <table:table-cell office:value-type="float" office:value="12.9849905660343">
                <text:p>12.9849905660343</text:p>
              </table:table-cell>
              <table:table-cell office:value-type="float" office:value="178.528">
                <text:p>178.528</text:p>
              </table:table-cell>
              <table:table-cell office:value-type="float" office:value="1.06426970266">
                <text:p>1.06426970266</text:p>
              </table:table-cell>
              <table:table-cell office:value-type="float" office:value="1.06426970266">
                <text:p>1.06426970266</text:p>
              </table:table-cell>
              <table:table-cell office:value-type="float" office:value="624.568">
                <text:p>624.568</text:p>
              </table:table-cell>
              <table:table-cell office:value-type="float" office:value="0.070142711666992">
                <text:p>0.070142711666992</text:p>
              </table:table-cell>
              <table:table-cell office:value-type="float" office:value="0.070142711666992">
                <text:p>0.07014271166699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59.64">
                <text:p>759.64</text:p>
              </table:table-cell>
              <table:table-cell office:value-type="float" office:value="5.81947162550004">
                <text:p>5.81947162550004</text:p>
              </table:table-cell>
              <table:table-cell office:value-type="float" office:value="5.81947162550004">
                <text:p>5.81947162550004</text:p>
              </table:table-cell>
              <table:table-cell office:value-type="float" office:value="370.196">
                <text:p>370.196</text:p>
              </table:table-cell>
              <table:table-cell office:value-type="float" office:value="3.98643700564803">
                <text:p>3.98643700564803</text:p>
              </table:table-cell>
              <table:table-cell office:value-type="float" office:value="3.98643700564803">
                <text:p>3.98643700564803</text:p>
              </table:table-cell>
              <table:table-cell office:value-type="float" office:value="1243.174">
                <text:p>1243.174</text:p>
              </table:table-cell>
              <table:table-cell office:value-type="float" office:value="0.287888867447127">
                <text:p>0.287888867447127</text:p>
              </table:table-cell>
              <table:table-cell office:value-type="float" office:value="0.287888867447127">
                <text:p>0.287888867447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3cm" chart:symbol-height="0.3cm" chart:link-data-style-to-source="true" chart:error-category="cell-range" chart:error-upper-range="Sheet1.T6:Sheet1.T28" chart:error-lower-range="Sheet1.T6:Sheet1.T28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T6:Sheet1.T28" chart:error-lower-range="Sheet1.T6:Sheet1.T28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3cm" chart:symbol-height="0.3cm" chart:link-data-style-to-source="true" chart:error-category="cell-range" chart:error-upper-range="Sheet1.T33:Sheet1.T55" chart:error-lower-range="Sheet1.T33:Sheet1.T5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T33:Sheet1.T55" chart:error-lower-range="Sheet1.T33:Sheet1.T5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35cm" chart:symbol-height="0.35cm" chart:link-data-style-to-source="true" chart:error-category="cell-range" chart:error-upper-range="Sheet1.T60:Sheet1.T82" chart:error-lower-range="Sheet1.T60:Sheet1.T8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T60:Sheet1.T82" chart:error-lower-range="Sheet1.T60:Sheet1.T82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arrow-down" chart:symbol-width="0.35cm" chart:symbol-height="0.3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9.994cm" svg:height="29.553cm" xlink:href=".." xlink:type="simple" chart:class="chart:line" chart:style-name="ch1">
        <chart:title svg:x="17.048cm" svg:y="0.726cm" chart:style-name="ch2">
          <text:p>OSU Bandwidth Benchmark</text:p>
        </chart:title>
        <chart:legend chart:legend-position="end" svg:x="34.173cm" svg:y="13.979cm" style:legend-expansion="high" chart:style-name="ch3"/>
        <chart:plot-area chart:style-name="ch4" table:cell-range-address="Sheet1.B6:Sheet1.B28 Sheet1.A4:Sheet1.A4 Sheet1.S6:Sheet1.S28 Sheet1.A31:Sheet1.A31 Sheet1.S33:Sheet1.S55 Sheet1.A58:Sheet1.A58 Sheet1.S60:Sheet1.S82" chart:data-source-has-labels="both" svg:x="1.79cm" svg:y="2.102cm" svg:width="31.584cm" svg:height="25.899cm">
          <chart:coordinate-region svg:x="3.2cm" svg:y="2.301cm" svg:width="30.033cm" svg:height="24.216cm"/>
          <chart:axis chart:dimension="x" chart:name="primary-x" chart:style-name="ch5" chartooo:axis-type="auto">
            <chartooo:date-scale/>
            <chart:title svg:x="17.088cm" svg:y="28.592cm" chart:style-name="ch6">
              <text:p>Size #</text:p>
            </chart:title>
            <chart:categories table:cell-range-address="Sheet1.B6:Sheet1.B28"/>
            <chart:grid chart:style-name="ch7" chart:class="major"/>
          </chart:axis>
          <chart:axis chart:dimension="y" chart:name="primary-y" chart:style-name="ch8">
            <chart:title svg:x="0.451cm" svg:y="16.339cm" chart:style-name="ch9">
              <text:p>Bandwidth [MB/s]</text:p>
            </chart:title>
            <chart:grid chart:style-name="ch7" chart:class="major"/>
          </chart:axis>
          <chart:series chart:style-name="ch10" chart:values-cell-range-address="Sheet1.S6:Sheet1.S28" chart:label-cell-address="Sheet1.A4:Sheet1.A4" chart:class="chart:line">
            <chart:error-indicator chart:style-name="ch11" chart:dimension="y"/>
            <chart:data-point chart:repeated="23"/>
          </chart:series>
          <chart:series chart:style-name="ch12" chart:values-cell-range-address="Sheet1.S33:Sheet1.S55" chart:label-cell-address="Sheet1.A31:Sheet1.A31" chart:class="chart:line">
            <chart:error-indicator chart:style-name="ch13" chart:dimension="y"/>
            <chart:data-point chart:repeated="23"/>
          </chart:series>
          <chart:series chart:style-name="ch14" chart:values-cell-range-address="Sheet1.S60:Sheet1.S82" chart:label-cell-address="Sheet1.A58:Sheet1.A58" chart:class="chart:line">
            <chart:error-indicator chart:style-name="ch15" chart:dimension="y"/>
            <chart:data-point chart:repeated="12"/>
            <chart:data-point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 cpu</text:p>
                <draw:g>
                  <svg:desc>Sheet1.A4:Sheet1.A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same node – different socket</text:p>
                <draw:g>
                  <svg:desc>Sheet1.A31:Sheet1.A3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different nodes</text:p>
                <draw:g>
                  <svg:desc>Sheet1.A58:Sheet1.A58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:Sheet1.B28</svg:desc>
                </draw:g>
              </table:table-cell>
              <table:table-cell office:value-type="float" office:value="9.514">
                <text:p>9.514</text:p>
                <draw:g>
                  <svg:desc>Sheet1.S6:Sheet1.S28</svg:desc>
                </draw:g>
              </table:table-cell>
              <table:table-cell office:value-type="float" office:value="0.110363037290572">
                <text:p>0.110363037290572</text:p>
                <draw:g>
                  <svg:desc>Sheet1.T6:Sheet1.T28</svg:desc>
                </draw:g>
              </table:table-cell>
              <table:table-cell office:value-type="float" office:value="0.110363037290572">
                <text:p>0.110363037290572</text:p>
                <draw:g>
                  <svg:desc>Sheet1.T6:Sheet1.T28</svg:desc>
                </draw:g>
              </table:table-cell>
              <table:table-cell office:value-type="float" office:value="9.022">
                <text:p>9.022</text:p>
                <draw:g>
                  <svg:desc>Sheet1.S33:Sheet1.S55</svg:desc>
                </draw:g>
              </table:table-cell>
              <table:table-cell office:value-type="float" office:value="0.11861703081767">
                <text:p>0.11861703081767</text:p>
                <draw:g>
                  <svg:desc>Sheet1.T33:Sheet1.T55</svg:desc>
                </draw:g>
              </table:table-cell>
              <table:table-cell office:value-type="float" office:value="0.11861703081767">
                <text:p>0.11861703081767</text:p>
                <draw:g>
                  <svg:desc>Sheet1.T33:Sheet1.T55</svg:desc>
                </draw:g>
              </table:table-cell>
              <table:table-cell office:value-type="float" office:value="3.444">
                <text:p>3.444</text:p>
                <draw:g>
                  <svg:desc>Sheet1.S60:Sheet1.S82</svg:desc>
                </draw:g>
              </table:table-cell>
              <table:table-cell office:value-type="float" office:value="0.00894427190999919">
                <text:p>0.00894427190999919</text:p>
                <draw:g>
                  <svg:desc>Sheet1.T60:Sheet1.T82</svg:desc>
                </draw:g>
              </table:table-cell>
              <table:table-cell office:value-type="float" office:value="0.00894427190999919">
                <text:p>0.00894427190999919</text:p>
                <draw:g>
                  <svg:desc>Sheet1.T60:Sheet1.T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.632">
                <text:p>18.632</text:p>
              </table:table-cell>
              <table:table-cell office:value-type="float" office:value="0.354992957676628">
                <text:p>0.354992957676628</text:p>
              </table:table-cell>
              <table:table-cell office:value-type="float" office:value="0.354992957676628">
                <text:p>0.354992957676628</text:p>
              </table:table-cell>
              <table:table-cell office:value-type="float" office:value="17.77">
                <text:p>17.77</text:p>
              </table:table-cell>
              <table:table-cell office:value-type="float" office:value="0.25622255950638">
                <text:p>0.25622255950638</text:p>
              </table:table-cell>
              <table:table-cell office:value-type="float" office:value="0.25622255950638">
                <text:p>0.25622255950638</text:p>
              </table:table-cell>
              <table:table-cell office:value-type="float" office:value="6.974">
                <text:p>6.974</text:p>
              </table:table-cell>
              <table:table-cell office:value-type="float" office:value="0.0230217288664426">
                <text:p>0.0230217288664426</text:p>
              </table:table-cell>
              <table:table-cell office:value-type="float" office:value="0.0230217288664426">
                <text:p>0.02302172886644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798">
                <text:p>37.798</text:p>
              </table:table-cell>
              <table:table-cell office:value-type="float" office:value="0.663754472677963">
                <text:p>0.663754472677963</text:p>
              </table:table-cell>
              <table:table-cell office:value-type="float" office:value="0.663754472677963">
                <text:p>0.663754472677963</text:p>
              </table:table-cell>
              <table:table-cell office:value-type="float" office:value="35.458">
                <text:p>35.458</text:p>
              </table:table-cell>
              <table:table-cell office:value-type="float" office:value="0.454279649555206">
                <text:p>0.454279649555206</text:p>
              </table:table-cell>
              <table:table-cell office:value-type="float" office:value="0.454279649555206">
                <text:p>0.454279649555206</text:p>
              </table:table-cell>
              <table:table-cell office:value-type="float" office:value="14.03">
                <text:p>14.03</text:p>
              </table:table-cell>
              <table:table-cell office:value-type="float" office:value="0.045276925690687">
                <text:p>0.045276925690687</text:p>
              </table:table-cell>
              <table:table-cell office:value-type="float" office:value="0.045276925690687">
                <text:p>0.0452769256906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3">
                <text:p>75.33</text:p>
              </table:table-cell>
              <table:table-cell office:value-type="float" office:value="1.2480184293511">
                <text:p>1.2480184293511</text:p>
              </table:table-cell>
              <table:table-cell office:value-type="float" office:value="1.2480184293511">
                <text:p>1.2480184293511</text:p>
              </table:table-cell>
              <table:table-cell office:value-type="float" office:value="71.428">
                <text:p>71.428</text:p>
              </table:table-cell>
              <table:table-cell office:value-type="float" office:value="1.07864266557558">
                <text:p>1.07864266557558</text:p>
              </table:table-cell>
              <table:table-cell office:value-type="float" office:value="1.07864266557558">
                <text:p>1.07864266557558</text:p>
              </table:table-cell>
              <table:table-cell office:value-type="float" office:value="27.404">
                <text:p>27.404</text:p>
              </table:table-cell>
              <table:table-cell office:value-type="float" office:value="1.05198859309405">
                <text:p>1.05198859309405</text:p>
              </table:table-cell>
              <table:table-cell office:value-type="float" office:value="1.05198859309405">
                <text:p>1.05198859309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1.436">
                <text:p>151.436</text:p>
              </table:table-cell>
              <table:table-cell office:value-type="float" office:value="3.12492879918887">
                <text:p>3.12492879918887</text:p>
              </table:table-cell>
              <table:table-cell office:value-type="float" office:value="3.12492879918887">
                <text:p>3.12492879918887</text:p>
              </table:table-cell>
              <table:table-cell office:value-type="float" office:value="143.618">
                <text:p>143.618</text:p>
              </table:table-cell>
              <table:table-cell office:value-type="float" office:value="0.631561556778119">
                <text:p>0.631561556778119</text:p>
              </table:table-cell>
              <table:table-cell office:value-type="float" office:value="0.631561556778119">
                <text:p>0.631561556778119</text:p>
              </table:table-cell>
              <table:table-cell office:value-type="float" office:value="56.314">
                <text:p>56.314</text:p>
              </table:table-cell>
              <table:table-cell office:value-type="float" office:value="0.544270153508349">
                <text:p>0.544270153508349</text:p>
              </table:table-cell>
              <table:table-cell office:value-type="float" office:value="0.544270153508349">
                <text:p>0.5442701535083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0.404">
                <text:p>290.404</text:p>
              </table:table-cell>
              <table:table-cell office:value-type="float" office:value="7.54710739290226">
                <text:p>7.54710739290226</text:p>
              </table:table-cell>
              <table:table-cell office:value-type="float" office:value="7.54710739290226">
                <text:p>7.54710739290226</text:p>
              </table:table-cell>
              <table:table-cell office:value-type="float" office:value="264.164">
                <text:p>264.164</text:p>
              </table:table-cell>
              <table:table-cell office:value-type="float" office:value="2.43950404795729">
                <text:p>2.43950404795729</text:p>
              </table:table-cell>
              <table:table-cell office:value-type="float" office:value="2.43950404795729">
                <text:p>2.43950404795729</text:p>
              </table:table-cell>
              <table:table-cell office:value-type="float" office:value="113.484">
                <text:p>113.484</text:p>
              </table:table-cell>
              <table:table-cell office:value-type="float" office:value="0.251455761516811">
                <text:p>0.251455761516811</text:p>
              </table:table-cell>
              <table:table-cell office:value-type="float" office:value="0.251455761516811">
                <text:p>0.2514557615168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87.482">
                <text:p>587.482</text:p>
              </table:table-cell>
              <table:table-cell office:value-type="float" office:value="14.8861334805248">
                <text:p>14.8861334805248</text:p>
              </table:table-cell>
              <table:table-cell office:value-type="float" office:value="14.8861334805248">
                <text:p>14.8861334805248</text:p>
              </table:table-cell>
              <table:table-cell office:value-type="float" office:value="551.892">
                <text:p>551.892</text:p>
              </table:table-cell>
              <table:table-cell office:value-type="float" office:value="10.3571892905363">
                <text:p>10.3571892905363</text:p>
              </table:table-cell>
              <table:table-cell office:value-type="float" office:value="10.3571892905363">
                <text:p>10.3571892905363</text:p>
              </table:table-cell>
              <table:table-cell office:value-type="float" office:value="208.796">
                <text:p>208.796</text:p>
              </table:table-cell>
              <table:table-cell office:value-type="float" office:value="0.528327549915765">
                <text:p>0.528327549915765</text:p>
              </table:table-cell>
              <table:table-cell office:value-type="float" office:value="0.528327549915765">
                <text:p>0.5283275499157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46.458">
                <text:p>746.458</text:p>
              </table:table-cell>
              <table:table-cell office:value-type="float" office:value="5.32831774578057">
                <text:p>5.32831774578057</text:p>
              </table:table-cell>
              <table:table-cell office:value-type="float" office:value="5.32831774578057">
                <text:p>5.32831774578057</text:p>
              </table:table-cell>
              <table:table-cell office:value-type="float" office:value="410.014">
                <text:p>410.014</text:p>
              </table:table-cell>
              <table:table-cell office:value-type="float" office:value="3.27107474692951">
                <text:p>3.27107474692951</text:p>
              </table:table-cell>
              <table:table-cell office:value-type="float" office:value="3.27107474692951">
                <text:p>3.27107474692951</text:p>
              </table:table-cell>
              <table:table-cell office:value-type="float" office:value="297.122">
                <text:p>297.122</text:p>
              </table:table-cell>
              <table:table-cell office:value-type="float" office:value="4.8727374236665">
                <text:p>4.8727374236665</text:p>
              </table:table-cell>
              <table:table-cell office:value-type="float" office:value="4.8727374236665">
                <text:p>4.872737423666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49.638">
                <text:p>1349.638</text:p>
              </table:table-cell>
              <table:table-cell office:value-type="float" office:value="25.3231488958226">
                <text:p>25.3231488958226</text:p>
              </table:table-cell>
              <table:table-cell office:value-type="float" office:value="25.3231488958226">
                <text:p>25.3231488958226</text:p>
              </table:table-cell>
              <table:table-cell office:value-type="float" office:value="774.53">
                <text:p>774.53</text:p>
              </table:table-cell>
              <table:table-cell office:value-type="float" office:value="5.60947412865055">
                <text:p>5.60947412865055</text:p>
              </table:table-cell>
              <table:table-cell office:value-type="float" office:value="5.60947412865055">
                <text:p>5.60947412865055</text:p>
              </table:table-cell>
              <table:table-cell office:value-type="float" office:value="566.312">
                <text:p>566.312</text:p>
              </table:table-cell>
              <table:table-cell office:value-type="float" office:value="8.17328391774078">
                <text:p>8.17328391774078</text:p>
              </table:table-cell>
              <table:table-cell office:value-type="float" office:value="8.17328391774078">
                <text:p>8.173283917740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396.042">
                <text:p>2396.042</text:p>
              </table:table-cell>
              <table:table-cell office:value-type="float" office:value="43.7194078184963">
                <text:p>43.7194078184963</text:p>
              </table:table-cell>
              <table:table-cell office:value-type="float" office:value="43.7194078184963">
                <text:p>43.7194078184963</text:p>
              </table:table-cell>
              <table:table-cell office:value-type="float" office:value="1431.542">
                <text:p>1431.542</text:p>
              </table:table-cell>
              <table:table-cell office:value-type="float" office:value="16.9699077781819">
                <text:p>16.9699077781819</text:p>
              </table:table-cell>
              <table:table-cell office:value-type="float" office:value="16.9699077781819">
                <text:p>16.9699077781819</text:p>
              </table:table-cell>
              <table:table-cell office:value-type="float" office:value="1083.606">
                <text:p>1083.606</text:p>
              </table:table-cell>
              <table:table-cell office:value-type="float" office:value="10.1246051774872">
                <text:p>10.1246051774872</text:p>
              </table:table-cell>
              <table:table-cell office:value-type="float" office:value="10.1246051774872">
                <text:p>10.124605177487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939.186">
                <text:p>3939.186</text:p>
              </table:table-cell>
              <table:table-cell office:value-type="float" office:value="36.7554408217342">
                <text:p>36.7554408217342</text:p>
              </table:table-cell>
              <table:table-cell office:value-type="float" office:value="36.7554408217342">
                <text:p>36.7554408217342</text:p>
              </table:table-cell>
              <table:table-cell office:value-type="float" office:value="2145.924">
                <text:p>2145.924</text:p>
              </table:table-cell>
              <table:table-cell office:value-type="float" office:value="23.3876469530392">
                <text:p>23.3876469530392</text:p>
              </table:table-cell>
              <table:table-cell office:value-type="float" office:value="23.3876469530392">
                <text:p>23.3876469530392</text:p>
              </table:table-cell>
              <table:table-cell office:value-type="float" office:value="1799.9">
                <text:p>1799.9</text:p>
              </table:table-cell>
              <table:table-cell office:value-type="float" office:value="15.8845302102391">
                <text:p>15.8845302102391</text:p>
              </table:table-cell>
              <table:table-cell office:value-type="float" office:value="15.8845302102391">
                <text:p>15.884530210239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083.762">
                <text:p>6083.762</text:p>
              </table:table-cell>
              <table:table-cell office:value-type="float" office:value="63.1824957563404">
                <text:p>63.1824957563404</text:p>
              </table:table-cell>
              <table:table-cell office:value-type="float" office:value="63.1824957563404">
                <text:p>63.1824957563404</text:p>
              </table:table-cell>
              <table:table-cell office:value-type="float" office:value="3246.95">
                <text:p>3246.95</text:p>
              </table:table-cell>
              <table:table-cell office:value-type="float" office:value="17.0279520201343">
                <text:p>17.0279520201343</text:p>
              </table:table-cell>
              <table:table-cell office:value-type="float" office:value="17.0279520201343">
                <text:p>17.0279520201343</text:p>
              </table:table-cell>
              <table:table-cell office:value-type="float" office:value="2712.14">
                <text:p>2712.14</text:p>
              </table:table-cell>
              <table:table-cell office:value-type="float" office:value="6.58053949156143">
                <text:p>6.58053949156143</text:p>
              </table:table-cell>
              <table:table-cell office:value-type="float" office:value="6.58053949156143">
                <text:p>6.580539491561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495.482">
                <text:p>8495.482</text:p>
              </table:table-cell>
              <table:table-cell office:value-type="float" office:value="110.10777570181">
                <text:p>110.10777570181</text:p>
              </table:table-cell>
              <table:table-cell office:value-type="float" office:value="110.10777570181">
                <text:p>110.10777570181</text:p>
              </table:table-cell>
              <table:table-cell office:value-type="float" office:value="4760.958">
                <text:p>4760.958</text:p>
              </table:table-cell>
              <table:table-cell office:value-type="float" office:value="27.4902058922811">
                <text:p>27.4902058922811</text:p>
              </table:table-cell>
              <table:table-cell office:value-type="float" office:value="27.4902058922811">
                <text:p>27.4902058922811</text:p>
              </table:table-cell>
              <table:table-cell office:value-type="float" office:value="2946.168">
                <text:p>2946.168</text:p>
              </table:table-cell>
              <table:table-cell office:value-type="float" office:value="4.59758306069621">
                <text:p>4.59758306069621</text:p>
              </table:table-cell>
              <table:table-cell office:value-type="float" office:value="4.59758306069621">
                <text:p>4.5975830606962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568.65">
                <text:p>10568.65</text:p>
              </table:table-cell>
              <table:table-cell office:value-type="float" office:value="62.9688720718419">
                <text:p>62.9688720718419</text:p>
              </table:table-cell>
              <table:table-cell office:value-type="float" office:value="62.9688720718419">
                <text:p>62.9688720718419</text:p>
              </table:table-cell>
              <table:table-cell office:value-type="float" office:value="5825.58">
                <text:p>5825.58</text:p>
              </table:table-cell>
              <table:table-cell office:value-type="float" office:value="16.6047086695309">
                <text:p>16.6047086695309</text:p>
              </table:table-cell>
              <table:table-cell office:value-type="float" office:value="16.6047086695309">
                <text:p>16.6047086695309</text:p>
              </table:table-cell>
              <table:table-cell office:value-type="float" office:value="3128.782">
                <text:p>3128.782</text:p>
              </table:table-cell>
              <table:table-cell office:value-type="float" office:value="5.18306087172443">
                <text:p>5.18306087172443</text:p>
              </table:table-cell>
              <table:table-cell office:value-type="float" office:value="5.18306087172443">
                <text:p>5.1830608717244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370.756">
                <text:p>6370.756</text:p>
              </table:table-cell>
              <table:table-cell office:value-type="float" office:value="113.711871983535">
                <text:p>113.711871983535</text:p>
              </table:table-cell>
              <table:table-cell office:value-type="float" office:value="113.711871983535">
                <text:p>113.711871983535</text:p>
              </table:table-cell>
              <table:table-cell office:value-type="float" office:value="6188.69">
                <text:p>6188.69</text:p>
              </table:table-cell>
              <table:table-cell office:value-type="float" office:value="90.3012200914254">
                <text:p>90.3012200914254</text:p>
              </table:table-cell>
              <table:table-cell office:value-type="float" office:value="90.3012200914254">
                <text:p>90.3012200914254</text:p>
              </table:table-cell>
              <table:table-cell office:value-type="float" office:value="3203.914">
                <text:p>3203.914</text:p>
              </table:table-cell>
              <table:table-cell office:value-type="float" office:value="4.41282562537892">
                <text:p>4.41282562537892</text:p>
              </table:table-cell>
              <table:table-cell office:value-type="float" office:value="4.41282562537892">
                <text:p>4.412825625378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105.146">
                <text:p>9105.146</text:p>
              </table:table-cell>
              <table:table-cell office:value-type="float" office:value="119.976107746501">
                <text:p>119.976107746501</text:p>
              </table:table-cell>
              <table:table-cell office:value-type="float" office:value="119.976107746501">
                <text:p>119.976107746501</text:p>
              </table:table-cell>
              <table:table-cell office:value-type="float" office:value="8823.432">
                <text:p>8823.432</text:p>
              </table:table-cell>
              <table:table-cell office:value-type="float" office:value="225.554326205462">
                <text:p>225.554326205462</text:p>
              </table:table-cell>
              <table:table-cell office:value-type="float" office:value="225.554326205462">
                <text:p>225.554326205462</text:p>
              </table:table-cell>
              <table:table-cell office:value-type="float" office:value="3245.912">
                <text:p>3245.912</text:p>
              </table:table-cell>
              <table:table-cell office:value-type="float" office:value="1.13338872413656">
                <text:p>1.13338872413656</text:p>
              </table:table-cell>
              <table:table-cell office:value-type="float" office:value="1.13338872413656">
                <text:p>1.1333887241365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464.932">
                <text:p>11464.932</text:p>
              </table:table-cell>
              <table:table-cell office:value-type="float" office:value="227.476292654861">
                <text:p>227.476292654861</text:p>
              </table:table-cell>
              <table:table-cell office:value-type="float" office:value="227.476292654861">
                <text:p>227.476292654861</text:p>
              </table:table-cell>
              <table:table-cell office:value-type="float" office:value="11327.316">
                <text:p>11327.316</text:p>
              </table:table-cell>
              <table:table-cell office:value-type="float" office:value="190.221521469049">
                <text:p>190.221521469049</text:p>
              </table:table-cell>
              <table:table-cell office:value-type="float" office:value="190.221521469049">
                <text:p>190.221521469049</text:p>
              </table:table-cell>
              <table:table-cell office:value-type="float" office:value="3270.642">
                <text:p>3270.642</text:p>
              </table:table-cell>
              <table:table-cell office:value-type="float" office:value="0.987228443674426">
                <text:p>0.987228443674426</text:p>
              </table:table-cell>
              <table:table-cell office:value-type="float" office:value="0.987228443674426">
                <text:p>0.98722844367442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2488.038">
                <text:p>12488.038</text:p>
              </table:table-cell>
              <table:table-cell office:value-type="float" office:value="262.564910012743">
                <text:p>262.564910012743</text:p>
              </table:table-cell>
              <table:table-cell office:value-type="float" office:value="262.564910012743">
                <text:p>262.564910012743</text:p>
              </table:table-cell>
              <table:table-cell office:value-type="float" office:value="12231.7">
                <text:p>12231.7</text:p>
              </table:table-cell>
              <table:table-cell office:value-type="float" office:value="303.271568977377">
                <text:p>303.271568977377</text:p>
              </table:table-cell>
              <table:table-cell office:value-type="float" office:value="303.271568977377">
                <text:p>303.271568977377</text:p>
              </table:table-cell>
              <table:table-cell office:value-type="float" office:value="3282.504">
                <text:p>3282.504</text:p>
              </table:table-cell>
              <table:table-cell office:value-type="float" office:value="0.866273628826332">
                <text:p>0.866273628826332</text:p>
              </table:table-cell>
              <table:table-cell office:value-type="float" office:value="0.866273628826332">
                <text:p>0.8662736288263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1369.246">
                <text:p>11369.246</text:p>
              </table:table-cell>
              <table:table-cell office:value-type="float" office:value="166.984763316897">
                <text:p>166.984763316897</text:p>
              </table:table-cell>
              <table:table-cell office:value-type="float" office:value="166.984763316897">
                <text:p>166.984763316897</text:p>
              </table:table-cell>
              <table:table-cell office:value-type="float" office:value="11306.872">
                <text:p>11306.872</text:p>
              </table:table-cell>
              <table:table-cell office:value-type="float" office:value="177.802600290322">
                <text:p>177.802600290322</text:p>
              </table:table-cell>
              <table:table-cell office:value-type="float" office:value="177.802600290322">
                <text:p>177.802600290322</text:p>
              </table:table-cell>
              <table:table-cell office:value-type="float" office:value="3286.506">
                <text:p>3286.506</text:p>
              </table:table-cell>
              <table:table-cell office:value-type="float" office:value="4.15035902061507">
                <text:p>4.15035902061507</text:p>
              </table:table-cell>
              <table:table-cell office:value-type="float" office:value="4.15035902061507">
                <text:p>4.1503590206150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1217.328">
                <text:p>11217.328</text:p>
              </table:table-cell>
              <table:table-cell office:value-type="float" office:value="124.078158311607">
                <text:p>124.078158311607</text:p>
              </table:table-cell>
              <table:table-cell office:value-type="float" office:value="124.078158311607">
                <text:p>124.078158311607</text:p>
              </table:table-cell>
              <table:table-cell office:value-type="float" office:value="11243.862">
                <text:p>11243.862</text:p>
              </table:table-cell>
              <table:table-cell office:value-type="float" office:value="130.569303896436">
                <text:p>130.569303896436</text:p>
              </table:table-cell>
              <table:table-cell office:value-type="float" office:value="130.569303896436">
                <text:p>130.569303896436</text:p>
              </table:table-cell>
              <table:table-cell office:value-type="float" office:value="3294.292">
                <text:p>3294.292</text:p>
              </table:table-cell>
              <table:table-cell office:value-type="float" office:value="0.497161945446423">
                <text:p>0.497161945446423</text:p>
              </table:table-cell>
              <table:table-cell office:value-type="float" office:value="0.497161945446423">
                <text:p>0.49716194544642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540.738">
                <text:p>11540.738</text:p>
              </table:table-cell>
              <table:table-cell office:value-type="float" office:value="123.555129476683">
                <text:p>123.555129476683</text:p>
              </table:table-cell>
              <table:table-cell office:value-type="float" office:value="123.555129476683">
                <text:p>123.555129476683</text:p>
              </table:table-cell>
              <table:table-cell office:value-type="float" office:value="11611.17">
                <text:p>11611.17</text:p>
              </table:table-cell>
              <table:table-cell office:value-type="float" office:value="149.700313459926">
                <text:p>149.700313459926</text:p>
              </table:table-cell>
              <table:table-cell office:value-type="float" office:value="149.700313459926">
                <text:p>149.700313459926</text:p>
              </table:table-cell>
              <table:table-cell office:value-type="float" office:value="3296.104">
                <text:p>3296.104</text:p>
              </table:table-cell>
              <table:table-cell office:value-type="float" office:value="0.779506253983927">
                <text:p>0.779506253983927</text:p>
              </table:table-cell>
              <table:table-cell office:value-type="float" office:value="0.779506253983927">
                <text:p>0.77950625398392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746.71">
                <text:p>11746.71</text:p>
              </table:table-cell>
              <table:table-cell office:value-type="float" office:value="106.510964693782">
                <text:p>106.510964693782</text:p>
              </table:table-cell>
              <table:table-cell office:value-type="float" office:value="106.510964693782">
                <text:p>106.510964693782</text:p>
              </table:table-cell>
              <table:table-cell office:value-type="float" office:value="11809.352">
                <text:p>11809.352</text:p>
              </table:table-cell>
              <table:table-cell office:value-type="float" office:value="214.741707569815">
                <text:p>214.741707569815</text:p>
              </table:table-cell>
              <table:table-cell office:value-type="float" office:value="214.741707569815">
                <text:p>214.741707569815</text:p>
              </table:table-cell>
              <table:table-cell office:value-type="float" office:value="3395.628">
                <text:p>3395.628</text:p>
              </table:table-cell>
              <table:table-cell office:value-type="float" office:value="0.0697853852893788">
                <text:p>0.0697853852893788</text:p>
              </table:table-cell>
              <table:table-cell office:value-type="float" office:value="0.0697853852893788">
                <text:p>0.0697853852893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330.14">
                <text:p>11330.14</text:p>
              </table:table-cell>
              <table:table-cell office:value-type="float" office:value="260.713746473023">
                <text:p>260.713746473023</text:p>
              </table:table-cell>
              <table:table-cell office:value-type="float" office:value="260.713746473023">
                <text:p>260.713746473023</text:p>
              </table:table-cell>
              <table:table-cell office:value-type="float" office:value="11494.262">
                <text:p>11494.262</text:p>
              </table:table-cell>
              <table:table-cell office:value-type="float" office:value="418.389934116489">
                <text:p>418.389934116489</text:p>
              </table:table-cell>
              <table:table-cell office:value-type="float" office:value="418.389934116489">
                <text:p>418.389934116489</text:p>
              </table:table-cell>
              <table:table-cell office:value-type="float" office:value="3396.388">
                <text:p>3396.388</text:p>
              </table:table-cell>
              <table:table-cell office:value-type="float" office:value="0.0148323969741472">
                <text:p>0.0148323969741472</text:p>
              </table:table-cell>
              <table:table-cell office:value-type="float" office:value="0.0148323969741472">
                <text:p>0.0148323969741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